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6888888888889cm" style:use-optimal-column-width="true"/>
    </style:style>
    <style:style style:name="co3" style:family="table-column">
      <style:table-column-properties fo:break-before="auto" style:column-width="3.59833333333333cm" style:use-optimal-column-width="true"/>
    </style:style>
    <style:style style:name="co4" style:family="table-column">
      <style:table-column-properties fo:break-before="auto" style:column-width="2.46944444444444cm" style:use-optimal-column-width="true"/>
    </style:style>
    <style:style style:name="co5" style:family="table-column">
      <style:table-column-properties fo:break-before="auto" style:column-width="2.82222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art1" table:style-name="ta1">
        <table:shapes>
          <draw:frame draw:z-index="1" draw:id="id0" draw:style-name="a0" draw:name="Chart 1" svg:x="0in" svg:y="0in" svg:width="10.17025in" svg:height="6.6420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Chart2" table:style-name="ta1">
        <table:shapes>
          <draw:frame draw:z-index="1" draw:id="id1" draw:style-name="a1" draw:name="Chart 1" svg:x="0in" svg:y="0in" svg:width="10.17025in" svg:height="6.6420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entropy_output_fortran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Fortran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3" table:style-name="ce1"/>
          <table:table-cell office:value-type="string" table:style-name="ce1">
            <text:p>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umber of charcter s</text:p>
          </table:table-cell>
          <table:table-cell office:value-type="string" table:style-name="ce1">
            <text:p>Entropy</text:p>
          </table:table-cell>
          <table:table-cell table:number-columns-repeated="4" table:style-name="ce1"/>
          <table:table-cell office:value-type="string" table:style-name="ce1">
            <text:p>Number of character s</text:p>
          </table:table-cell>
          <table:table-cell office:value-type="string" table:style-name="ce1">
            <text:p>Entropy</text:p>
          </table:table-cell>
          <table:table-cell office:value-type="string" table:style-name="ce1">
            <text:p>mean</text:p>
          </table:table-cell>
          <table:table-cell office:value-type="string" table:style-name="ce1">
            <text:p>Entropy-mean</text:p>
          </table:table-cell>
          <table:table-cell office:value-type="string" table:style-name="ce1">
            <text:p>variance square<text:s/></text:p>
          </table:table-cell>
          <table:table-cell table:number-columns-repeated="16373"/>
        </table:table-row>
        <table:table-row table:style-name="ro1">
          <table:table-cell office:value-type="float" office:value="966000" table:style-name="ce1">
            <text:p>966000</text:p>
          </table:table-cell>
          <table:table-cell office:value-type="float" office:value="3.6277834499999999" table:style-name="ce1">
            <text:p>3.62778345</text:p>
          </table:table-cell>
          <table:table-cell table:number-columns-repeated="4" table:style-name="ce1"/>
          <table:table-cell office:value-type="float" office:value="966000" table:style-name="ce1">
            <text:p>966000</text:p>
          </table:table-cell>
          <table:table-cell office:value-type="float" office:value="3.6277834499999999" table:style-name="ce1">
            <text:p>3.62778345</text:p>
          </table:table-cell>
          <table:table-cell office:value-type="float" office:value="3.6007829904499995" table:formula="of:=AVERAGE([.H3:.H102])" table:style-name="ce1">
            <text:p>3.60078299</text:p>
          </table:table-cell>
          <table:table-cell office:value-type="float" office:value="2.7000459550000411E-2" table:formula="of:=[.H3]-[.I3]" table:style-name="ce1">
            <text:p>0.02700046</text:p>
          </table:table-cell>
          <table:table-cell office:value-type="float" office:value="7.2902481591120838E-4" table:formula="of:=[.J3]^2" table:style-name="ce1">
            <text:p>0.000729025</text:p>
          </table:table-cell>
          <table:table-cell table:number-columns-repeated="16373"/>
        </table:table-row>
        <table:table-row table:style-name="ro1">
          <table:table-cell office:value-type="float" office:value="1932000" table:style-name="ce1">
            <text:p>1932000</text:p>
          </table:table-cell>
          <table:table-cell office:value-type="float" office:value="3.6132565749999999" table:style-name="ce1">
            <text:p>3.613256575</text:p>
          </table:table-cell>
          <table:table-cell table:number-columns-repeated="4" table:style-name="ce1"/>
          <table:table-cell office:value-type="float" office:value="1932000" table:style-name="ce1">
            <text:p>1932000</text:p>
          </table:table-cell>
          <table:table-cell office:value-type="float" office:value="3.6132565749999999" table:style-name="ce1">
            <text:p>3.613256575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1.2473584550000361E-2" table:formula="of:=[.H4]-[.I4]" table:style-name="ce1">
            <text:p>0.012473585</text:p>
          </table:table-cell>
          <table:table-cell office:value-type="float" office:value="1.555903115260077E-4" table:formula="of:=[.J4]^2" table:style-name="ce1">
            <text:p>0.00015559</text:p>
          </table:table-cell>
          <table:table-cell table:number-columns-repeated="16373"/>
        </table:table-row>
        <table:table-row table:style-name="ro1">
          <table:table-cell office:value-type="float" office:value="2898000" table:style-name="ce1">
            <text:p>2898000</text:p>
          </table:table-cell>
          <table:table-cell office:value-type="float" office:value="3.6285413379999998" table:style-name="ce1">
            <text:p>3.628541338</text:p>
          </table:table-cell>
          <table:table-cell table:number-columns-repeated="4" table:style-name="ce1"/>
          <table:table-cell office:value-type="float" office:value="2898000" table:style-name="ce1">
            <text:p>2898000</text:p>
          </table:table-cell>
          <table:table-cell office:value-type="float" office:value="3.6285413379999998" table:style-name="ce1">
            <text:p>3.62854133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7758347550000284E-2" table:formula="of:=[.H5]-[.I5]" table:style-name="ce1">
            <text:p>0.027758348</text:p>
          </table:table-cell>
          <table:table-cell office:value-type="float" office:value="7.7052585870660678E-4" table:formula="of:=[.J5]^2" table:style-name="ce1">
            <text:p>0.000770526</text:p>
          </table:table-cell>
          <table:table-cell table:number-columns-repeated="16373"/>
        </table:table-row>
        <table:table-row table:style-name="ro1">
          <table:table-cell office:value-type="float" office:value="3864000" table:style-name="ce1">
            <text:p>3864000</text:p>
          </table:table-cell>
          <table:table-cell office:value-type="float" office:value="3.6215669610000001" table:style-name="ce1">
            <text:p>3.621566961</text:p>
          </table:table-cell>
          <table:table-cell table:number-columns-repeated="4" table:style-name="ce1"/>
          <table:table-cell office:value-type="float" office:value="3864000" table:style-name="ce1">
            <text:p>3864000</text:p>
          </table:table-cell>
          <table:table-cell office:value-type="float" office:value="3.6215669610000001" table:style-name="ce1">
            <text:p>3.621566961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0783970550000586E-2" table:formula="of:=[.H6]-[.I6]" table:style-name="ce1">
            <text:p>0.020783971</text:p>
          </table:table-cell>
          <table:table-cell office:value-type="float" office:value="4.3197343182329164E-4" table:formula="of:=[.J6]^2" table:style-name="ce1">
            <text:p>0.000431973</text:p>
          </table:table-cell>
          <table:table-cell table:number-columns-repeated="16373"/>
        </table:table-row>
        <table:table-row table:style-name="ro1">
          <table:table-cell office:value-type="float" office:value="4830000" table:style-name="ce1">
            <text:p>4830000</text:p>
          </table:table-cell>
          <table:table-cell office:value-type="float" office:value="3.60453248" table:style-name="ce1">
            <text:p>3.60453248</text:p>
          </table:table-cell>
          <table:table-cell table:number-columns-repeated="4" table:style-name="ce1"/>
          <table:table-cell office:value-type="float" office:value="4830000" table:style-name="ce1">
            <text:p>4830000</text:p>
          </table:table-cell>
          <table:table-cell office:value-type="float" office:value="3.60453248" table:style-name="ce1">
            <text:p>3.6045324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3.7494895500005399E-3" table:formula="of:=[.H7]-[.I7]" table:style-name="ce1">
            <text:p>0.00374949</text:p>
          </table:table-cell>
          <table:table-cell office:value-type="float" office:value="1.4058671885563252E-5" table:formula="of:=[.J7]^2" table:style-name="ce1">
            <text:p>1.40587E-05</text:p>
          </table:table-cell>
          <table:table-cell table:number-columns-repeated="16373"/>
        </table:table-row>
        <table:table-row table:style-name="ro1">
          <table:table-cell office:value-type="float" office:value="5796000" table:style-name="ce1">
            <text:p>5796000</text:p>
          </table:table-cell>
          <table:table-cell office:value-type="float" office:value="3.5706815750000001" table:style-name="ce1">
            <text:p>3.570681575</text:p>
          </table:table-cell>
          <table:table-cell table:number-columns-repeated="4" table:style-name="ce1"/>
          <table:table-cell office:value-type="float" office:value="5796000" table:style-name="ce1">
            <text:p>5796000</text:p>
          </table:table-cell>
          <table:table-cell office:value-type="float" office:value="3.5706815750000001" table:style-name="ce1">
            <text:p>3.570681575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3.0101415449999447E-2" table:formula="of:=[.H8]-[.I8]" table:style-name="ce1">
            <text:p>-0.030101415</text:p>
          </table:table-cell>
          <table:table-cell office:value-type="float" office:value="9.0609521209346539E-4" table:formula="of:=[.J8]^2" table:style-name="ce1">
            <text:p>0.000906095</text:p>
          </table:table-cell>
          <table:table-cell table:number-columns-repeated="16373"/>
        </table:table-row>
        <table:table-row table:style-name="ro1">
          <table:table-cell office:value-type="float" office:value="6762000" table:style-name="ce1">
            <text:p>6762000</text:p>
          </table:table-cell>
          <table:table-cell office:value-type="float" office:value="3.5755825830000001" table:style-name="ce1">
            <text:p>3.575582583</text:p>
          </table:table-cell>
          <table:table-cell table:number-columns-repeated="4" table:style-name="ce1"/>
          <table:table-cell office:value-type="float" office:value="6762000" table:style-name="ce1">
            <text:p>6762000</text:p>
          </table:table-cell>
          <table:table-cell office:value-type="float" office:value="3.5755825830000001" table:style-name="ce1">
            <text:p>3.575582583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2.5200407449999407E-2" table:formula="of:=[.H9]-[.I9]" table:style-name="ce1">
            <text:p>-0.025200407</text:p>
          </table:table-cell>
          <table:table-cell office:value-type="float" office:value="6.3506053564598558E-4" table:formula="of:=[.J9]^2" table:style-name="ce1">
            <text:p>0.000635061</text:p>
          </table:table-cell>
          <table:table-cell table:number-columns-repeated="16373"/>
        </table:table-row>
        <table:table-row table:style-name="ro1">
          <table:table-cell office:value-type="float" office:value="7728000" table:style-name="ce1">
            <text:p>7728000</text:p>
          </table:table-cell>
          <table:table-cell office:value-type="float" office:value="3.583847827" table:style-name="ce1">
            <text:p>3.583847827</text:p>
          </table:table-cell>
          <table:table-cell table:number-columns-repeated="2" table:style-name="ce1"/>
          <table:table-cell office:value-type="string" table:style-name="ce1">
            <text:p><text:s/></text:p>
          </table:table-cell>
          <table:table-cell table:style-name="ce1"/>
          <table:table-cell office:value-type="float" office:value="7728000" table:style-name="ce1">
            <text:p>7728000</text:p>
          </table:table-cell>
          <table:table-cell office:value-type="float" office:value="3.583847827" table:style-name="ce1">
            <text:p>3.583847827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6935163449999457E-2" table:formula="of:=[.H10]-[.I10]" table:style-name="ce1">
            <text:p>-0.016935163</text:p>
          </table:table-cell>
          <table:table-cell office:value-type="float" office:value="2.8679976107819755E-4" table:formula="of:=[.J10]^2" table:style-name="ce1">
            <text:p>0.0002868</text:p>
          </table:table-cell>
          <table:table-cell table:number-columns-repeated="16373"/>
        </table:table-row>
        <table:table-row table:style-name="ro1">
          <table:table-cell office:value-type="float" office:value="8694000" table:style-name="ce1">
            <text:p>8694000</text:p>
          </table:table-cell>
          <table:table-cell office:value-type="float" office:value="3.5817142039999998" table:style-name="ce1">
            <text:p>3.581714204</text:p>
          </table:table-cell>
          <table:table-cell table:number-columns-repeated="4" table:style-name="ce1"/>
          <table:table-cell office:value-type="float" office:value="8694000" table:style-name="ce1">
            <text:p>8694000</text:p>
          </table:table-cell>
          <table:table-cell office:value-type="float" office:value="3.5817142039999998" table:style-name="ce1">
            <text:p>3.581714204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9068786449999653E-2" table:formula="of:=[.H11]-[.I11]" table:style-name="ce1">
            <text:p>-0.019068786</text:p>
          </table:table-cell>
          <table:table-cell office:value-type="float" office:value="3.6361861667569034E-4" table:formula="of:=[.J11]^2" table:style-name="ce1">
            <text:p>0.000363619</text:p>
          </table:table-cell>
          <table:table-cell table:number-columns-repeated="16373"/>
        </table:table-row>
        <table:table-row table:style-name="ro1">
          <table:table-cell office:value-type="float" office:value="9660000" table:style-name="ce1">
            <text:p>9660000</text:p>
          </table:table-cell>
          <table:table-cell office:value-type="float" office:value="3.5957565659999999" table:style-name="ce1">
            <text:p>3.595756566</text:p>
          </table:table-cell>
          <table:table-cell table:number-columns-repeated="4" table:style-name="ce1"/>
          <table:table-cell office:value-type="float" office:value="9660000" table:style-name="ce1">
            <text:p>9660000</text:p>
          </table:table-cell>
          <table:table-cell office:value-type="float" office:value="3.5957565659999999" table:style-name="ce1">
            <text:p>3.595756566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5.0264244499995669E-3" table:formula="of:=[.H12]-[.I12]" table:style-name="ce1">
            <text:p>-0.005026424</text:p>
          </table:table-cell>
          <table:table-cell office:value-type="float" office:value="2.526494275155345E-5" table:formula="of:=[.J12]^2" table:style-name="ce1">
            <text:p>2.52649E-05</text:p>
          </table:table-cell>
          <table:table-cell table:number-columns-repeated="16373"/>
        </table:table-row>
        <table:table-row table:style-name="ro1">
          <table:table-cell office:value-type="float" office:value="10626000" table:style-name="ce1">
            <text:p>10626000</text:p>
          </table:table-cell>
          <table:table-cell office:value-type="float" office:value="3.603068178" table:style-name="ce1">
            <text:p>3.603068178</text:p>
          </table:table-cell>
          <table:table-cell table:number-columns-repeated="4" table:style-name="ce1"/>
          <table:table-cell office:value-type="float" office:value="10626000" table:style-name="ce1">
            <text:p>10626000</text:p>
          </table:table-cell>
          <table:table-cell office:value-type="float" office:value="3.603068178" table:style-name="ce1">
            <text:p>3.60306817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2851875500005114E-3" table:formula="of:=[.H13]-[.I13]" table:style-name="ce1">
            <text:p>0.002285188</text:p>
          </table:table-cell>
          <table:table-cell office:value-type="float" office:value="5.2220821386773398E-6" table:formula="of:=[.J13]^2" table:style-name="ce1">
            <text:p>5.22208E-06</text:p>
          </table:table-cell>
          <table:table-cell table:number-columns-repeated="16373"/>
        </table:table-row>
        <table:table-row table:style-name="ro1">
          <table:table-cell office:value-type="float" office:value="11592000" table:style-name="ce1">
            <text:p>11592000</text:p>
          </table:table-cell>
          <table:table-cell office:value-type="float" office:value="3.6031214249999999" table:style-name="ce1">
            <text:p>3.603121425</text:p>
          </table:table-cell>
          <table:table-cell table:number-columns-repeated="4" table:style-name="ce1"/>
          <table:table-cell office:value-type="float" office:value="11592000" table:style-name="ce1">
            <text:p>11592000</text:p>
          </table:table-cell>
          <table:table-cell office:value-type="float" office:value="3.6031214249999999" table:style-name="ce1">
            <text:p>3.603121425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3384345500003789E-3" table:formula="of:=[.H14]-[.I14]" table:style-name="ce1">
            <text:p>0.002338435</text:p>
          </table:table-cell>
          <table:table-cell office:value-type="float" office:value="5.4682761446354743E-6" table:formula="of:=[.J14]^2" table:style-name="ce1">
            <text:p>5.46828E-06</text:p>
          </table:table-cell>
          <table:table-cell table:number-columns-repeated="16373"/>
        </table:table-row>
        <table:table-row table:style-name="ro1">
          <table:table-cell office:value-type="float" office:value="12558000" table:style-name="ce1">
            <text:p>12558000</text:p>
          </table:table-cell>
          <table:table-cell office:value-type="float" office:value="3.5942934050000002" table:style-name="ce1">
            <text:p>3.594293405</text:p>
          </table:table-cell>
          <table:table-cell table:number-columns-repeated="4" table:style-name="ce1"/>
          <table:table-cell office:value-type="float" office:value="12558000" table:style-name="ce1">
            <text:p>12558000</text:p>
          </table:table-cell>
          <table:table-cell office:value-type="float" office:value="3.5942934050000002" table:style-name="ce1">
            <text:p>3.594293405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6.4895854499993355E-3" table:formula="of:=[.H15]-[.I15]" table:style-name="ce1">
            <text:p>-0.006489585</text:p>
          </table:table-cell>
          <table:table-cell office:value-type="float" office:value="4.2114719312843078E-5" table:formula="of:=[.J15]^2" table:style-name="ce1">
            <text:p>4.21147E-05</text:p>
          </table:table-cell>
          <table:table-cell table:number-columns-repeated="16373"/>
        </table:table-row>
        <table:table-row table:style-name="ro1">
          <table:table-cell office:value-type="float" office:value="13524000" table:style-name="ce1">
            <text:p>13524000</text:p>
          </table:table-cell>
          <table:table-cell office:value-type="float" office:value="3.6114058959999999" table:style-name="ce1">
            <text:p>3.611405896</text:p>
          </table:table-cell>
          <table:table-cell table:number-columns-repeated="4" table:style-name="ce1"/>
          <table:table-cell office:value-type="float" office:value="13524000" table:style-name="ce1">
            <text:p>13524000</text:p>
          </table:table-cell>
          <table:table-cell office:value-type="float" office:value="3.6114058959999999" table:style-name="ce1">
            <text:p>3.611405896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1.062290555000045E-2" table:formula="of:=[.H16]-[.I16]" table:style-name="ce1">
            <text:p>0.010622906</text:p>
          </table:table-cell>
          <table:table-cell office:value-type="float" office:value="1.1284612232423036E-4" table:formula="of:=[.J16]^2" table:style-name="ce1">
            <text:p>0.000112846</text:p>
          </table:table-cell>
          <table:table-cell table:number-columns-repeated="16373"/>
        </table:table-row>
        <table:table-row table:style-name="ro1">
          <table:table-cell office:value-type="float" office:value="14490000" table:style-name="ce1">
            <text:p>14490000</text:p>
          </table:table-cell>
          <table:table-cell office:value-type="float" office:value="3.6058897390000002" table:style-name="ce1">
            <text:p>3.605889739</text:p>
          </table:table-cell>
          <table:table-cell table:number-columns-repeated="4" table:style-name="ce1"/>
          <table:table-cell office:value-type="float" office:value="14490000" table:style-name="ce1">
            <text:p>14490000</text:p>
          </table:table-cell>
          <table:table-cell office:value-type="float" office:value="3.6058897390000002" table:style-name="ce1">
            <text:p>3.605889739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5.1067485500007059E-3" table:formula="of:=[.H17]-[.I17]" table:style-name="ce1">
            <text:p>0.005106749</text:p>
          </table:table-cell>
          <table:table-cell office:value-type="float" office:value="2.6078880752934313E-5" table:formula="of:=[.J17]^2" table:style-name="ce1">
            <text:p>2.60789E-05</text:p>
          </table:table-cell>
          <table:table-cell table:number-columns-repeated="16373"/>
        </table:table-row>
        <table:table-row table:style-name="ro1">
          <table:table-cell office:value-type="float" office:value="15456000" table:style-name="ce1">
            <text:p>15456000</text:p>
          </table:table-cell>
          <table:table-cell office:value-type="float" office:value="3.60358695" table:style-name="ce1">
            <text:p>3.60358695</text:p>
          </table:table-cell>
          <table:table-cell table:number-columns-repeated="4" table:style-name="ce1"/>
          <table:table-cell office:value-type="float" office:value="15456000" table:style-name="ce1">
            <text:p>15456000</text:p>
          </table:table-cell>
          <table:table-cell office:value-type="float" office:value="3.60358695" table:style-name="ce1">
            <text:p>3.60358695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8039595500004566E-3" table:formula="of:=[.H18]-[.I18]" table:style-name="ce1">
            <text:p>0.00280396</text:p>
          </table:table-cell>
          <table:table-cell office:value-type="float" office:value="7.8621891580387625E-6" table:formula="of:=[.J18]^2" table:style-name="ce1">
            <text:p>7.86219E-06</text:p>
          </table:table-cell>
          <table:table-cell table:number-columns-repeated="16373"/>
        </table:table-row>
        <table:table-row table:style-name="ro1">
          <table:table-cell office:value-type="float" office:value="16422000" table:style-name="ce1">
            <text:p>16422000</text:p>
          </table:table-cell>
          <table:table-cell office:value-type="float" office:value="3.6119034029999999" table:style-name="ce1">
            <text:p>3.611903403</text:p>
          </table:table-cell>
          <table:table-cell table:number-columns-repeated="4" table:style-name="ce1"/>
          <table:table-cell office:value-type="float" office:value="16422000" table:style-name="ce1">
            <text:p>16422000</text:p>
          </table:table-cell>
          <table:table-cell office:value-type="float" office:value="3.6119034029999999" table:style-name="ce1">
            <text:p>3.611903403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1.1120412550000403E-2" table:formula="of:=[.H19]-[.I19]" table:style-name="ce1">
            <text:p>0.011120413</text:p>
          </table:table-cell>
          <table:table-cell office:value-type="float" office:value="1.2366357528220646E-4" table:formula="of:=[.J19]^2" table:style-name="ce1">
            <text:p>0.000123664</text:p>
          </table:table-cell>
          <table:table-cell table:number-columns-repeated="16373"/>
        </table:table-row>
        <table:table-row table:style-name="ro1">
          <table:table-cell office:value-type="float" office:value="17388000" table:style-name="ce1">
            <text:p>17388000</text:p>
          </table:table-cell>
          <table:table-cell office:value-type="float" office:value="3.6137088959999999" table:style-name="ce1">
            <text:p>3.613708896</text:p>
          </table:table-cell>
          <table:table-cell table:number-columns-repeated="4" table:style-name="ce1"/>
          <table:table-cell office:value-type="float" office:value="17388000" table:style-name="ce1">
            <text:p>17388000</text:p>
          </table:table-cell>
          <table:table-cell office:value-type="float" office:value="3.6137088959999999" table:style-name="ce1">
            <text:p>3.613708896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1.2925905550000394E-2" table:formula="of:=[.H20]-[.I20]" table:style-name="ce1">
            <text:p>0.012925906</text:p>
          </table:table-cell>
          <table:table-cell office:value-type="float" office:value="1.6707903428753098E-4" table:formula="of:=[.J20]^2" table:style-name="ce1">
            <text:p>0.000167079</text:p>
          </table:table-cell>
          <table:table-cell table:number-columns-repeated="16373"/>
        </table:table-row>
        <table:table-row table:style-name="ro1">
          <table:table-cell office:value-type="float" office:value="18354000" table:style-name="ce1">
            <text:p>18354000</text:p>
          </table:table-cell>
          <table:table-cell office:value-type="float" office:value="3.6229702850000001" table:style-name="ce1">
            <text:p>3.622970285</text:p>
          </table:table-cell>
          <table:table-cell table:number-columns-repeated="4" table:style-name="ce1"/>
          <table:table-cell office:value-type="float" office:value="18354000" table:style-name="ce1">
            <text:p>18354000</text:p>
          </table:table-cell>
          <table:table-cell office:value-type="float" office:value="3.6229702850000001" table:style-name="ce1">
            <text:p>3.622970285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2187294550000569E-2" table:formula="of:=[.H21]-[.I21]" table:style-name="ce1">
            <text:p>0.022187295</text:p>
          </table:table-cell>
          <table:table-cell office:value-type="float" office:value="4.9227603944848499E-4" table:formula="of:=[.J21]^2" table:style-name="ce1">
            <text:p>0.000492276</text:p>
          </table:table-cell>
          <table:table-cell table:number-columns-repeated="16373"/>
        </table:table-row>
        <table:table-row table:style-name="ro1">
          <table:table-cell office:value-type="float" office:value="19320000" table:style-name="ce1">
            <text:p>19320000</text:p>
          </table:table-cell>
          <table:table-cell office:value-type="float" office:value="3.623646881" table:style-name="ce1">
            <text:p>3.623646881</text:p>
          </table:table-cell>
          <table:table-cell table:number-columns-repeated="4" table:style-name="ce1"/>
          <table:table-cell office:value-type="float" office:value="19320000" table:style-name="ce1">
            <text:p>19320000</text:p>
          </table:table-cell>
          <table:table-cell office:value-type="float" office:value="3.623646881" table:style-name="ce1">
            <text:p>3.623646881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2863890550000487E-2" table:formula="of:=[.H22]-[.I22]" table:style-name="ce1">
            <text:p>0.022863891</text:p>
          </table:table-cell>
          <table:table-cell office:value-type="float" office:value="5.2275749108240163E-4" table:formula="of:=[.J22]^2" table:style-name="ce1">
            <text:p>0.000522757</text:p>
          </table:table-cell>
          <table:table-cell table:number-columns-repeated="16373"/>
        </table:table-row>
        <table:table-row table:style-name="ro1">
          <table:table-cell office:value-type="float" office:value="20286000" table:style-name="ce1">
            <text:p>20286000</text:p>
          </table:table-cell>
          <table:table-cell office:value-type="float" office:value="3.6199867609999998" table:style-name="ce1">
            <text:p>3.619986761</text:p>
          </table:table-cell>
          <table:table-cell table:number-columns-repeated="4" table:style-name="ce1"/>
          <table:table-cell office:value-type="float" office:value="20286000" table:style-name="ce1">
            <text:p>20286000</text:p>
          </table:table-cell>
          <table:table-cell office:value-type="float" office:value="3.6199867609999998" table:style-name="ce1">
            <text:p>3.619986761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1.9203770550000332E-2" table:formula="of:=[.H23]-[.I23]" table:style-name="ce1">
            <text:p>0.019203771</text:p>
          </table:table-cell>
          <table:table-cell office:value-type="float" office:value="3.6878480333706005E-4" table:formula="of:=[.J23]^2" table:style-name="ce1">
            <text:p>0.000368785</text:p>
          </table:table-cell>
          <table:table-cell table:number-columns-repeated="16373"/>
        </table:table-row>
        <table:table-row table:style-name="ro1">
          <table:table-cell office:value-type="float" office:value="21252000" table:style-name="ce1">
            <text:p>21252000</text:p>
          </table:table-cell>
          <table:table-cell office:value-type="float" office:value="3.6192040130000001" table:style-name="ce1">
            <text:p>3.619204013</text:p>
          </table:table-cell>
          <table:table-cell table:number-columns-repeated="4" table:style-name="ce1"/>
          <table:table-cell office:value-type="float" office:value="21252000" table:style-name="ce1">
            <text:p>21252000</text:p>
          </table:table-cell>
          <table:table-cell office:value-type="float" office:value="3.6192040130000001" table:style-name="ce1">
            <text:p>3.619204013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1.8421022550000554E-2" table:formula="of:=[.H24]-[.I24]" table:style-name="ce1">
            <text:p>0.018421023</text:p>
          </table:table-cell>
          <table:table-cell office:value-type="float" office:value="3.393340717876289E-4" table:formula="of:=[.J24]^2" table:style-name="ce1">
            <text:p>0.000339334</text:p>
          </table:table-cell>
          <table:table-cell table:number-columns-repeated="16373"/>
        </table:table-row>
        <table:table-row table:style-name="ro1">
          <table:table-cell office:value-type="float" office:value="22218000" table:style-name="ce1">
            <text:p>22218000</text:p>
          </table:table-cell>
          <table:table-cell office:value-type="float" office:value="3.6218151230000002" table:style-name="ce1">
            <text:p>3.621815123</text:p>
          </table:table-cell>
          <table:table-cell table:number-columns-repeated="4" table:style-name="ce1"/>
          <table:table-cell office:value-type="float" office:value="22218000" table:style-name="ce1">
            <text:p>22218000</text:p>
          </table:table-cell>
          <table:table-cell office:value-type="float" office:value="3.6218151230000002" table:style-name="ce1">
            <text:p>3.621815123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1032132550000693E-2" table:formula="of:=[.H25]-[.I25]" table:style-name="ce1">
            <text:p>0.021032133</text:p>
          </table:table-cell>
          <table:table-cell office:value-type="float" office:value="4.4235059960079864E-4" table:formula="of:=[.J25]^2" table:style-name="ce1">
            <text:p>0.000442351</text:p>
          </table:table-cell>
          <table:table-cell table:number-columns-repeated="16373"/>
        </table:table-row>
        <table:table-row table:style-name="ro1">
          <table:table-cell office:value-type="float" office:value="23184000" table:style-name="ce1">
            <text:p>23184000</text:p>
          </table:table-cell>
          <table:table-cell office:value-type="float" office:value="3.621672572" table:style-name="ce1">
            <text:p>3.621672572</text:p>
          </table:table-cell>
          <table:table-cell table:number-columns-repeated="4" table:style-name="ce1"/>
          <table:table-cell office:value-type="float" office:value="23184000" table:style-name="ce1">
            <text:p>23184000</text:p>
          </table:table-cell>
          <table:table-cell office:value-type="float" office:value="3.621672572" table:style-name="ce1">
            <text:p>3.621672572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0889581550000536E-2" table:formula="of:=[.H26]-[.I26]" table:style-name="ce1">
            <text:p>0.020889582</text:p>
          </table:table-cell>
          <table:table-cell office:value-type="float" office:value="4.3637461733412279E-4" table:formula="of:=[.J26]^2" table:style-name="ce1">
            <text:p>0.000436375</text:p>
          </table:table-cell>
          <table:table-cell table:number-columns-repeated="16373"/>
        </table:table-row>
        <table:table-row table:style-name="ro1">
          <table:table-cell office:value-type="float" office:value="24150000" table:style-name="ce1">
            <text:p>24150000</text:p>
          </table:table-cell>
          <table:table-cell office:value-type="float" office:value="3.624522953" table:style-name="ce1">
            <text:p>3.624522953</text:p>
          </table:table-cell>
          <table:table-cell table:number-columns-repeated="4" table:style-name="ce1"/>
          <table:table-cell office:value-type="float" office:value="24150000" table:style-name="ce1">
            <text:p>24150000</text:p>
          </table:table-cell>
          <table:table-cell office:value-type="float" office:value="3.624522953" table:style-name="ce1">
            <text:p>3.624522953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3739962550000548E-2" table:formula="of:=[.H27]-[.I27]" table:style-name="ce1">
            <text:p>0.023739963</text:p>
          </table:table-cell>
          <table:table-cell office:value-type="float" office:value="5.6358582187542852E-4" table:formula="of:=[.J27]^2" table:style-name="ce1">
            <text:p>0.000563586</text:p>
          </table:table-cell>
          <table:table-cell table:number-columns-repeated="16373"/>
        </table:table-row>
        <table:table-row table:style-name="ro1">
          <table:table-cell office:value-type="float" office:value="25116000" table:style-name="ce1">
            <text:p>25116000</text:p>
          </table:table-cell>
          <table:table-cell office:value-type="float" office:value="3.6255006789999999" table:style-name="ce1">
            <text:p>3.625500679</text:p>
          </table:table-cell>
          <table:table-cell table:number-columns-repeated="4" table:style-name="ce1"/>
          <table:table-cell office:value-type="float" office:value="25116000" table:style-name="ce1">
            <text:p>25116000</text:p>
          </table:table-cell>
          <table:table-cell office:value-type="float" office:value="3.6255006789999999" table:style-name="ce1">
            <text:p>3.625500679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471768855000045E-2" table:formula="of:=[.H28]-[.I28]" table:style-name="ce1">
            <text:p>0.024717689</text:p>
          </table:table-cell>
          <table:table-cell office:value-type="float" office:value="6.109641272548233E-4" table:formula="of:=[.J28]^2" table:style-name="ce1">
            <text:p>0.000610964</text:p>
          </table:table-cell>
          <table:table-cell table:number-columns-repeated="16373"/>
        </table:table-row>
        <table:table-row table:style-name="ro1">
          <table:table-cell office:value-type="float" office:value="26082000" table:style-name="ce1">
            <text:p>26082000</text:p>
          </table:table-cell>
          <table:table-cell office:value-type="float" office:value="3.6265379270000002" table:style-name="ce1">
            <text:p>3.626537927</text:p>
          </table:table-cell>
          <table:table-cell table:number-columns-repeated="4" table:style-name="ce1"/>
          <table:table-cell office:value-type="float" office:value="26082000" table:style-name="ce1">
            <text:p>26082000</text:p>
          </table:table-cell>
          <table:table-cell office:value-type="float" office:value="3.6265379270000002" table:style-name="ce1">
            <text:p>3.626537927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5754936550000718E-2" table:formula="of:=[.H29]-[.I29]" table:style-name="ce1">
            <text:p>0.025754937</text:p>
          </table:table-cell>
          <table:table-cell office:value-type="float" office:value="6.6331675669456286E-4" table:formula="of:=[.J29]^2" table:style-name="ce1">
            <text:p>0.000663317</text:p>
          </table:table-cell>
          <table:table-cell table:number-columns-repeated="16373"/>
        </table:table-row>
        <table:table-row table:style-name="ro1">
          <table:table-cell office:value-type="float" office:value="27048000" table:style-name="ce1">
            <text:p>27048000</text:p>
          </table:table-cell>
          <table:table-cell office:value-type="float" office:value="3.627070024" table:style-name="ce1">
            <text:p>3.627070024</text:p>
          </table:table-cell>
          <table:table-cell table:number-columns-repeated="4" table:style-name="ce1"/>
          <table:table-cell office:value-type="float" office:value="27048000" table:style-name="ce1">
            <text:p>27048000</text:p>
          </table:table-cell>
          <table:table-cell office:value-type="float" office:value="3.627070024" table:style-name="ce1">
            <text:p>3.627070024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6287033550000505E-2" table:formula="of:=[.H30]-[.I30]" table:style-name="ce1">
            <text:p>0.026287034</text:p>
          </table:table-cell>
          <table:table-cell office:value-type="float" office:value="6.9100813285885218E-4" table:formula="of:=[.J30]^2" table:style-name="ce1">
            <text:p>0.000691008</text:p>
          </table:table-cell>
          <table:table-cell table:number-columns-repeated="16373"/>
        </table:table-row>
        <table:table-row table:style-name="ro1">
          <table:table-cell office:value-type="float" office:value="28014000" table:style-name="ce1">
            <text:p>28014000</text:p>
          </table:table-cell>
          <table:table-cell office:value-type="float" office:value="3.6277858080000001" table:style-name="ce1">
            <text:p>3.627785808</text:p>
          </table:table-cell>
          <table:table-cell table:number-columns-repeated="4" table:style-name="ce1"/>
          <table:table-cell office:value-type="float" office:value="28014000" table:style-name="ce1">
            <text:p>28014000</text:p>
          </table:table-cell>
          <table:table-cell office:value-type="float" office:value="3.6277858080000001" table:style-name="ce1">
            <text:p>3.62778580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7002817550000557E-2" table:formula="of:=[.H31]-[.I31]" table:style-name="ce1">
            <text:p>0.027002818</text:p>
          </table:table-cell>
          <table:table-cell office:value-type="float" office:value="7.2915215563861815E-4" table:formula="of:=[.J31]^2" table:style-name="ce1">
            <text:p>0.000729152</text:p>
          </table:table-cell>
          <table:table-cell table:number-columns-repeated="16373"/>
        </table:table-row>
        <table:table-row table:style-name="ro1">
          <table:table-cell office:value-type="float" office:value="28980000" table:style-name="ce1">
            <text:p>28980000</text:p>
          </table:table-cell>
          <table:table-cell office:value-type="float" office:value="3.6263897869999999" table:style-name="ce1">
            <text:p>3.626389787</text:p>
          </table:table-cell>
          <table:table-cell table:number-columns-repeated="4" table:style-name="ce1"/>
          <table:table-cell office:value-type="float" office:value="28980000" table:style-name="ce1">
            <text:p>28980000</text:p>
          </table:table-cell>
          <table:table-cell office:value-type="float" office:value="3.6263897869999999" table:style-name="ce1">
            <text:p>3.626389787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5606796550000421E-2" table:formula="of:=[.H32]-[.I32]" table:style-name="ce1">
            <text:p>0.025606797</text:p>
          </table:table-cell>
          <table:table-cell office:value-type="float" office:value="6.557080295531135E-4" table:formula="of:=[.J32]^2" table:style-name="ce1">
            <text:p>0.000655708</text:p>
          </table:table-cell>
          <table:table-cell table:number-columns-repeated="16373"/>
        </table:table-row>
        <table:table-row table:style-name="ro1">
          <table:table-cell office:value-type="float" office:value="29946000" table:style-name="ce1">
            <text:p>29946000</text:p>
          </table:table-cell>
          <table:table-cell office:value-type="float" office:value="3.6270690029999999" table:style-name="ce1">
            <text:p>3.627069003</text:p>
          </table:table-cell>
          <table:table-cell table:number-columns-repeated="4" table:style-name="ce1"/>
          <table:table-cell office:value-type="float" office:value="29946000" table:style-name="ce1">
            <text:p>29946000</text:p>
          </table:table-cell>
          <table:table-cell office:value-type="float" office:value="3.6270690029999999" table:style-name="ce1">
            <text:p>3.627069003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6286012550000404E-2" table:formula="of:=[.H33]-[.I33]" table:style-name="ce1">
            <text:p>0.026286013</text:p>
          </table:table-cell>
          <table:table-cell office:value-type="float" office:value="6.9095445577877878E-4" table:formula="of:=[.J33]^2" table:style-name="ce1">
            <text:p>0.000690954</text:p>
          </table:table-cell>
          <table:table-cell table:number-columns-repeated="16373"/>
        </table:table-row>
        <table:table-row table:style-name="ro1">
          <table:table-cell office:value-type="float" office:value="30912000" table:style-name="ce1">
            <text:p>30912000</text:p>
          </table:table-cell>
          <table:table-cell office:value-type="float" office:value="3.6280895219999998" table:style-name="ce1">
            <text:p>3.628089522</text:p>
          </table:table-cell>
          <table:table-cell table:number-columns-repeated="4" table:style-name="ce1"/>
          <table:table-cell office:value-type="float" office:value="30912000" table:style-name="ce1">
            <text:p>30912000</text:p>
          </table:table-cell>
          <table:table-cell office:value-type="float" office:value="3.6280895219999998" table:style-name="ce1">
            <text:p>3.628089522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730653155000029E-2" table:formula="of:=[.H34]-[.I34]" table:style-name="ce1">
            <text:p>0.027306532</text:p>
          </table:table-cell>
          <table:table-cell office:value-type="float" office:value="7.4564666529116123E-4" table:formula="of:=[.J34]^2" table:style-name="ce1">
            <text:p>0.000745647</text:p>
          </table:table-cell>
          <table:table-cell table:number-columns-repeated="16373"/>
        </table:table-row>
        <table:table-row table:style-name="ro1">
          <table:table-cell office:value-type="float" office:value="31878000" table:style-name="ce1">
            <text:p>31878000</text:p>
          </table:table-cell>
          <table:table-cell office:value-type="float" office:value="3.627187057" table:style-name="ce1">
            <text:p>3.627187057</text:p>
          </table:table-cell>
          <table:table-cell table:number-columns-repeated="4" table:style-name="ce1"/>
          <table:table-cell office:value-type="float" office:value="31878000" table:style-name="ce1">
            <text:p>31878000</text:p>
          </table:table-cell>
          <table:table-cell office:value-type="float" office:value="3.627187057" table:style-name="ce1">
            <text:p>3.627187057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6404066550000493E-2" table:formula="of:=[.H35]-[.I35]" table:style-name="ce1">
            <text:p>0.026404067</text:p>
          </table:table-cell>
          <table:table-cell office:value-type="float" office:value="6.9717473037685497E-4" table:formula="of:=[.J35]^2" table:style-name="ce1">
            <text:p>0.000697175</text:p>
          </table:table-cell>
          <table:table-cell table:number-columns-repeated="16373"/>
        </table:table-row>
        <table:table-row table:style-name="ro1">
          <table:table-cell office:value-type="float" office:value="32844000" table:style-name="ce1">
            <text:p>32844000</text:p>
          </table:table-cell>
          <table:table-cell office:value-type="float" office:value="3.6298474810000001" table:style-name="ce1">
            <text:p>3.629847481</text:p>
          </table:table-cell>
          <table:table-cell table:number-columns-repeated="4" table:style-name="ce1"/>
          <table:table-cell office:value-type="float" office:value="32844000" table:style-name="ce1">
            <text:p>32844000</text:p>
          </table:table-cell>
          <table:table-cell office:value-type="float" office:value="3.6298474810000001" table:style-name="ce1">
            <text:p>3.629847481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9064490550000599E-2" table:formula="of:=[.H36]-[.I36]" table:style-name="ce1">
            <text:p>0.029064491</text:p>
          </table:table-cell>
          <table:table-cell office:value-type="float" office:value="8.447446109310741E-4" table:formula="of:=[.J36]^2" table:style-name="ce1">
            <text:p>0.000844745</text:p>
          </table:table-cell>
          <table:table-cell table:number-columns-repeated="16373"/>
        </table:table-row>
        <table:table-row table:style-name="ro1">
          <table:table-cell office:value-type="float" office:value="33810000" table:style-name="ce1">
            <text:p>33810000</text:p>
          </table:table-cell>
          <table:table-cell office:value-type="float" office:value="3.6306881039999999" table:style-name="ce1">
            <text:p>3.630688104</text:p>
          </table:table-cell>
          <table:table-cell table:number-columns-repeated="4" table:style-name="ce1"/>
          <table:table-cell office:value-type="float" office:value="33810000" table:style-name="ce1">
            <text:p>33810000</text:p>
          </table:table-cell>
          <table:table-cell office:value-type="float" office:value="3.6306881039999999" table:style-name="ce1">
            <text:p>3.630688104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2.9905113550000362E-2" table:formula="of:=[.H37]-[.I37]" table:style-name="ce1">
            <text:p>0.029905114</text:p>
          </table:table-cell>
          <table:table-cell office:value-type="float" office:value="8.9431581643841527E-4" table:formula="of:=[.J37]^2" table:style-name="ce1">
            <text:p>0.000894316</text:p>
          </table:table-cell>
          <table:table-cell table:number-columns-repeated="16373"/>
        </table:table-row>
        <table:table-row table:style-name="ro1">
          <table:table-cell office:value-type="float" office:value="34776000" table:style-name="ce1">
            <text:p>34776000</text:p>
          </table:table-cell>
          <table:table-cell office:value-type="float" office:value="3.6352978669999998" table:style-name="ce1">
            <text:p>3.635297867</text:p>
          </table:table-cell>
          <table:table-cell table:number-columns-repeated="4" table:style-name="ce1"/>
          <table:table-cell office:value-type="float" office:value="34776000" table:style-name="ce1">
            <text:p>34776000</text:p>
          </table:table-cell>
          <table:table-cell office:value-type="float" office:value="3.6352978669999998" table:style-name="ce1">
            <text:p>3.635297867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3.4514876550000295E-2" table:formula="of:=[.H38]-[.I38]" table:style-name="ce1">
            <text:p>0.034514877</text:p>
          </table:table-cell>
          <table:table-cell office:value-type="float" office:value="1.1912767032617603E-3" table:formula="of:=[.J38]^2" table:style-name="ce1">
            <text:p>0.001191277</text:p>
          </table:table-cell>
          <table:table-cell table:number-columns-repeated="16373"/>
        </table:table-row>
        <table:table-row table:style-name="ro1">
          <table:table-cell office:value-type="float" office:value="35742000" table:style-name="ce1">
            <text:p>35742000</text:p>
          </table:table-cell>
          <table:table-cell office:value-type="float" office:value="3.6358678630000001" table:style-name="ce1">
            <text:p>3.635867863</text:p>
          </table:table-cell>
          <table:table-cell table:number-columns-repeated="4" table:style-name="ce1"/>
          <table:table-cell office:value-type="float" office:value="35742000" table:style-name="ce1">
            <text:p>35742000</text:p>
          </table:table-cell>
          <table:table-cell office:value-type="float" office:value="3.6358678630000001" table:style-name="ce1">
            <text:p>3.635867863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3.508487255000059E-2" table:formula="of:=[.H39]-[.I39]" table:style-name="ce1">
            <text:p>0.035084873</text:p>
          </table:table-cell>
          <table:table-cell office:value-type="float" office:value="1.230948281849785E-3" table:formula="of:=[.J39]^2" table:style-name="ce1">
            <text:p>0.001230948</text:p>
          </table:table-cell>
          <table:table-cell table:number-columns-repeated="16373"/>
        </table:table-row>
        <table:table-row table:style-name="ro1">
          <table:table-cell office:value-type="float" office:value="36708000" table:style-name="ce1">
            <text:p>36708000</text:p>
          </table:table-cell>
          <table:table-cell office:value-type="float" office:value="3.6374390399999998" table:style-name="ce1">
            <text:p>3.63743904</text:p>
          </table:table-cell>
          <table:table-cell table:number-columns-repeated="4" table:style-name="ce1"/>
          <table:table-cell office:value-type="float" office:value="36708000" table:style-name="ce1">
            <text:p>36708000</text:p>
          </table:table-cell>
          <table:table-cell office:value-type="float" office:value="3.6374390399999998" table:style-name="ce1">
            <text:p>3.63743904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3.6656049550000347E-2" table:formula="of:=[.H40]-[.I40]" table:style-name="ce1">
            <text:p>0.03665605</text:p>
          </table:table-cell>
          <table:table-cell office:value-type="float" office:value="1.3436659686120807E-3" table:formula="of:=[.J40]^2" table:style-name="ce1">
            <text:p>0.001343666</text:p>
          </table:table-cell>
          <table:table-cell table:number-columns-repeated="16373"/>
        </table:table-row>
        <table:table-row table:style-name="ro1">
          <table:table-cell office:value-type="float" office:value="37674000" table:style-name="ce1">
            <text:p>37674000</text:p>
          </table:table-cell>
          <table:table-cell office:value-type="float" office:value="3.632785143" table:style-name="ce1">
            <text:p>3.632785143</text:p>
          </table:table-cell>
          <table:table-cell table:number-columns-repeated="4" table:style-name="ce1"/>
          <table:table-cell office:value-type="float" office:value="37674000" table:style-name="ce1">
            <text:p>37674000</text:p>
          </table:table-cell>
          <table:table-cell office:value-type="float" office:value="3.632785143" table:style-name="ce1">
            <text:p>3.632785143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3.2002152550000496E-2" table:formula="of:=[.H41]-[.I41]" table:style-name="ce1">
            <text:p>0.032002153</text:p>
          </table:table-cell>
          <table:table-cell office:value-type="float" office:value="1.0241377678335032E-3" table:formula="of:=[.J41]^2" table:style-name="ce1">
            <text:p>0.001024138</text:p>
          </table:table-cell>
          <table:table-cell table:number-columns-repeated="16373"/>
        </table:table-row>
        <table:table-row table:style-name="ro1">
          <table:table-cell office:value-type="float" office:value="38640000" table:style-name="ce1">
            <text:p>38640000</text:p>
          </table:table-cell>
          <table:table-cell office:value-type="float" office:value="3.6355990720000002" table:style-name="ce1">
            <text:p>3.635599072</text:p>
          </table:table-cell>
          <table:table-cell table:number-columns-repeated="4" table:style-name="ce1"/>
          <table:table-cell office:value-type="float" office:value="38640000" table:style-name="ce1">
            <text:p>38640000</text:p>
          </table:table-cell>
          <table:table-cell office:value-type="float" office:value="3.6355990720000002" table:style-name="ce1">
            <text:p>3.635599072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3.481608155000071E-2" table:formula="of:=[.H42]-[.I42]" table:style-name="ce1">
            <text:p>0.034816082</text:p>
          </table:table-cell>
          <table:table-cell office:value-type="float" office:value="1.2121595344962998E-3" table:formula="of:=[.J42]^2" table:style-name="ce1">
            <text:p>0.00121216</text:p>
          </table:table-cell>
          <table:table-cell table:number-columns-repeated="16373"/>
        </table:table-row>
        <table:table-row table:style-name="ro1">
          <table:table-cell office:value-type="float" office:value="39606000" table:style-name="ce1">
            <text:p>39606000</text:p>
          </table:table-cell>
          <table:table-cell office:value-type="float" office:value="3.632910598" table:style-name="ce1">
            <text:p>3.632910598</text:p>
          </table:table-cell>
          <table:table-cell table:number-columns-repeated="4" table:style-name="ce1"/>
          <table:table-cell office:value-type="float" office:value="39606000" table:style-name="ce1">
            <text:p>39606000</text:p>
          </table:table-cell>
          <table:table-cell office:value-type="float" office:value="3.632910598" table:style-name="ce1">
            <text:p>3.63291059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3.2127607550000548E-2" table:formula="of:=[.H43]-[.I43]" table:style-name="ce1">
            <text:p>0.032127608</text:p>
          </table:table-cell>
          <table:table-cell office:value-type="float" office:value="1.0321831668868521E-3" table:formula="of:=[.J43]^2" table:style-name="ce1">
            <text:p>0.001032183</text:p>
          </table:table-cell>
          <table:table-cell table:number-columns-repeated="16373"/>
        </table:table-row>
        <table:table-row table:style-name="ro1">
          <table:table-cell office:value-type="float" office:value="40572000" table:style-name="ce1">
            <text:p>40572000</text:p>
          </table:table-cell>
          <table:table-cell office:value-type="float" office:value="3.6195006379999999" table:style-name="ce1">
            <text:p>3.619500638</text:p>
          </table:table-cell>
          <table:table-cell table:number-columns-repeated="4" table:style-name="ce1"/>
          <table:table-cell office:value-type="float" office:value="40572000" table:style-name="ce1">
            <text:p>40572000</text:p>
          </table:table-cell>
          <table:table-cell office:value-type="float" office:value="3.6195006379999999" table:style-name="ce1">
            <text:p>3.61950063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1.8717647550000382E-2" table:formula="of:=[.H44]-[.I44]" table:style-name="ce1">
            <text:p>0.018717648</text:p>
          </table:table-cell>
          <table:table-cell office:value-type="float" office:value="3.5035032980603532E-4" table:formula="of:=[.J44]^2" table:style-name="ce1">
            <text:p>0.00035035</text:p>
          </table:table-cell>
          <table:table-cell table:number-columns-repeated="16373"/>
        </table:table-row>
        <table:table-row table:style-name="ro1">
          <table:table-cell office:value-type="float" office:value="41538000" table:style-name="ce1">
            <text:p>41538000</text:p>
          </table:table-cell>
          <table:table-cell office:value-type="float" office:value="3.5998710219999999" table:style-name="ce1">
            <text:p>3.599871022</text:p>
          </table:table-cell>
          <table:table-cell table:number-columns-repeated="4" table:style-name="ce1"/>
          <table:table-cell office:value-type="float" office:value="41538000" table:style-name="ce1">
            <text:p>41538000</text:p>
          </table:table-cell>
          <table:table-cell office:value-type="float" office:value="3.5998710219999999" table:style-name="ce1">
            <text:p>3.599871022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9.1196844999963389E-4" table:formula="of:=[.H45]-[.I45]" table:style-name="ce1">
            <text:p>-0.000911968</text:p>
          </table:table-cell>
          <table:table-cell office:value-type="float" office:value="8.316864537947347E-7" table:formula="of:=[.J45]^2" table:style-name="ce1">
            <text:p>8.31686E-07</text:p>
          </table:table-cell>
          <table:table-cell table:number-columns-repeated="16373"/>
        </table:table-row>
        <table:table-row table:style-name="ro1">
          <table:table-cell office:value-type="float" office:value="42504000" table:style-name="ce1">
            <text:p>42504000</text:p>
          </table:table-cell>
          <table:table-cell office:value-type="float" office:value="3.582713386" table:style-name="ce1">
            <text:p>3.582713386</text:p>
          </table:table-cell>
          <table:table-cell table:number-columns-repeated="4" table:style-name="ce1"/>
          <table:table-cell office:value-type="float" office:value="42504000" table:style-name="ce1">
            <text:p>42504000</text:p>
          </table:table-cell>
          <table:table-cell office:value-type="float" office:value="3.582713386" table:style-name="ce1">
            <text:p>3.582713386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8069604449999499E-2" table:formula="of:=[.H46]-[.I46]" table:style-name="ce1">
            <text:p>-0.018069604</text:p>
          </table:table-cell>
          <table:table-cell office:value-type="float" office:value="3.2651060497944172E-4" table:formula="of:=[.J46]^2" table:style-name="ce1">
            <text:p>0.000326511</text:p>
          </table:table-cell>
          <table:table-cell table:number-columns-repeated="16373"/>
        </table:table-row>
        <table:table-row table:style-name="ro1">
          <table:table-cell office:value-type="float" office:value="43470000" table:style-name="ce1">
            <text:p>43470000</text:p>
          </table:table-cell>
          <table:table-cell office:value-type="float" office:value="3.581887343" table:style-name="ce1">
            <text:p>3.581887343</text:p>
          </table:table-cell>
          <table:table-cell table:number-columns-repeated="4" table:style-name="ce1"/>
          <table:table-cell office:value-type="float" office:value="43470000" table:style-name="ce1">
            <text:p>43470000</text:p>
          </table:table-cell>
          <table:table-cell office:value-type="float" office:value="3.581887343" table:style-name="ce1">
            <text:p>3.581887343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8895647449999498E-2" table:formula="of:=[.H47]-[.I47]" table:style-name="ce1">
            <text:p>-0.018895647</text:p>
          </table:table-cell>
          <table:table-cell office:value-type="float" office:value="3.5704549255467251E-4" table:formula="of:=[.J47]^2" table:style-name="ce1">
            <text:p>0.000357045</text:p>
          </table:table-cell>
          <table:table-cell table:number-columns-repeated="16373"/>
        </table:table-row>
        <table:table-row table:style-name="ro1">
          <table:table-cell office:value-type="float" office:value="44436000" table:style-name="ce1">
            <text:p>44436000</text:p>
          </table:table-cell>
          <table:table-cell office:value-type="float" office:value="3.5837699970000001" table:style-name="ce1">
            <text:p>3.583769997</text:p>
          </table:table-cell>
          <table:table-cell table:number-columns-repeated="4" table:style-name="ce1"/>
          <table:table-cell office:value-type="float" office:value="44436000" table:style-name="ce1">
            <text:p>44436000</text:p>
          </table:table-cell>
          <table:table-cell office:value-type="float" office:value="3.5837699970000001" table:style-name="ce1">
            <text:p>3.583769997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7012993449999403E-2" table:formula="of:=[.H48]-[.I48]" table:style-name="ce1">
            <text:p>-0.017012993</text:p>
          </table:table-cell>
          <table:table-cell office:value-type="float" office:value="2.8944194612972256E-4" table:formula="of:=[.J48]^2" table:style-name="ce1">
            <text:p>0.000289442</text:p>
          </table:table-cell>
          <table:table-cell table:number-columns-repeated="16373"/>
        </table:table-row>
        <table:table-row table:style-name="ro1">
          <table:table-cell office:value-type="float" office:value="45402000" table:style-name="ce1">
            <text:p>45402000</text:p>
          </table:table-cell>
          <table:table-cell office:value-type="float" office:value="3.5830978290000002" table:style-name="ce1">
            <text:p>3.583097829</text:p>
          </table:table-cell>
          <table:table-cell table:number-columns-repeated="4" table:style-name="ce1"/>
          <table:table-cell office:value-type="float" office:value="45402000" table:style-name="ce1">
            <text:p>45402000</text:p>
          </table:table-cell>
          <table:table-cell office:value-type="float" office:value="3.5830978290000002" table:style-name="ce1">
            <text:p>3.583097829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768516144999932E-2" table:formula="of:=[.H49]-[.I49]" table:style-name="ce1">
            <text:p>-0.017685161</text:p>
          </table:table-cell>
          <table:table-cell office:value-type="float" office:value="3.1276493551254204E-4" table:formula="of:=[.J49]^2" table:style-name="ce1">
            <text:p>0.000312765</text:p>
          </table:table-cell>
          <table:table-cell table:number-columns-repeated="16373"/>
        </table:table-row>
        <table:table-row table:style-name="ro1">
          <table:table-cell office:value-type="float" office:value="46368000" table:style-name="ce1">
            <text:p>46368000</text:p>
          </table:table-cell>
          <table:table-cell office:value-type="float" office:value="3.584256984" table:style-name="ce1">
            <text:p>3.584256984</text:p>
          </table:table-cell>
          <table:table-cell table:number-columns-repeated="4" table:style-name="ce1"/>
          <table:table-cell office:value-type="float" office:value="46368000" table:style-name="ce1">
            <text:p>46368000</text:p>
          </table:table-cell>
          <table:table-cell office:value-type="float" office:value="3.584256984" table:style-name="ce1">
            <text:p>3.584256984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6526006449999464E-2" table:formula="of:=[.H50]-[.I50]" table:style-name="ce1">
            <text:p>-0.016526006</text:p>
          </table:table-cell>
          <table:table-cell office:value-type="float" office:value="2.731088891854239E-4" table:formula="of:=[.J50]^2" table:style-name="ce1">
            <text:p>0.000273109</text:p>
          </table:table-cell>
          <table:table-cell table:number-columns-repeated="16373"/>
        </table:table-row>
        <table:table-row table:style-name="ro1">
          <table:table-cell office:value-type="float" office:value="47334000" table:style-name="ce1">
            <text:p>47334000</text:p>
          </table:table-cell>
          <table:table-cell office:value-type="float" office:value="3.585063076" table:style-name="ce1">
            <text:p>3.585063076</text:p>
          </table:table-cell>
          <table:table-cell table:number-columns-repeated="4" table:style-name="ce1"/>
          <table:table-cell office:value-type="float" office:value="47334000" table:style-name="ce1">
            <text:p>47334000</text:p>
          </table:table-cell>
          <table:table-cell office:value-type="float" office:value="3.585063076" table:style-name="ce1">
            <text:p>3.585063076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5719914449999539E-2" table:formula="of:=[.H51]-[.I51]" table:style-name="ce1">
            <text:p>-0.015719914</text:p>
          </table:table-cell>
          <table:table-cell office:value-type="float" office:value="2.471157103153043E-4" table:formula="of:=[.J51]^2" table:style-name="ce1">
            <text:p>0.000247116</text:p>
          </table:table-cell>
          <table:table-cell table:number-columns-repeated="16373"/>
        </table:table-row>
        <table:table-row table:style-name="ro1">
          <table:table-cell office:value-type="float" office:value="48300000" table:style-name="ce1">
            <text:p>48300000</text:p>
          </table:table-cell>
          <table:table-cell office:value-type="float" office:value="3.5834456690000001" table:style-name="ce1">
            <text:p>3.583445669</text:p>
          </table:table-cell>
          <table:table-cell table:number-columns-repeated="4" table:style-name="ce1"/>
          <table:table-cell office:value-type="float" office:value="48300000" table:style-name="ce1">
            <text:p>48300000</text:p>
          </table:table-cell>
          <table:table-cell office:value-type="float" office:value="3.5834456690000001" table:style-name="ce1">
            <text:p>3.583445669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7337321449999443E-2" table:formula="of:=[.H52]-[.I52]" table:style-name="ce1">
            <text:p>-0.017337321</text:p>
          </table:table-cell>
          <table:table-cell office:value-type="float" office:value="3.005827150606108E-4" table:formula="of:=[.J52]^2" table:style-name="ce1">
            <text:p>0.000300583</text:p>
          </table:table-cell>
          <table:table-cell table:number-columns-repeated="16373"/>
        </table:table-row>
        <table:table-row table:style-name="ro1">
          <table:table-cell office:value-type="float" office:value="49266000" table:style-name="ce1">
            <text:p>49266000</text:p>
          </table:table-cell>
          <table:table-cell office:value-type="float" office:value="3.5845061980000001" table:style-name="ce1">
            <text:p>3.584506198</text:p>
          </table:table-cell>
          <table:table-cell table:number-columns-repeated="4" table:style-name="ce1"/>
          <table:table-cell office:value-type="float" office:value="49266000" table:style-name="ce1">
            <text:p>49266000</text:p>
          </table:table-cell>
          <table:table-cell office:value-type="float" office:value="3.5845061980000001" table:style-name="ce1">
            <text:p>3.58450619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6276792449999355E-2" table:formula="of:=[.H53]-[.I53]" table:style-name="ce1">
            <text:p>-0.016276792</text:p>
          </table:table-cell>
          <table:table-cell office:value-type="float" office:value="2.6493397246035602E-4" table:formula="of:=[.J53]^2" table:style-name="ce1">
            <text:p>0.000264934</text:p>
          </table:table-cell>
          <table:table-cell table:number-columns-repeated="16373"/>
        </table:table-row>
        <table:table-row table:style-name="ro1">
          <table:table-cell office:value-type="float" office:value="50232000" table:style-name="ce1">
            <text:p>50232000</text:p>
          </table:table-cell>
          <table:table-cell office:value-type="float" office:value="3.5837067789999999" table:style-name="ce1">
            <text:p>3.583706779</text:p>
          </table:table-cell>
          <table:table-cell table:number-columns-repeated="4" table:style-name="ce1"/>
          <table:table-cell office:value-type="float" office:value="50232000" table:style-name="ce1">
            <text:p>50232000</text:p>
          </table:table-cell>
          <table:table-cell office:value-type="float" office:value="3.5837067789999999" table:style-name="ce1">
            <text:p>3.583706779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7076211449999601E-2" table:formula="of:=[.H54]-[.I54]" table:style-name="ce1">
            <text:p>-0.017076211</text:p>
          </table:table-cell>
          <table:table-cell office:value-type="float" office:value="2.9159699748509748E-4" table:formula="of:=[.J54]^2" table:style-name="ce1">
            <text:p>0.000291597</text:p>
          </table:table-cell>
          <table:table-cell table:number-columns-repeated="16373"/>
        </table:table-row>
        <table:table-row table:style-name="ro1">
          <table:table-cell office:value-type="float" office:value="51198000" table:style-name="ce1">
            <text:p>51198000</text:p>
          </table:table-cell>
          <table:table-cell office:value-type="float" office:value="3.585359559" table:style-name="ce1">
            <text:p>3.585359559</text:p>
          </table:table-cell>
          <table:table-cell table:number-columns-repeated="4" table:style-name="ce1"/>
          <table:table-cell office:value-type="float" office:value="51198000" table:style-name="ce1">
            <text:p>51198000</text:p>
          </table:table-cell>
          <table:table-cell office:value-type="float" office:value="3.585359559" table:style-name="ce1">
            <text:p>3.585359559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542343144999947E-2" table:formula="of:=[.H55]-[.I55]" table:style-name="ce1">
            <text:p>-0.015423431</text:p>
          </table:table-cell>
          <table:table-cell office:value-type="float" office:value="2.3788223769283275E-4" table:formula="of:=[.J55]^2" table:style-name="ce1">
            <text:p>0.000237882</text:p>
          </table:table-cell>
          <table:table-cell table:number-columns-repeated="16373"/>
        </table:table-row>
        <table:table-row table:style-name="ro1">
          <table:table-cell office:value-type="float" office:value="52164000" table:style-name="ce1">
            <text:p>52164000</text:p>
          </table:table-cell>
          <table:table-cell office:value-type="float" office:value="3.5844606090000002" table:style-name="ce1">
            <text:p>3.584460609</text:p>
          </table:table-cell>
          <table:table-cell table:number-columns-repeated="4" table:style-name="ce1"/>
          <table:table-cell office:value-type="float" office:value="52164000" table:style-name="ce1">
            <text:p>52164000</text:p>
          </table:table-cell>
          <table:table-cell office:value-type="float" office:value="3.5844606090000002" table:style-name="ce1">
            <text:p>3.584460609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6322381449999313E-2" table:formula="of:=[.H56]-[.I56]" table:style-name="ce1">
            <text:p>-0.016322381</text:p>
          </table:table-cell>
          <table:table-cell office:value-type="float" office:value="2.6642013619928168E-4" table:formula="of:=[.J56]^2" table:style-name="ce1">
            <text:p>0.00026642</text:p>
          </table:table-cell>
          <table:table-cell table:number-columns-repeated="16373"/>
        </table:table-row>
        <table:table-row table:style-name="ro1">
          <table:table-cell office:value-type="float" office:value="53130000" table:style-name="ce1">
            <text:p>53130000</text:p>
          </table:table-cell>
          <table:table-cell office:value-type="float" office:value="3.5874845309999999" table:style-name="ce1">
            <text:p>3.587484531</text:p>
          </table:table-cell>
          <table:table-cell table:number-columns-repeated="4" table:style-name="ce1"/>
          <table:table-cell office:value-type="float" office:value="53130000" table:style-name="ce1">
            <text:p>53130000</text:p>
          </table:table-cell>
          <table:table-cell office:value-type="float" office:value="3.5874845309999999" table:style-name="ce1">
            <text:p>3.587484531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3298459449999633E-2" table:formula="of:=[.H57]-[.I57]" table:style-name="ce1">
            <text:p>-0.013298459</text:p>
          </table:table-cell>
          <table:table-cell office:value-type="float" office:value="1.7684902374328455E-4" table:formula="of:=[.J57]^2" table:style-name="ce1">
            <text:p>0.000176849</text:p>
          </table:table-cell>
          <table:table-cell table:number-columns-repeated="16373"/>
        </table:table-row>
        <table:table-row table:style-name="ro1">
          <table:table-cell office:value-type="float" office:value="54096000" table:style-name="ce1">
            <text:p>54096000</text:p>
          </table:table-cell>
          <table:table-cell office:value-type="float" office:value="3.5872848830000001" table:style-name="ce1">
            <text:p>3.587284883</text:p>
          </table:table-cell>
          <table:table-cell table:number-columns-repeated="4" table:style-name="ce1"/>
          <table:table-cell office:value-type="float" office:value="54096000" table:style-name="ce1">
            <text:p>54096000</text:p>
          </table:table-cell>
          <table:table-cell office:value-type="float" office:value="3.5872848830000001" table:style-name="ce1">
            <text:p>3.587284883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3498107449999353E-2" table:formula="of:=[.H58]-[.I58]" table:style-name="ce1">
            <text:p>-0.013498107</text:p>
          </table:table-cell>
          <table:table-cell office:value-type="float" office:value="1.8219890473172802E-4" table:formula="of:=[.J58]^2" table:style-name="ce1">
            <text:p>0.000182199</text:p>
          </table:table-cell>
          <table:table-cell table:number-columns-repeated="16373"/>
        </table:table-row>
        <table:table-row table:style-name="ro1">
          <table:table-cell office:value-type="float" office:value="55062000" table:style-name="ce1">
            <text:p>55062000</text:p>
          </table:table-cell>
          <table:table-cell office:value-type="float" office:value="3.5898837210000001" table:style-name="ce1">
            <text:p>3.589883721</text:p>
          </table:table-cell>
          <table:table-cell table:number-columns-repeated="4" table:style-name="ce1"/>
          <table:table-cell office:value-type="float" office:value="55062000" table:style-name="ce1">
            <text:p>55062000</text:p>
          </table:table-cell>
          <table:table-cell office:value-type="float" office:value="3.5898837210000001" table:style-name="ce1">
            <text:p>3.589883721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0899269449999416E-2" table:formula="of:=[.H59]-[.I59]" table:style-name="ce1">
            <text:p>-0.010899269</text:p>
          </table:table-cell>
          <table:table-cell office:value-type="float" office:value="1.1879407454369057E-4" table:formula="of:=[.J59]^2" table:style-name="ce1">
            <text:p>0.000118794</text:p>
          </table:table-cell>
          <table:table-cell table:number-columns-repeated="16373"/>
        </table:table-row>
        <table:table-row table:style-name="ro1">
          <table:table-cell office:value-type="float" office:value="56028000" table:style-name="ce1">
            <text:p>56028000</text:p>
          </table:table-cell>
          <table:table-cell office:value-type="float" office:value="3.5898096759999998" table:style-name="ce1">
            <text:p>3.589809676</text:p>
          </table:table-cell>
          <table:table-cell table:number-columns-repeated="4" table:style-name="ce1"/>
          <table:table-cell office:value-type="float" office:value="56028000" table:style-name="ce1">
            <text:p>56028000</text:p>
          </table:table-cell>
          <table:table-cell office:value-type="float" office:value="3.5898096759999998" table:style-name="ce1">
            <text:p>3.589809676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0973314449999716E-2" table:formula="of:=[.H60]-[.I60]" table:style-name="ce1">
            <text:p>-0.010973314</text:p>
          </table:table-cell>
          <table:table-cell office:value-type="float" office:value="1.2041363001857256E-4" table:formula="of:=[.J60]^2" table:style-name="ce1">
            <text:p>0.000120414</text:p>
          </table:table-cell>
          <table:table-cell table:number-columns-repeated="16373"/>
        </table:table-row>
        <table:table-row table:style-name="ro1">
          <table:table-cell office:value-type="float" office:value="56994000" table:style-name="ce1">
            <text:p>56994000</text:p>
          </table:table-cell>
          <table:table-cell office:value-type="float" office:value="3.5890433989999999" table:style-name="ce1">
            <text:p>3.589043399</text:p>
          </table:table-cell>
          <table:table-cell table:number-columns-repeated="4" table:style-name="ce1"/>
          <table:table-cell office:value-type="float" office:value="56994000" table:style-name="ce1">
            <text:p>56994000</text:p>
          </table:table-cell>
          <table:table-cell office:value-type="float" office:value="3.5890433989999999" table:style-name="ce1">
            <text:p>3.589043399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1739591449999587E-2" table:formula="of:=[.H61]-[.I61]" table:style-name="ce1">
            <text:p>-0.011739591</text:p>
          </table:table-cell>
          <table:table-cell office:value-type="float" office:value="1.3781800741290341E-4" table:formula="of:=[.J61]^2" table:style-name="ce1">
            <text:p>0.000137818</text:p>
          </table:table-cell>
          <table:table-cell table:number-columns-repeated="16373"/>
        </table:table-row>
        <table:table-row table:style-name="ro1">
          <table:table-cell office:value-type="float" office:value="57960000" table:style-name="ce1">
            <text:p>57960000</text:p>
          </table:table-cell>
          <table:table-cell office:value-type="float" office:value="3.5910477940000001" table:style-name="ce1">
            <text:p>3.591047794</text:p>
          </table:table-cell>
          <table:table-cell table:number-columns-repeated="4" table:style-name="ce1"/>
          <table:table-cell office:value-type="float" office:value="57960000" table:style-name="ce1">
            <text:p>57960000</text:p>
          </table:table-cell>
          <table:table-cell office:value-type="float" office:value="3.5910477940000001" table:style-name="ce1">
            <text:p>3.591047794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9.7351964499994281E-3" table:formula="of:=[.H62]-[.I62]" table:style-name="ce1">
            <text:p>-0.009735196</text:p>
          </table:table-cell>
          <table:table-cell office:value-type="float" office:value="9.4774049920081467E-5" table:formula="of:=[.J62]^2" table:style-name="ce1">
            <text:p>9.4774E-05</text:p>
          </table:table-cell>
          <table:table-cell table:number-columns-repeated="16373"/>
        </table:table-row>
        <table:table-row table:style-name="ro1">
          <table:table-cell office:value-type="float" office:value="58926000" table:style-name="ce1">
            <text:p>58926000</text:p>
          </table:table-cell>
          <table:table-cell office:value-type="float" office:value="3.5912851730000002" table:style-name="ce1">
            <text:p>3.591285173</text:p>
          </table:table-cell>
          <table:table-cell table:number-columns-repeated="4" table:style-name="ce1"/>
          <table:table-cell office:value-type="float" office:value="58926000" table:style-name="ce1">
            <text:p>58926000</text:p>
          </table:table-cell>
          <table:table-cell office:value-type="float" office:value="3.5912851730000002" table:style-name="ce1">
            <text:p>3.591285173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9.4978174499993351E-3" table:formula="of:=[.H63]-[.I63]" table:style-name="ce1">
            <text:p>-0.009497817</text:p>
          </table:table-cell>
          <table:table-cell office:value-type="float" office:value="9.0208536313511872E-5" table:formula="of:=[.J63]^2" table:style-name="ce1">
            <text:p>9.02085E-05</text:p>
          </table:table-cell>
          <table:table-cell table:number-columns-repeated="16373"/>
        </table:table-row>
        <table:table-row table:style-name="ro1">
          <table:table-cell office:value-type="float" office:value="59892000" table:style-name="ce1">
            <text:p>59892000</text:p>
          </table:table-cell>
          <table:table-cell office:value-type="float" office:value="3.5912259569999998" table:style-name="ce1">
            <text:p>3.591225957</text:p>
          </table:table-cell>
          <table:table-cell table:number-columns-repeated="4" table:style-name="ce1"/>
          <table:table-cell office:value-type="float" office:value="59892000" table:style-name="ce1">
            <text:p>59892000</text:p>
          </table:table-cell>
          <table:table-cell office:value-type="float" office:value="3.5912259569999998" table:style-name="ce1">
            <text:p>3.591225957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9.5570334499996967E-3" table:formula="of:=[.H64]-[.I64]" table:style-name="ce1">
            <text:p>-0.009557033</text:p>
          </table:table-cell>
          <table:table-cell office:value-type="float" office:value="9.13368883644131E-5" table:formula="of:=[.J64]^2" table:style-name="ce1">
            <text:p>9.13369E-05</text:p>
          </table:table-cell>
          <table:table-cell table:number-columns-repeated="16373"/>
        </table:table-row>
        <table:table-row table:style-name="ro1">
          <table:table-cell office:value-type="float" office:value="60858000" table:style-name="ce1">
            <text:p>60858000</text:p>
          </table:table-cell>
          <table:table-cell office:value-type="float" office:value="3.5877285589999999" table:style-name="ce1">
            <text:p>3.587728559</text:p>
          </table:table-cell>
          <table:table-cell table:number-columns-repeated="4" table:style-name="ce1"/>
          <table:table-cell office:value-type="float" office:value="60858000" table:style-name="ce1">
            <text:p>60858000</text:p>
          </table:table-cell>
          <table:table-cell office:value-type="float" office:value="3.5877285589999999" table:style-name="ce1">
            <text:p>3.587728559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3054431449999626E-2" table:formula="of:=[.H65]-[.I65]" table:style-name="ce1">
            <text:p>-0.013054431</text:p>
          </table:table-cell>
          <table:table-cell office:value-type="float" office:value="1.7041818048273933E-4" table:formula="of:=[.J65]^2" table:style-name="ce1">
            <text:p>0.000170418</text:p>
          </table:table-cell>
          <table:table-cell table:number-columns-repeated="16373"/>
        </table:table-row>
        <table:table-row table:style-name="ro1">
          <table:table-cell office:value-type="float" office:value="61824000" table:style-name="ce1">
            <text:p>61824000</text:p>
          </table:table-cell>
          <table:table-cell office:value-type="float" office:value="3.5865520289999999" table:style-name="ce1">
            <text:p>3.586552029</text:p>
          </table:table-cell>
          <table:table-cell table:number-columns-repeated="4" table:style-name="ce1"/>
          <table:table-cell office:value-type="float" office:value="61824000" table:style-name="ce1">
            <text:p>61824000</text:p>
          </table:table-cell>
          <table:table-cell office:value-type="float" office:value="3.5865520289999999" table:style-name="ce1">
            <text:p>3.586552029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423096144999958E-2" table:formula="of:=[.H66]-[.I66]" table:style-name="ce1">
            <text:p>-0.014230961</text:p>
          </table:table-cell>
          <table:table-cell office:value-type="float" office:value="2.0252026379137414E-4" table:formula="of:=[.J66]^2" table:style-name="ce1">
            <text:p>0.00020252</text:p>
          </table:table-cell>
          <table:table-cell table:number-columns-repeated="16373"/>
        </table:table-row>
        <table:table-row table:style-name="ro1">
          <table:table-cell office:value-type="float" office:value="62790000" table:style-name="ce1">
            <text:p>62790000</text:p>
          </table:table-cell>
          <table:table-cell office:value-type="float" office:value="3.5863710169999998" table:style-name="ce1">
            <text:p>3.586371017</text:p>
          </table:table-cell>
          <table:table-cell table:number-columns-repeated="4" table:style-name="ce1"/>
          <table:table-cell office:value-type="float" office:value="62790000" table:style-name="ce1">
            <text:p>62790000</text:p>
          </table:table-cell>
          <table:table-cell office:value-type="float" office:value="3.5863710169999998" table:style-name="ce1">
            <text:p>3.586371017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4411973449999671E-2" table:formula="of:=[.H67]-[.I67]" table:style-name="ce1">
            <text:p>-0.014411973</text:p>
          </table:table-cell>
          <table:table-cell office:value-type="float" office:value="2.0770497872349541E-4" table:formula="of:=[.J67]^2" table:style-name="ce1">
            <text:p>0.000207705</text:p>
          </table:table-cell>
          <table:table-cell table:number-columns-repeated="16373"/>
        </table:table-row>
        <table:table-row table:style-name="ro1">
          <table:table-cell office:value-type="float" office:value="63756000" table:style-name="ce1">
            <text:p>63756000</text:p>
          </table:table-cell>
          <table:table-cell office:value-type="float" office:value="3.585748997" table:style-name="ce1">
            <text:p>3.585748997</text:p>
          </table:table-cell>
          <table:table-cell table:number-columns-repeated="4" table:style-name="ce1"/>
          <table:table-cell office:value-type="float" office:value="63756000" table:style-name="ce1">
            <text:p>63756000</text:p>
          </table:table-cell>
          <table:table-cell office:value-type="float" office:value="3.585748997" table:style-name="ce1">
            <text:p>3.585748997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503399344999945E-2" table:formula="of:=[.H68]-[.I68]" table:style-name="ce1">
            <text:p>-0.015033993</text:p>
          </table:table-cell>
          <table:table-cell office:value-type="float" office:value="2.2602095905462636E-4" table:formula="of:=[.J68]^2" table:style-name="ce1">
            <text:p>0.000226021</text:p>
          </table:table-cell>
          <table:table-cell table:number-columns-repeated="16373"/>
        </table:table-row>
        <table:table-row table:style-name="ro1">
          <table:table-cell office:value-type="float" office:value="64722000" table:style-name="ce1">
            <text:p>64722000</text:p>
          </table:table-cell>
          <table:table-cell office:value-type="float" office:value="3.5862509579999999" table:style-name="ce1">
            <text:p>3.586250958</text:p>
          </table:table-cell>
          <table:table-cell table:number-columns-repeated="4" table:style-name="ce1"/>
          <table:table-cell office:value-type="float" office:value="64722000" table:style-name="ce1">
            <text:p>64722000</text:p>
          </table:table-cell>
          <table:table-cell office:value-type="float" office:value="3.5862509579999999" table:style-name="ce1">
            <text:p>3.58625095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4532032449999566E-2" table:formula="of:=[.H69]-[.I69]" table:style-name="ce1">
            <text:p>-0.014532032</text:p>
          </table:table-cell>
          <table:table-cell office:value-type="float" office:value="2.1117996712784038E-4" table:formula="of:=[.J69]^2" table:style-name="ce1">
            <text:p>0.00021118</text:p>
          </table:table-cell>
          <table:table-cell table:number-columns-repeated="16373"/>
        </table:table-row>
        <table:table-row table:style-name="ro1">
          <table:table-cell office:value-type="float" office:value="65688000" table:style-name="ce1">
            <text:p>65688000</text:p>
          </table:table-cell>
          <table:table-cell office:value-type="float" office:value="3.5859895380000002" table:style-name="ce1">
            <text:p>3.585989538</text:p>
          </table:table-cell>
          <table:table-cell table:number-columns-repeated="4" table:style-name="ce1"/>
          <table:table-cell office:value-type="float" office:value="65688000" table:style-name="ce1">
            <text:p>65688000</text:p>
          </table:table-cell>
          <table:table-cell office:value-type="float" office:value="3.5859895380000002" table:style-name="ce1">
            <text:p>3.58598953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47934524499993E-2" table:formula="of:=[.H70]-[.I70]" table:style-name="ce1">
            <text:p>-0.014793452</text:p>
          </table:table-cell>
          <table:table-cell office:value-type="float" office:value="2.1884623539039031E-4" table:formula="of:=[.J70]^2" table:style-name="ce1">
            <text:p>0.000218846</text:p>
          </table:table-cell>
          <table:table-cell table:number-columns-repeated="16373"/>
        </table:table-row>
        <table:table-row table:style-name="ro1">
          <table:table-cell office:value-type="float" office:value="66654000" table:style-name="ce1">
            <text:p>66654000</text:p>
          </table:table-cell>
          <table:table-cell office:value-type="float" office:value="3.5868888769999998" table:style-name="ce1">
            <text:p>3.586888877</text:p>
          </table:table-cell>
          <table:table-cell table:number-columns-repeated="4" table:style-name="ce1"/>
          <table:table-cell office:value-type="float" office:value="66654000" table:style-name="ce1">
            <text:p>66654000</text:p>
          </table:table-cell>
          <table:table-cell office:value-type="float" office:value="3.5868888769999998" table:style-name="ce1">
            <text:p>3.586888877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389411344999969E-2" table:formula="of:=[.H71]-[.I71]" table:style-name="ce1">
            <text:p>-0.013894113</text:p>
          </table:table-cell>
          <table:table-cell office:value-type="float" office:value="1.930463885614623E-4" table:formula="of:=[.J71]^2" table:style-name="ce1">
            <text:p>0.000193046</text:p>
          </table:table-cell>
          <table:table-cell table:number-columns-repeated="16373"/>
        </table:table-row>
        <table:table-row table:style-name="ro1">
          <table:table-cell office:value-type="float" office:value="67620000" table:style-name="ce1">
            <text:p>67620000</text:p>
          </table:table-cell>
          <table:table-cell office:value-type="float" office:value="3.588327101" table:style-name="ce1">
            <text:p>3.588327101</text:p>
          </table:table-cell>
          <table:table-cell table:number-columns-repeated="4" table:style-name="ce1"/>
          <table:table-cell office:value-type="float" office:value="67620000" table:style-name="ce1">
            <text:p>67620000</text:p>
          </table:table-cell>
          <table:table-cell office:value-type="float" office:value="3.588327101" table:style-name="ce1">
            <text:p>3.588327101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2455889449999535E-2" table:formula="of:=[.H72]-[.I72]" table:style-name="ce1">
            <text:p>-0.012455889</text:p>
          </table:table-cell>
          <table:table-cell office:value-type="float" office:value="1.5514918199060972E-4" table:formula="of:=[.J72]^2" table:style-name="ce1">
            <text:p>0.000155149</text:p>
          </table:table-cell>
          <table:table-cell table:number-columns-repeated="16373"/>
        </table:table-row>
        <table:table-row table:style-name="ro1">
          <table:table-cell office:value-type="float" office:value="68586000" table:style-name="ce1">
            <text:p>68586000</text:p>
          </table:table-cell>
          <table:table-cell office:value-type="float" office:value="3.5897681110000002" table:style-name="ce1">
            <text:p>3.589768111</text:p>
          </table:table-cell>
          <table:table-cell table:number-columns-repeated="4" table:style-name="ce1"/>
          <table:table-cell office:value-type="float" office:value="68586000" table:style-name="ce1">
            <text:p>68586000</text:p>
          </table:table-cell>
          <table:table-cell office:value-type="float" office:value="3.5897681110000002" table:style-name="ce1">
            <text:p>3.589768111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1014879449999349E-2" table:formula="of:=[.H73]-[.I73]" table:style-name="ce1">
            <text:p>-0.011014879</text:p>
          </table:table-cell>
          <table:table-cell office:value-type="float" office:value="1.2132756929801795E-4" table:formula="of:=[.J73]^2" table:style-name="ce1">
            <text:p>0.000121328</text:p>
          </table:table-cell>
          <table:table-cell table:number-columns-repeated="16373"/>
        </table:table-row>
        <table:table-row table:style-name="ro1">
          <table:table-cell office:value-type="float" office:value="69552000" table:style-name="ce1">
            <text:p>69552000</text:p>
          </table:table-cell>
          <table:table-cell office:value-type="float" office:value="3.5896390440000001" table:style-name="ce1">
            <text:p>3.589639044</text:p>
          </table:table-cell>
          <table:table-cell table:number-columns-repeated="4" table:style-name="ce1"/>
          <table:table-cell office:value-type="float" office:value="69552000" table:style-name="ce1">
            <text:p>69552000</text:p>
          </table:table-cell>
          <table:table-cell office:value-type="float" office:value="3.5896390440000001" table:style-name="ce1">
            <text:p>3.589639044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1143946449999387E-2" table:formula="of:=[.H74]-[.I74]" table:style-name="ce1">
            <text:p>-0.011143946</text:p>
          </table:table-cell>
          <table:table-cell office:value-type="float" office:value="1.2418754248045395E-4" table:formula="of:=[.J74]^2" table:style-name="ce1">
            <text:p>0.000124188</text:p>
          </table:table-cell>
          <table:table-cell table:number-columns-repeated="16373"/>
        </table:table-row>
        <table:table-row table:style-name="ro1">
          <table:table-cell office:value-type="float" office:value="70518000" table:style-name="ce1">
            <text:p>70518000</text:p>
          </table:table-cell>
          <table:table-cell office:value-type="float" office:value="3.5881952180000001" table:style-name="ce1">
            <text:p>3.588195218</text:p>
          </table:table-cell>
          <table:table-cell table:number-columns-repeated="4" table:style-name="ce1"/>
          <table:table-cell office:value-type="float" office:value="70518000" table:style-name="ce1">
            <text:p>70518000</text:p>
          </table:table-cell>
          <table:table-cell office:value-type="float" office:value="3.5881952180000001" table:style-name="ce1">
            <text:p>3.58819521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2587772449999424E-2" table:formula="of:=[.H75]-[.I75]" table:style-name="ce1">
            <text:p>-0.012587772</text:p>
          </table:table-cell>
          <table:table-cell office:value-type="float" office:value="1.5845201525296448E-4" table:formula="of:=[.J75]^2" table:style-name="ce1">
            <text:p>0.000158452</text:p>
          </table:table-cell>
          <table:table-cell table:number-columns-repeated="16373"/>
        </table:table-row>
        <table:table-row table:style-name="ro1">
          <table:table-cell office:value-type="float" office:value="71484000" table:style-name="ce1">
            <text:p>71484000</text:p>
          </table:table-cell>
          <table:table-cell office:value-type="float" office:value="3.5866329000000001" table:style-name="ce1">
            <text:p>3.5866329</text:p>
          </table:table-cell>
          <table:table-cell table:number-columns-repeated="4" table:style-name="ce1"/>
          <table:table-cell office:value-type="float" office:value="71484000" table:style-name="ce1">
            <text:p>71484000</text:p>
          </table:table-cell>
          <table:table-cell office:value-type="float" office:value="3.5866329000000001" table:style-name="ce1">
            <text:p>3.5866329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4150090449999375E-2" table:formula="of:=[.H76]-[.I76]" table:style-name="ce1">
            <text:p>-0.01415009</text:p>
          </table:table-cell>
          <table:table-cell office:value-type="float" office:value="2.0022505974316352E-4" table:formula="of:=[.J76]^2" table:style-name="ce1">
            <text:p>0.000200225</text:p>
          </table:table-cell>
          <table:table-cell table:number-columns-repeated="16373"/>
        </table:table-row>
        <table:table-row table:style-name="ro1">
          <table:table-cell office:value-type="float" office:value="72450000" table:style-name="ce1">
            <text:p>72450000</text:p>
          </table:table-cell>
          <table:table-cell office:value-type="float" office:value="3.586665086" table:style-name="ce1">
            <text:p>3.586665086</text:p>
          </table:table-cell>
          <table:table-cell table:number-columns-repeated="4" table:style-name="ce1"/>
          <table:table-cell office:value-type="float" office:value="72450000" table:style-name="ce1">
            <text:p>72450000</text:p>
          </table:table-cell>
          <table:table-cell office:value-type="float" office:value="3.586665086" table:style-name="ce1">
            <text:p>3.586665086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4117904449999497E-2" table:formula="of:=[.H77]-[.I77]" table:style-name="ce1">
            <text:p>-0.014117904</text:p>
          </table:table-cell>
          <table:table-cell office:value-type="float" office:value="1.9931522605931559E-4" table:formula="of:=[.J77]^2" table:style-name="ce1">
            <text:p>0.000199315</text:p>
          </table:table-cell>
          <table:table-cell table:number-columns-repeated="16373"/>
        </table:table-row>
        <table:table-row table:style-name="ro1">
          <table:table-cell office:value-type="float" office:value="73416000" table:style-name="ce1">
            <text:p>73416000</text:p>
          </table:table-cell>
          <table:table-cell office:value-type="float" office:value="3.5869396089999999" table:style-name="ce1">
            <text:p>3.586939609</text:p>
          </table:table-cell>
          <table:table-cell table:number-columns-repeated="4" table:style-name="ce1"/>
          <table:table-cell office:value-type="float" office:value="73416000" table:style-name="ce1">
            <text:p>73416000</text:p>
          </table:table-cell>
          <table:table-cell office:value-type="float" office:value="3.5869396089999999" table:style-name="ce1">
            <text:p>3.586939609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3843381449999637E-2" table:formula="of:=[.H78]-[.I78]" table:style-name="ce1">
            <text:p>-0.013843381</text:p>
          </table:table-cell>
          <table:table-cell office:value-type="float" office:value="1.9163920997019405E-4" table:formula="of:=[.J78]^2" table:style-name="ce1">
            <text:p>0.000191639</text:p>
          </table:table-cell>
          <table:table-cell table:number-columns-repeated="16373"/>
        </table:table-row>
        <table:table-row table:style-name="ro1">
          <table:table-cell office:value-type="float" office:value="74382000" table:style-name="ce1">
            <text:p>74382000</text:p>
          </table:table-cell>
          <table:table-cell office:value-type="float" office:value="3.5872639020000001" table:style-name="ce1">
            <text:p>3.587263902</text:p>
          </table:table-cell>
          <table:table-cell table:number-columns-repeated="4" table:style-name="ce1"/>
          <table:table-cell office:value-type="float" office:value="74382000" table:style-name="ce1">
            <text:p>74382000</text:p>
          </table:table-cell>
          <table:table-cell office:value-type="float" office:value="3.5872639020000001" table:style-name="ce1">
            <text:p>3.587263902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3519088449999384E-2" table:formula="of:=[.H79]-[.I79]" table:style-name="ce1">
            <text:p>-0.013519088</text:p>
          </table:table-cell>
          <table:table-cell office:value-type="float" office:value="1.8276575251890674E-4" table:formula="of:=[.J79]^2" table:style-name="ce1">
            <text:p>0.000182766</text:p>
          </table:table-cell>
          <table:table-cell table:number-columns-repeated="16373"/>
        </table:table-row>
        <table:table-row table:style-name="ro1">
          <table:table-cell office:value-type="float" office:value="75348000" table:style-name="ce1">
            <text:p>75348000</text:p>
          </table:table-cell>
          <table:table-cell office:value-type="float" office:value="3.5884512829999999" table:style-name="ce1">
            <text:p>3.588451283</text:p>
          </table:table-cell>
          <table:table-cell table:number-columns-repeated="4" table:style-name="ce1"/>
          <table:table-cell office:value-type="float" office:value="75348000" table:style-name="ce1">
            <text:p>75348000</text:p>
          </table:table-cell>
          <table:table-cell office:value-type="float" office:value="3.5884512829999999" table:style-name="ce1">
            <text:p>3.588451283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2331707449999563E-2" table:formula="of:=[.H80]-[.I80]" table:style-name="ce1">
            <text:p>-0.012331707</text:p>
          </table:table-cell>
          <table:table-cell office:value-type="float" office:value="1.5207100863237472E-4" table:formula="of:=[.J80]^2" table:style-name="ce1">
            <text:p>0.000152071</text:p>
          </table:table-cell>
          <table:table-cell table:number-columns-repeated="16373"/>
        </table:table-row>
        <table:table-row table:style-name="ro1">
          <table:table-cell office:value-type="float" office:value="76314000" table:style-name="ce1">
            <text:p>76314000</text:p>
          </table:table-cell>
          <table:table-cell office:value-type="float" office:value="3.589178516" table:style-name="ce1">
            <text:p>3.589178516</text:p>
          </table:table-cell>
          <table:table-cell table:number-columns-repeated="4" table:style-name="ce1"/>
          <table:table-cell office:value-type="float" office:value="76314000" table:style-name="ce1">
            <text:p>76314000</text:p>
          </table:table-cell>
          <table:table-cell office:value-type="float" office:value="3.589178516" table:style-name="ce1">
            <text:p>3.589178516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1604474449999458E-2" table:formula="of:=[.H81]-[.I81]" table:style-name="ce1">
            <text:p>-0.011604474</text:p>
          </table:table-cell>
          <table:table-cell office:value-type="float" office:value="1.3466382726069022E-4" table:formula="of:=[.J81]^2" table:style-name="ce1">
            <text:p>0.000134664</text:p>
          </table:table-cell>
          <table:table-cell table:number-columns-repeated="16373"/>
        </table:table-row>
        <table:table-row table:style-name="ro1">
          <table:table-cell office:value-type="float" office:value="77280000" table:style-name="ce1">
            <text:p>77280000</text:p>
          </table:table-cell>
          <table:table-cell office:value-type="float" office:value="3.589716787" table:style-name="ce1">
            <text:p>3.589716787</text:p>
          </table:table-cell>
          <table:table-cell table:number-columns-repeated="4" table:style-name="ce1"/>
          <table:table-cell office:value-type="float" office:value="77280000" table:style-name="ce1">
            <text:p>77280000</text:p>
          </table:table-cell>
          <table:table-cell office:value-type="float" office:value="3.589716787" table:style-name="ce1">
            <text:p>3.589716787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1066203449999534E-2" table:formula="of:=[.H82]-[.I82]" table:style-name="ce1">
            <text:p>-0.011066203</text:p>
          </table:table-cell>
          <table:table-cell office:value-type="float" office:value="1.2246085879678159E-4" table:formula="of:=[.J82]^2" table:style-name="ce1">
            <text:p>0.000122461</text:p>
          </table:table-cell>
          <table:table-cell table:number-columns-repeated="16373"/>
        </table:table-row>
        <table:table-row table:style-name="ro1">
          <table:table-cell office:value-type="float" office:value="78246000" table:style-name="ce1">
            <text:p>78246000</text:p>
          </table:table-cell>
          <table:table-cell office:value-type="float" office:value="3.5890930929999998" table:style-name="ce1">
            <text:p>3.589093093</text:p>
          </table:table-cell>
          <table:table-cell table:number-columns-repeated="4" table:style-name="ce1"/>
          <table:table-cell office:value-type="float" office:value="78246000" table:style-name="ce1">
            <text:p>78246000</text:p>
          </table:table-cell>
          <table:table-cell office:value-type="float" office:value="3.5890930929999998" table:style-name="ce1">
            <text:p>3.589093093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1689897449999709E-2" table:formula="of:=[.H83]-[.I83]" table:style-name="ce1">
            <text:p>-0.011689897</text:p>
          </table:table-cell>
          <table:table-cell office:value-type="float" office:value="1.3665370239150968E-4" table:formula="of:=[.J83]^2" table:style-name="ce1">
            <text:p>0.000136654</text:p>
          </table:table-cell>
          <table:table-cell table:number-columns-repeated="16373"/>
        </table:table-row>
        <table:table-row table:style-name="ro1">
          <table:table-cell office:value-type="float" office:value="79212000" table:style-name="ce1">
            <text:p>79212000</text:p>
          </table:table-cell>
          <table:table-cell office:value-type="float" office:value="3.5883839869999998" table:style-name="ce1">
            <text:p>3.588383987</text:p>
          </table:table-cell>
          <table:table-cell table:number-columns-repeated="4" table:style-name="ce1"/>
          <table:table-cell office:value-type="float" office:value="79212000" table:style-name="ce1">
            <text:p>79212000</text:p>
          </table:table-cell>
          <table:table-cell office:value-type="float" office:value="3.5883839869999998" table:style-name="ce1">
            <text:p>3.588383987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2399003449999668E-2" table:formula="of:=[.H84]-[.I84]" table:style-name="ce1">
            <text:p>-0.012399003</text:p>
          </table:table-cell>
          <table:table-cell office:value-type="float" office:value="1.5373528655310368E-4" table:formula="of:=[.J84]^2" table:style-name="ce1">
            <text:p>0.000153735</text:p>
          </table:table-cell>
          <table:table-cell table:number-columns-repeated="16373"/>
        </table:table-row>
        <table:table-row table:style-name="ro1">
          <table:table-cell office:value-type="float" office:value="80178000" table:style-name="ce1">
            <text:p>80178000</text:p>
          </table:table-cell>
          <table:table-cell office:value-type="float" office:value="3.58825444" table:style-name="ce1">
            <text:p>3.58825444</text:p>
          </table:table-cell>
          <table:table-cell table:number-columns-repeated="4" table:style-name="ce1"/>
          <table:table-cell office:value-type="float" office:value="80178000" table:style-name="ce1">
            <text:p>80178000</text:p>
          </table:table-cell>
          <table:table-cell office:value-type="float" office:value="3.58825444" table:style-name="ce1">
            <text:p>3.58825444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2528550449999454E-2" table:formula="of:=[.H85]-[.I85]" table:style-name="ce1">
            <text:p>-0.01252855</text:p>
          </table:table-cell>
          <table:table-cell office:value-type="float" office:value="1.5696457637818151E-4" table:formula="of:=[.J85]^2" table:style-name="ce1">
            <text:p>0.000156965</text:p>
          </table:table-cell>
          <table:table-cell table:number-columns-repeated="16373"/>
        </table:table-row>
        <table:table-row table:style-name="ro1">
          <table:table-cell office:value-type="float" office:value="81144000" table:style-name="ce1">
            <text:p>81144000</text:p>
          </table:table-cell>
          <table:table-cell office:value-type="float" office:value="3.5889634049999999" table:style-name="ce1">
            <text:p>3.588963405</text:p>
          </table:table-cell>
          <table:table-cell table:number-columns-repeated="4" table:style-name="ce1"/>
          <table:table-cell office:value-type="float" office:value="81144000" table:style-name="ce1">
            <text:p>81144000</text:p>
          </table:table-cell>
          <table:table-cell office:value-type="float" office:value="3.5889634049999999" table:style-name="ce1">
            <text:p>3.588963405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1819585449999614E-2" table:formula="of:=[.H86]-[.I86]" table:style-name="ce1">
            <text:p>-0.011819585</text:p>
          </table:table-cell>
          <table:table-cell office:value-type="float" office:value="1.3970260020984259E-4" table:formula="of:=[.J86]^2" table:style-name="ce1">
            <text:p>0.000139703</text:p>
          </table:table-cell>
          <table:table-cell table:number-columns-repeated="16373"/>
        </table:table-row>
        <table:table-row table:style-name="ro1">
          <table:table-cell office:value-type="float" office:value="82110000" table:style-name="ce1">
            <text:p>82110000</text:p>
          </table:table-cell>
          <table:table-cell office:value-type="float" office:value="3.58873072" table:style-name="ce1">
            <text:p>3.58873072</text:p>
          </table:table-cell>
          <table:table-cell table:number-columns-repeated="4" table:style-name="ce1"/>
          <table:table-cell office:value-type="float" office:value="82110000" table:style-name="ce1">
            <text:p>82110000</text:p>
          </table:table-cell>
          <table:table-cell office:value-type="float" office:value="3.58873072" table:style-name="ce1">
            <text:p>3.58873072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2052270449999458E-2" table:formula="of:=[.H87]-[.I87]" table:style-name="ce1">
            <text:p>-0.01205227</text:p>
          </table:table-cell>
          <table:table-cell office:value-type="float" office:value="1.4525722299993014E-4" table:formula="of:=[.J87]^2" table:style-name="ce1">
            <text:p>0.000145257</text:p>
          </table:table-cell>
          <table:table-cell table:number-columns-repeated="16373"/>
        </table:table-row>
        <table:table-row table:style-name="ro1">
          <table:table-cell office:value-type="float" office:value="83076000" table:style-name="ce1">
            <text:p>83076000</text:p>
          </table:table-cell>
          <table:table-cell office:value-type="float" office:value="3.5890432329999999" table:style-name="ce1">
            <text:p>3.589043233</text:p>
          </table:table-cell>
          <table:table-cell table:number-columns-repeated="4" table:style-name="ce1"/>
          <table:table-cell office:value-type="float" office:value="83076000" table:style-name="ce1">
            <text:p>83076000</text:p>
          </table:table-cell>
          <table:table-cell office:value-type="float" office:value="3.5890432329999999" table:style-name="ce1">
            <text:p>3.589043233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1739757449999555E-2" table:formula="of:=[.H88]-[.I88]" table:style-name="ce1">
            <text:p>-0.011739757</text:p>
          </table:table-cell>
          <table:table-cell office:value-type="float" office:value="1.3782190498482004E-4" table:formula="of:=[.J88]^2" table:style-name="ce1">
            <text:p>0.000137822</text:p>
          </table:table-cell>
          <table:table-cell table:number-columns-repeated="16373"/>
        </table:table-row>
        <table:table-row table:style-name="ro1">
          <table:table-cell office:value-type="float" office:value="84042000" table:style-name="ce1">
            <text:p>84042000</text:p>
          </table:table-cell>
          <table:table-cell office:value-type="float" office:value="3.5904859560000002" table:style-name="ce1">
            <text:p>3.590485956</text:p>
          </table:table-cell>
          <table:table-cell table:number-columns-repeated="4" table:style-name="ce1"/>
          <table:table-cell office:value-type="float" office:value="84042000" table:style-name="ce1">
            <text:p>84042000</text:p>
          </table:table-cell>
          <table:table-cell office:value-type="float" office:value="3.5904859560000002" table:style-name="ce1">
            <text:p>3.590485956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1.0297034449999298E-2" table:formula="of:=[.H89]-[.I89]" table:style-name="ce1">
            <text:p>-0.010297034</text:p>
          </table:table-cell>
          <table:table-cell office:value-type="float" office:value="1.0602891846447235E-4" table:formula="of:=[.J89]^2" table:style-name="ce1">
            <text:p>0.000106029</text:p>
          </table:table-cell>
          <table:table-cell table:number-columns-repeated="16373"/>
        </table:table-row>
        <table:table-row table:style-name="ro1">
          <table:table-cell office:value-type="float" office:value="85008000" table:style-name="ce1">
            <text:p>85008000</text:p>
          </table:table-cell>
          <table:table-cell office:value-type="float" office:value="3.5908676960000001" table:style-name="ce1">
            <text:p>3.590867696</text:p>
          </table:table-cell>
          <table:table-cell table:number-columns-repeated="4" table:style-name="ce1"/>
          <table:table-cell office:value-type="float" office:value="85008000" table:style-name="ce1">
            <text:p>85008000</text:p>
          </table:table-cell>
          <table:table-cell office:value-type="float" office:value="3.5908676960000001" table:style-name="ce1">
            <text:p>3.590867696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9.91529444999939E-3" table:formula="of:=[.H90]-[.I90]" table:style-name="ce1">
            <text:p>-0.009915294</text:p>
          </table:table-cell>
          <table:table-cell office:value-type="float" office:value="9.8313064030188709E-5" table:formula="of:=[.J90]^2" table:style-name="ce1">
            <text:p>9.83131E-05</text:p>
          </table:table-cell>
          <table:table-cell table:number-columns-repeated="16373"/>
        </table:table-row>
        <table:table-row table:style-name="ro1">
          <table:table-cell office:value-type="float" office:value="85974000" table:style-name="ce1">
            <text:p>85974000</text:p>
          </table:table-cell>
          <table:table-cell office:value-type="float" office:value="3.5918812280000001" table:style-name="ce1">
            <text:p>3.591881228</text:p>
          </table:table-cell>
          <table:table-cell table:number-columns-repeated="4" table:style-name="ce1"/>
          <table:table-cell office:value-type="float" office:value="85974000" table:style-name="ce1">
            <text:p>85974000</text:p>
          </table:table-cell>
          <table:table-cell office:value-type="float" office:value="3.5918812280000001" table:style-name="ce1">
            <text:p>3.59188122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8.9017624499994064E-3" table:formula="of:=[.H91]-[.I91]" table:style-name="ce1">
            <text:p>-0.008901762</text:p>
          </table:table-cell>
          <table:table-cell office:value-type="float" office:value="7.9241374716219434E-5" table:formula="of:=[.J91]^2" table:style-name="ce1">
            <text:p>7.92414E-05</text:p>
          </table:table-cell>
          <table:table-cell table:number-columns-repeated="16373"/>
        </table:table-row>
        <table:table-row table:style-name="ro1">
          <table:table-cell office:value-type="float" office:value="86940000" table:style-name="ce1">
            <text:p>86940000</text:p>
          </table:table-cell>
          <table:table-cell office:value-type="float" office:value="3.5927878519999998" table:style-name="ce1">
            <text:p>3.592787852</text:p>
          </table:table-cell>
          <table:table-cell table:number-columns-repeated="4" table:style-name="ce1"/>
          <table:table-cell office:value-type="float" office:value="86940000" table:style-name="ce1">
            <text:p>86940000</text:p>
          </table:table-cell>
          <table:table-cell office:value-type="float" office:value="3.5927878519999998" table:style-name="ce1">
            <text:p>3.592787852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7.9951384499996614E-3" table:formula="of:=[.H92]-[.I92]" table:style-name="ce1">
            <text:p>-0.007995138</text:p>
          </table:table-cell>
          <table:table-cell office:value-type="float" office:value="6.3922238834662986E-5" table:formula="of:=[.J92]^2" table:style-name="ce1">
            <text:p>6.39222E-05</text:p>
          </table:table-cell>
          <table:table-cell table:number-columns-repeated="16373"/>
        </table:table-row>
        <table:table-row table:style-name="ro1">
          <table:table-cell office:value-type="float" office:value="87906000" table:style-name="ce1">
            <text:p>87906000</text:p>
          </table:table-cell>
          <table:table-cell office:value-type="float" office:value="3.594419775" table:style-name="ce1">
            <text:p>3.594419775</text:p>
          </table:table-cell>
          <table:table-cell table:number-columns-repeated="4" table:style-name="ce1"/>
          <table:table-cell office:value-type="float" office:value="87906000" table:style-name="ce1">
            <text:p>87906000</text:p>
          </table:table-cell>
          <table:table-cell office:value-type="float" office:value="3.594419775" table:style-name="ce1">
            <text:p>3.594419775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6.3632154499995153E-3" table:formula="of:=[.H93]-[.I93]" table:style-name="ce1">
            <text:p>-0.006363215</text:p>
          </table:table-cell>
          <table:table-cell office:value-type="float" office:value="4.0490510863112535E-5" table:formula="of:=[.J93]^2" table:style-name="ce1">
            <text:p>4.04905E-05</text:p>
          </table:table-cell>
          <table:table-cell table:number-columns-repeated="16373"/>
        </table:table-row>
        <table:table-row table:style-name="ro1">
          <table:table-cell office:value-type="float" office:value="88872000" table:style-name="ce1">
            <text:p>88872000</text:p>
          </table:table-cell>
          <table:table-cell office:value-type="float" office:value="3.5941667480000001" table:style-name="ce1">
            <text:p>3.594166748</text:p>
          </table:table-cell>
          <table:table-cell table:number-columns-repeated="4" table:style-name="ce1"/>
          <table:table-cell office:value-type="float" office:value="88872000" table:style-name="ce1">
            <text:p>88872000</text:p>
          </table:table-cell>
          <table:table-cell office:value-type="float" office:value="3.5941667480000001" table:style-name="ce1">
            <text:p>3.59416674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6.6162424499993655E-3" table:formula="of:=[.H94]-[.I94]" table:style-name="ce1">
            <text:p>-0.006616242</text:p>
          </table:table-cell>
          <table:table-cell office:value-type="float" office:value="4.3774664157173605E-5" table:formula="of:=[.J94]^2" table:style-name="ce1">
            <text:p>4.37747E-05</text:p>
          </table:table-cell>
          <table:table-cell table:number-columns-repeated="16373"/>
        </table:table-row>
        <table:table-row table:style-name="ro1">
          <table:table-cell office:value-type="float" office:value="89838000" table:style-name="ce1">
            <text:p>89838000</text:p>
          </table:table-cell>
          <table:table-cell office:value-type="float" office:value="3.5953153279999999" table:style-name="ce1">
            <text:p>3.595315328</text:p>
          </table:table-cell>
          <table:table-cell table:number-columns-repeated="4" table:style-name="ce1"/>
          <table:table-cell office:value-type="float" office:value="89838000" table:style-name="ce1">
            <text:p>89838000</text:p>
          </table:table-cell>
          <table:table-cell office:value-type="float" office:value="3.5953153279999999" table:style-name="ce1">
            <text:p>3.59531532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5.4676624499996329E-3" table:formula="of:=[.H95]-[.I95]" table:style-name="ce1">
            <text:p>-0.005467662</text:p>
          </table:table-cell>
          <table:table-cell office:value-type="float" office:value="2.9895332667135989E-5" table:formula="of:=[.J95]^2" table:style-name="ce1">
            <text:p>2.98953E-05</text:p>
          </table:table-cell>
          <table:table-cell table:number-columns-repeated="16373"/>
        </table:table-row>
        <table:table-row table:style-name="ro1">
          <table:table-cell office:value-type="float" office:value="90804000" table:style-name="ce1">
            <text:p>90804000</text:p>
          </table:table-cell>
          <table:table-cell office:value-type="float" office:value="3.5947125880000002" table:style-name="ce1">
            <text:p>3.594712588</text:p>
          </table:table-cell>
          <table:table-cell table:number-columns-repeated="4" table:style-name="ce1"/>
          <table:table-cell office:value-type="float" office:value="90804000" table:style-name="ce1">
            <text:p>90804000</text:p>
          </table:table-cell>
          <table:table-cell office:value-type="float" office:value="3.5947125880000002" table:style-name="ce1">
            <text:p>3.59471258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6.0704024499993459E-3" table:formula="of:=[.H96]-[.I96]" table:style-name="ce1">
            <text:p>-0.006070402</text:p>
          </table:table-cell>
          <table:table-cell office:value-type="float" office:value="3.6849785904958061E-5" table:formula="of:=[.J96]^2" table:style-name="ce1">
            <text:p>3.68498E-05</text:p>
          </table:table-cell>
          <table:table-cell table:number-columns-repeated="16373"/>
        </table:table-row>
        <table:table-row table:style-name="ro1">
          <table:table-cell office:value-type="float" office:value="91770000" table:style-name="ce1">
            <text:p>91770000</text:p>
          </table:table-cell>
          <table:table-cell office:value-type="float" office:value="3.594786161" table:style-name="ce1">
            <text:p>3.594786161</text:p>
          </table:table-cell>
          <table:table-cell table:number-columns-repeated="4" table:style-name="ce1"/>
          <table:table-cell office:value-type="float" office:value="91770000" table:style-name="ce1">
            <text:p>91770000</text:p>
          </table:table-cell>
          <table:table-cell office:value-type="float" office:value="3.594786161" table:style-name="ce1">
            <text:p>3.594786161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5.9968294499994634E-3" table:formula="of:=[.H97]-[.I97]" table:style-name="ce1">
            <text:p>-0.005996829</text:p>
          </table:table-cell>
          <table:table-cell office:value-type="float" office:value="3.5961963452380867E-5" table:formula="of:=[.J97]^2" table:style-name="ce1">
            <text:p>3.5962E-05</text:p>
          </table:table-cell>
          <table:table-cell table:number-columns-repeated="16373"/>
        </table:table-row>
        <table:table-row table:style-name="ro1">
          <table:table-cell office:value-type="float" office:value="92736000" table:style-name="ce1">
            <text:p>92736000</text:p>
          </table:table-cell>
          <table:table-cell office:value-type="float" office:value="3.595737953" table:style-name="ce1">
            <text:p>3.595737953</text:p>
          </table:table-cell>
          <table:table-cell table:number-columns-repeated="4" table:style-name="ce1"/>
          <table:table-cell office:value-type="float" office:value="92736000" table:style-name="ce1">
            <text:p>92736000</text:p>
          </table:table-cell>
          <table:table-cell office:value-type="float" office:value="3.595737953" table:style-name="ce1">
            <text:p>3.595737953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5.0450374499995121E-3" table:formula="of:=[.H98]-[.I98]" table:style-name="ce1">
            <text:p>-0.005045037</text:p>
          </table:table-cell>
          <table:table-cell office:value-type="float" office:value="2.5452402871897578E-5" table:formula="of:=[.J98]^2" table:style-name="ce1">
            <text:p>2.54524E-05</text:p>
          </table:table-cell>
          <table:table-cell table:number-columns-repeated="16373"/>
        </table:table-row>
        <table:table-row table:style-name="ro1">
          <table:table-cell office:value-type="float" office:value="93702000" table:style-name="ce1">
            <text:p>93702000</text:p>
          </table:table-cell>
          <table:table-cell office:value-type="float" office:value="3.596534219" table:style-name="ce1">
            <text:p>3.596534219</text:p>
          </table:table-cell>
          <table:table-cell table:number-columns-repeated="4" table:style-name="ce1"/>
          <table:table-cell office:value-type="float" office:value="93702000" table:style-name="ce1">
            <text:p>93702000</text:p>
          </table:table-cell>
          <table:table-cell office:value-type="float" office:value="3.596534219" table:style-name="ce1">
            <text:p>3.596534219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4.2487714499994667E-3" table:formula="of:=[.H99]-[.I99]" table:style-name="ce1">
            <text:p>-0.004248771</text:p>
          </table:table-cell>
          <table:table-cell office:value-type="float" office:value="1.8052058834330571E-5" table:formula="of:=[.J99]^2" table:style-name="ce1">
            <text:p>1.80521E-05</text:p>
          </table:table-cell>
          <table:table-cell table:number-columns-repeated="16373"/>
        </table:table-row>
        <table:table-row table:style-name="ro1">
          <table:table-cell office:value-type="float" office:value="94668000" table:style-name="ce1">
            <text:p>94668000</text:p>
          </table:table-cell>
          <table:table-cell office:value-type="float" office:value="3.5975307380000001" table:style-name="ce1">
            <text:p>3.597530738</text:p>
          </table:table-cell>
          <table:table-cell table:number-columns-repeated="4" table:style-name="ce1"/>
          <table:table-cell office:value-type="float" office:value="94668000" table:style-name="ce1">
            <text:p>94668000</text:p>
          </table:table-cell>
          <table:table-cell office:value-type="float" office:value="3.5975307380000001" table:style-name="ce1">
            <text:p>3.59753073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3.2522524499993821E-3" table:formula="of:=[.H100]-[.I100]" table:style-name="ce1">
            <text:p>-0.003252252</text:p>
          </table:table-cell>
          <table:table-cell office:value-type="float" office:value="1.0577145998526984E-5" table:formula="of:=[.J100]^2" table:style-name="ce1">
            <text:p>1.05771E-05</text:p>
          </table:table-cell>
          <table:table-cell table:number-columns-repeated="16373"/>
        </table:table-row>
        <table:table-row table:style-name="ro1">
          <table:table-cell office:value-type="float" office:value="95634000" table:style-name="ce1">
            <text:p>95634000</text:p>
          </table:table-cell>
          <table:table-cell office:value-type="float" office:value="3.5957980979999999" table:style-name="ce1">
            <text:p>3.595798098</text:p>
          </table:table-cell>
          <table:table-cell table:number-columns-repeated="4" table:style-name="ce1"/>
          <table:table-cell office:value-type="float" office:value="95634000" table:style-name="ce1">
            <text:p>95634000</text:p>
          </table:table-cell>
          <table:table-cell office:value-type="float" office:value="3.5957980979999999" table:style-name="ce1">
            <text:p>3.59579809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4.9848924499995562E-3" table:formula="of:=[.H101]-[.I101]" table:style-name="ce1">
            <text:p>-0.004984892</text:p>
          </table:table-cell>
          <table:table-cell office:value-type="float" office:value="2.4849152738062577E-5" table:formula="of:=[.J101]^2" table:style-name="ce1">
            <text:p>2.48492E-05</text:p>
          </table:table-cell>
          <table:table-cell table:number-columns-repeated="16373"/>
        </table:table-row>
        <table:table-row table:style-name="ro1">
          <table:table-cell office:value-type="float" office:value="96600000" table:style-name="ce1">
            <text:p>96600000</text:p>
          </table:table-cell>
          <table:table-cell office:value-type="float" office:value="3.5956690579999999" table:style-name="ce1">
            <text:p>3.595669058</text:p>
          </table:table-cell>
          <table:table-cell table:number-columns-repeated="4" table:style-name="ce1"/>
          <table:table-cell office:value-type="float" office:value="96600000" table:style-name="ce1">
            <text:p>96600000</text:p>
          </table:table-cell>
          <table:table-cell office:value-type="float" office:value="3.5956690579999999" table:style-name="ce1">
            <text:p>3.595669058</text:p>
          </table:table-cell>
          <table:table-cell office:value-type="float" office:value="3.6007829904499995" table:style-name="ce1">
            <text:p>3.60078299</text:p>
          </table:table-cell>
          <table:table-cell office:value-type="float" office:value="-5.1139324499995809E-3" table:formula="of:=[.H102]-[.I102]" table:style-name="ce1">
            <text:p>-0.005113932</text:p>
          </table:table-cell>
          <table:table-cell office:value-type="float" office:value="2.6152305103158717E-5" table:formula="of:=[.J102]^2" table:style-name="ce1">
            <text:p>2.61523E-05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unt</text:p>
          </table:table-cell>
          <table:table-cell table:number-columns-repeated="5" table:style-name="ce1"/>
          <table:table-cell office:value-type="float" office:value="100" table:formula="of:=COUNT([.G3:.G102])" table:style-name="ce1">
            <text:p>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an<text:s/></text:p>
          </table:table-cell>
          <table:table-cell table:number-columns-repeated="5" table:style-name="ce1"/>
          <table:table-cell office:value-type="float" office:value="3.6007829904499995" table:style-name="ce1">
            <text:p>3.6007829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ariance<text:s/></text:p>
          </table:table-cell>
          <table:table-cell table:number-columns-repeated="5" table:style-name="ce1"/>
          <table:table-cell office:value-type="float" office:value="3.1761451102922737E-4" table:formula="of:=SUM([.K3:.K102])/99" table:style-name="ce1">
            <text:p>0.00031761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ndard deviation</text:p>
          </table:table-cell>
          <table:table-cell table:number-columns-repeated="5" table:style-name="ce1"/>
          <table:table-cell office:value-type="float" office:value="1.7821742648496171E-2" table:formula="of:=[.G107]^0.5" table:style-name="ce1">
            <text:p>0.017821743</text:p>
          </table:table-cell>
          <table:table-cell table:number-columns-repeated="16377" table:style-name="ce1"/>
        </table:table-row>
        <table:table-row table:number-rows-repeated="1048468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3" table:style-name="ce1"/>
          <table:table-cell office:value-type="string" table:style-name="ce1">
            <text:p>Fortran</text:p>
          </table:table-cell>
          <table:table-cell table:style-name="ce1"/>
          <table:table-cell office:value-type="string" table:style-name="ce1">
            <text:p>Python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1"/>
          <table:table-cell office:value-type="string" table:style-name="ce1">
            <text:p>C++</text:p>
          </table:table-cell>
          <table:table-cell table:number-columns-repeated="16370" table:style-name="ce1"/>
        </table:table-row>
        <table:table-row table:style-name="ro1">
          <table:table-cell table:number-columns-repeated="4"/>
          <table:table-cell table:number-columns-repeated="3" table:style-name="ce1"/>
          <table:table-cell office:value-type="string" table:style-name="ce1">
            <text:p>Number of character s</text:p>
          </table:table-cell>
          <table:table-cell office:value-type="string" table:style-name="ce1">
            <text:p>Entropy</text:p>
          </table:table-cell>
          <table:table-cell office:value-type="string" table:style-name="ce1">
            <text:p>No of charcters</text:p>
          </table:table-cell>
          <table:table-cell office:value-type="string" table:style-name="ce1">
            <text:p>Entropy</text:p>
          </table:table-cell>
          <table:table-cell office:value-type="string" table:style-name="ce1">
            <text:p>No of Characters<text:s/></text:p>
          </table:table-cell>
          <table:table-cell office:value-type="string" table:style-name="ce1">
            <text:p>Entropy</text:p>
          </table:table-cell>
          <table:table-cell office:value-type="string" table:style-name="ce1">
            <text:p>No of charchters<text:s/></text:p>
          </table:table-cell>
          <table:table-cell office:value-type="string" table:style-name="ce1">
            <text:p>Entropy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3" table:style-name="ce1"/>
          <table:table-cell office:value-type="float" office:value="966000" table:style-name="ce1">
            <text:p>966000</text:p>
          </table:table-cell>
          <table:table-cell office:value-type="float" office:value="3.6277834499999999" table:style-name="ce1">
            <text:p>3.62778345</text:p>
          </table:table-cell>
          <table:table-cell office:value-type="float" office:value="522000" table:style-name="ce1">
            <text:p>522000</text:p>
          </table:table-cell>
          <table:table-cell office:value-type="float" office:value="3.6341884449999999" table:style-name="ce1">
            <text:p>3.634188445</text:p>
          </table:table-cell>
          <table:table-cell office:value-type="float" office:value="663000" table:style-name="ce1">
            <text:p>663000</text:p>
          </table:table-cell>
          <table:table-cell office:value-type="float" office:value="3.8489837580000001" table:style-name="ce1">
            <text:p>3.848983758</text:p>
          </table:table-cell>
          <table:table-cell office:value-type="float" office:value="750000" table:style-name="ce1">
            <text:p>750000</text:p>
          </table:table-cell>
          <table:table-cell office:value-type="float" office:value="3.8730164242695801" table:style-name="ce1">
            <text:p>3.873016424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3" table:style-name="ce1"/>
          <table:table-cell office:value-type="float" office:value="1932000" table:style-name="ce1">
            <text:p>1932000</text:p>
          </table:table-cell>
          <table:table-cell office:value-type="float" office:value="3.6132565749999999" table:style-name="ce1">
            <text:p>3.613256575</text:p>
          </table:table-cell>
          <table:table-cell office:value-type="float" office:value="1044000" table:style-name="ce1">
            <text:p>1044000</text:p>
          </table:table-cell>
          <table:table-cell office:value-type="float" office:value="3.6435806500000001" table:style-name="ce1">
            <text:p>3.64358065</text:p>
          </table:table-cell>
          <table:table-cell office:value-type="float" office:value="1326000" table:style-name="ce1">
            <text:p>1326000</text:p>
          </table:table-cell>
          <table:table-cell office:value-type="float" office:value="3.7846805379999999" table:style-name="ce1">
            <text:p>3.784680538</text:p>
          </table:table-cell>
          <table:table-cell office:value-type="float" office:value="1125000" table:style-name="ce1">
            <text:p>1125000</text:p>
          </table:table-cell>
          <table:table-cell office:value-type="float" office:value="3.77727633699583" table:style-name="ce1">
            <text:p>3.777276337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float" office:value="2898000" table:style-name="ce1">
            <text:p>2898000</text:p>
          </table:table-cell>
          <table:table-cell office:value-type="float" office:value="3.6285413379999998" table:style-name="ce1">
            <text:p>3.628541338</text:p>
          </table:table-cell>
          <table:table-cell office:value-type="float" office:value="1566000" table:style-name="ce1">
            <text:p>1566000</text:p>
          </table:table-cell>
          <table:table-cell office:value-type="float" office:value="3.6426756519999999" table:style-name="ce1">
            <text:p>3.642675652</text:p>
          </table:table-cell>
          <table:table-cell office:value-type="float" office:value="1989000" table:style-name="ce1">
            <text:p>1989000</text:p>
          </table:table-cell>
          <table:table-cell office:value-type="float" office:value="3.7258395439999998" table:style-name="ce1">
            <text:p>3.725839544</text:p>
          </table:table-cell>
          <table:table-cell office:value-type="float" office:value="1500000" table:style-name="ce1">
            <text:p>1500000</text:p>
          </table:table-cell>
          <table:table-cell office:value-type="float" office:value="3.7578756096988499" table:style-name="ce1">
            <text:p>3.75787561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3" table:style-name="ce1"/>
          <table:table-cell office:value-type="float" office:value="3864000" table:style-name="ce1">
            <text:p>3864000</text:p>
          </table:table-cell>
          <table:table-cell office:value-type="float" office:value="3.6215669610000001" table:style-name="ce1">
            <text:p>3.621566961</text:p>
          </table:table-cell>
          <table:table-cell office:value-type="float" office:value="2088000" table:style-name="ce1">
            <text:p>2088000</text:p>
          </table:table-cell>
          <table:table-cell office:value-type="float" office:value="3.6169428510000001" table:style-name="ce1">
            <text:p>3.616942851</text:p>
          </table:table-cell>
          <table:table-cell office:value-type="float" office:value="2652000" table:style-name="ce1">
            <text:p>2652000</text:p>
          </table:table-cell>
          <table:table-cell office:value-type="float" office:value="3.7504082670000001" table:style-name="ce1">
            <text:p>3.750408267</text:p>
          </table:table-cell>
          <table:table-cell office:value-type="float" office:value="1875000" table:style-name="ce1">
            <text:p>1875000</text:p>
          </table:table-cell>
          <table:table-cell office:value-type="float" office:value="3.8062642678659002" table:style-name="ce1">
            <text:p>3.806264268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3" table:style-name="ce1"/>
          <table:table-cell office:value-type="float" office:value="4830000" table:style-name="ce1">
            <text:p>4830000</text:p>
          </table:table-cell>
          <table:table-cell office:value-type="float" office:value="3.60453248" table:style-name="ce1">
            <text:p>3.60453248</text:p>
          </table:table-cell>
          <table:table-cell office:value-type="float" office:value="2610000" table:style-name="ce1">
            <text:p>2610000</text:p>
          </table:table-cell>
          <table:table-cell office:value-type="float" office:value="3.5892121170000002" table:style-name="ce1">
            <text:p>3.589212117</text:p>
          </table:table-cell>
          <table:table-cell office:value-type="float" office:value="3315000" table:style-name="ce1">
            <text:p>3315000</text:p>
          </table:table-cell>
          <table:table-cell office:value-type="float" office:value="3.7115623530000001" table:style-name="ce1">
            <text:p>3.711562353</text:p>
          </table:table-cell>
          <table:table-cell office:value-type="float" office:value="2250000" table:style-name="ce1">
            <text:p>2250000</text:p>
          </table:table-cell>
          <table:table-cell office:value-type="float" office:value="3.7652011253417199" table:style-name="ce1">
            <text:p>3.765201125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3" table:style-name="ce1"/>
          <table:table-cell office:value-type="float" office:value="5796000" table:style-name="ce1">
            <text:p>5796000</text:p>
          </table:table-cell>
          <table:table-cell office:value-type="float" office:value="3.5706815750000001" table:style-name="ce1">
            <text:p>3.570681575</text:p>
          </table:table-cell>
          <table:table-cell office:value-type="float" office:value="3132000" table:style-name="ce1">
            <text:p>3132000</text:p>
          </table:table-cell>
          <table:table-cell office:value-type="float" office:value="3.5728523659999998" table:style-name="ce1">
            <text:p>3.572852366</text:p>
          </table:table-cell>
          <table:table-cell office:value-type="float" office:value="3978000" table:style-name="ce1">
            <text:p>3978000</text:p>
          </table:table-cell>
          <table:table-cell office:value-type="float" office:value="3.7327050349999999" table:style-name="ce1">
            <text:p>3.732705035</text:p>
          </table:table-cell>
          <table:table-cell office:value-type="float" office:value="2625000" table:style-name="ce1">
            <text:p>2625000</text:p>
          </table:table-cell>
          <table:table-cell office:value-type="float" office:value="3.7609575339434902" table:style-name="ce1">
            <text:p>3.760957534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3" table:style-name="ce1"/>
          <table:table-cell office:value-type="float" office:value="6762000" table:style-name="ce1">
            <text:p>6762000</text:p>
          </table:table-cell>
          <table:table-cell office:value-type="float" office:value="3.5755825830000001" table:style-name="ce1">
            <text:p>3.575582583</text:p>
          </table:table-cell>
          <table:table-cell office:value-type="float" office:value="3654000" table:style-name="ce1">
            <text:p>3654000</text:p>
          </table:table-cell>
          <table:table-cell office:value-type="float" office:value="3.581135234" table:style-name="ce1">
            <text:p>3.581135234</text:p>
          </table:table-cell>
          <table:table-cell office:value-type="float" office:value="4641000" table:style-name="ce1">
            <text:p>4641000</text:p>
          </table:table-cell>
          <table:table-cell office:value-type="float" office:value="3.7290367729999998" table:style-name="ce1">
            <text:p>3.729036773</text:p>
          </table:table-cell>
          <table:table-cell office:value-type="float" office:value="3000000" table:style-name="ce1">
            <text:p>3000000</text:p>
          </table:table-cell>
          <table:table-cell office:value-type="float" office:value="3.7422955372854201" table:style-name="ce1">
            <text:p>3.742295537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3" table:style-name="ce1"/>
          <table:table-cell office:value-type="float" office:value="7728000" table:style-name="ce1">
            <text:p>7728000</text:p>
          </table:table-cell>
          <table:table-cell office:value-type="float" office:value="3.583847827" table:style-name="ce1">
            <text:p>3.583847827</text:p>
          </table:table-cell>
          <table:table-cell office:value-type="float" office:value="4176000" table:style-name="ce1">
            <text:p>4176000</text:p>
          </table:table-cell>
          <table:table-cell office:value-type="float" office:value="3.598038866" table:style-name="ce1">
            <text:p>3.598038866</text:p>
          </table:table-cell>
          <table:table-cell office:value-type="float" office:value="5304000" table:style-name="ce1">
            <text:p>5304000</text:p>
          </table:table-cell>
          <table:table-cell office:value-type="float" office:value="3.7249324019999999" table:style-name="ce1">
            <text:p>3.724932402</text:p>
          </table:table-cell>
          <table:table-cell office:value-type="float" office:value="3375000" table:style-name="ce1">
            <text:p>3375000</text:p>
          </table:table-cell>
          <table:table-cell office:value-type="float" office:value="3.75245598110331" table:style-name="ce1">
            <text:p>3.75245598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8694000" table:style-name="ce1">
            <text:p>8694000</text:p>
          </table:table-cell>
          <table:table-cell office:value-type="float" office:value="3.5817142039999998" table:style-name="ce1">
            <text:p>3.581714204</text:p>
          </table:table-cell>
          <table:table-cell office:value-type="float" office:value="4698000" table:style-name="ce1">
            <text:p>4698000</text:p>
          </table:table-cell>
          <table:table-cell office:value-type="float" office:value="3.59272313" table:style-name="ce1">
            <text:p>3.59272313</text:p>
          </table:table-cell>
          <table:table-cell office:value-type="float" office:value="5967000" table:style-name="ce1">
            <text:p>5967000</text:p>
          </table:table-cell>
          <table:table-cell office:value-type="float" office:value="3.7243287230000002" table:style-name="ce1">
            <text:p>3.724328723</text:p>
          </table:table-cell>
          <table:table-cell office:value-type="float" office:value="3750000" table:style-name="ce1">
            <text:p>3750000</text:p>
          </table:table-cell>
          <table:table-cell office:value-type="float" office:value="3.7313731936295098" table:style-name="ce1">
            <text:p>3.731373194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9660000" table:style-name="ce1">
            <text:p>9660000</text:p>
          </table:table-cell>
          <table:table-cell office:value-type="float" office:value="3.5957565659999999" table:style-name="ce1">
            <text:p>3.595756566</text:p>
          </table:table-cell>
          <table:table-cell office:value-type="float" office:value="5220000" table:style-name="ce1">
            <text:p>5220000</text:p>
          </table:table-cell>
          <table:table-cell office:value-type="float" office:value="3.586940856" table:style-name="ce1">
            <text:p>3.586940856</text:p>
          </table:table-cell>
          <table:table-cell office:value-type="float" office:value="6630000" table:style-name="ce1">
            <text:p>6630000</text:p>
          </table:table-cell>
          <table:table-cell office:value-type="float" office:value="3.7195041839999998" table:style-name="ce1">
            <text:p>3.719504184</text:p>
          </table:table-cell>
          <table:table-cell office:value-type="float" office:value="4125000" table:style-name="ce1">
            <text:p>4125000</text:p>
          </table:table-cell>
          <table:table-cell office:value-type="float" office:value="3.7147872207420298" table:style-name="ce1">
            <text:p>3.71478722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10626000" table:style-name="ce1">
            <text:p>10626000</text:p>
          </table:table-cell>
          <table:table-cell office:value-type="float" office:value="3.603068178" table:style-name="ce1">
            <text:p>3.603068178</text:p>
          </table:table-cell>
          <table:table-cell office:value-type="float" office:value="5742000" table:style-name="ce1">
            <text:p>5742000</text:p>
          </table:table-cell>
          <table:table-cell office:value-type="float" office:value="3.5900688980000002" table:style-name="ce1">
            <text:p>3.590068898</text:p>
          </table:table-cell>
          <table:table-cell office:value-type="float" office:value="7293000" table:style-name="ce1">
            <text:p>7293000</text:p>
          </table:table-cell>
          <table:table-cell office:value-type="float" office:value="3.7295169549999998" table:style-name="ce1">
            <text:p>3.729516955</text:p>
          </table:table-cell>
          <table:table-cell office:value-type="float" office:value="4500000" table:style-name="ce1">
            <text:p>4500000</text:p>
          </table:table-cell>
          <table:table-cell office:value-type="float" office:value="3.7041114511889601" table:style-name="ce1">
            <text:p>3.70411145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11592000" table:style-name="ce1">
            <text:p>11592000</text:p>
          </table:table-cell>
          <table:table-cell office:value-type="float" office:value="3.6031214249999999" table:style-name="ce1">
            <text:p>3.603121425</text:p>
          </table:table-cell>
          <table:table-cell office:value-type="float" office:value="6264000" table:style-name="ce1">
            <text:p>6264000</text:p>
          </table:table-cell>
          <table:table-cell office:value-type="float" office:value="3.5944266460000001" table:style-name="ce1">
            <text:p>3.594426646</text:p>
          </table:table-cell>
          <table:table-cell office:value-type="float" office:value="7956000" table:style-name="ce1">
            <text:p>7956000</text:p>
          </table:table-cell>
          <table:table-cell office:value-type="float" office:value="3.7428340210000002" table:style-name="ce1">
            <text:p>3.742834021</text:p>
          </table:table-cell>
          <table:table-cell office:value-type="float" office:value="4875000" table:style-name="ce1">
            <text:p>4875000</text:p>
          </table:table-cell>
          <table:table-cell office:value-type="float" office:value="3.7032472576578801" table:style-name="ce1">
            <text:p>3.70324725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12558000" table:style-name="ce1">
            <text:p>12558000</text:p>
          </table:table-cell>
          <table:table-cell office:value-type="float" office:value="3.5942934050000002" table:style-name="ce1">
            <text:p>3.594293405</text:p>
          </table:table-cell>
          <table:table-cell office:value-type="float" office:value="6786000" table:style-name="ce1">
            <text:p>6786000</text:p>
          </table:table-cell>
          <table:table-cell office:value-type="float" office:value="3.5987009489999999" table:style-name="ce1">
            <text:p>3.598700949</text:p>
          </table:table-cell>
          <table:table-cell office:value-type="float" office:value="8619000" table:style-name="ce1">
            <text:p>8619000</text:p>
          </table:table-cell>
          <table:table-cell office:value-type="float" office:value="3.7419816350000001" table:style-name="ce1">
            <text:p>3.741981635</text:p>
          </table:table-cell>
          <table:table-cell office:value-type="float" office:value="5250000" table:style-name="ce1">
            <text:p>5250000</text:p>
          </table:table-cell>
          <table:table-cell office:value-type="float" office:value="3.70379004271987" table:style-name="ce1">
            <text:p>3.703790043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13524000" table:style-name="ce1">
            <text:p>13524000</text:p>
          </table:table-cell>
          <table:table-cell office:value-type="float" office:value="3.6114058959999999" table:style-name="ce1">
            <text:p>3.611405896</text:p>
          </table:table-cell>
          <table:table-cell office:value-type="float" office:value="7308000" table:style-name="ce1">
            <text:p>7308000</text:p>
          </table:table-cell>
          <table:table-cell office:value-type="float" office:value="3.6002674539999999" table:style-name="ce1">
            <text:p>3.600267454</text:p>
          </table:table-cell>
          <table:table-cell office:value-type="float" office:value="9282000" table:style-name="ce1">
            <text:p>9282000</text:p>
          </table:table-cell>
          <table:table-cell office:value-type="float" office:value="3.7522723130000002" table:style-name="ce1">
            <text:p>3.752272313</text:p>
          </table:table-cell>
          <table:table-cell office:value-type="float" office:value="5625000" table:style-name="ce1">
            <text:p>5625000</text:p>
          </table:table-cell>
          <table:table-cell office:value-type="float" office:value="3.7007120347565201" table:style-name="ce1">
            <text:p>3.700712035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14490000" table:style-name="ce1">
            <text:p>14490000</text:p>
          </table:table-cell>
          <table:table-cell office:value-type="float" office:value="3.6058897390000002" table:style-name="ce1">
            <text:p>3.605889739</text:p>
          </table:table-cell>
          <table:table-cell office:value-type="float" office:value="7830000" table:style-name="ce1">
            <text:p>7830000</text:p>
          </table:table-cell>
          <table:table-cell office:value-type="float" office:value="3.6042809459999998" table:style-name="ce1">
            <text:p>3.604280946</text:p>
          </table:table-cell>
          <table:table-cell office:value-type="float" office:value="9945000" table:style-name="ce1">
            <text:p>9945000</text:p>
          </table:table-cell>
          <table:table-cell office:value-type="float" office:value="3.7534924040000002" table:style-name="ce1">
            <text:p>3.753492404</text:p>
          </table:table-cell>
          <table:table-cell office:value-type="float" office:value="6000000" table:style-name="ce1">
            <text:p>6000000</text:p>
          </table:table-cell>
          <table:table-cell office:value-type="float" office:value="3.6989043919167401" table:style-name="ce1">
            <text:p>3.698904392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15456000" table:style-name="ce1">
            <text:p>15456000</text:p>
          </table:table-cell>
          <table:table-cell office:value-type="float" office:value="3.60358695" table:style-name="ce1">
            <text:p>3.60358695</text:p>
          </table:table-cell>
          <table:table-cell office:value-type="float" office:value="8352000" table:style-name="ce1">
            <text:p>8352000</text:p>
          </table:table-cell>
          <table:table-cell office:value-type="float" office:value="3.6127886419999999" table:style-name="ce1">
            <text:p>3.612788642</text:p>
          </table:table-cell>
          <table:table-cell office:value-type="float" office:value="10608000" table:style-name="ce1">
            <text:p>10608000</text:p>
          </table:table-cell>
          <table:table-cell office:value-type="float" office:value="3.7550574710000002" table:style-name="ce1">
            <text:p>3.755057471</text:p>
          </table:table-cell>
          <table:table-cell office:value-type="float" office:value="6375000" table:style-name="ce1">
            <text:p>6375000</text:p>
          </table:table-cell>
          <table:table-cell office:value-type="float" office:value="3.6999296975149401" table:style-name="ce1">
            <text:p>3.69992969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16422000" table:style-name="ce1">
            <text:p>16422000</text:p>
          </table:table-cell>
          <table:table-cell office:value-type="float" office:value="3.6119034029999999" table:style-name="ce1">
            <text:p>3.611903403</text:p>
          </table:table-cell>
          <table:table-cell office:value-type="float" office:value="8874000" table:style-name="ce1">
            <text:p>8874000</text:p>
          </table:table-cell>
          <table:table-cell office:value-type="float" office:value="3.6144199540000002" table:style-name="ce1">
            <text:p>3.614419954</text:p>
          </table:table-cell>
          <table:table-cell office:value-type="float" office:value="11271000" table:style-name="ce1">
            <text:p>11271000</text:p>
          </table:table-cell>
          <table:table-cell office:value-type="float" office:value="3.7646885440000002" table:style-name="ce1">
            <text:p>3.764688544</text:p>
          </table:table-cell>
          <table:table-cell office:value-type="float" office:value="6750000" table:style-name="ce1">
            <text:p>6750000</text:p>
          </table:table-cell>
          <table:table-cell office:value-type="float" office:value="3.7126819804297702" table:style-name="ce1">
            <text:p>3.7126819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17388000" table:style-name="ce1">
            <text:p>17388000</text:p>
          </table:table-cell>
          <table:table-cell office:value-type="float" office:value="3.6137088959999999" table:style-name="ce1">
            <text:p>3.613708896</text:p>
          </table:table-cell>
          <table:table-cell office:value-type="float" office:value="9396000" table:style-name="ce1">
            <text:p>9396000</text:p>
          </table:table-cell>
          <table:table-cell office:value-type="float" office:value="3.6143220889999998" table:style-name="ce1">
            <text:p>3.614322089</text:p>
          </table:table-cell>
          <table:table-cell office:value-type="float" office:value="11934000" table:style-name="ce1">
            <text:p>11934000</text:p>
          </table:table-cell>
          <table:table-cell office:value-type="float" office:value="3.774159998" table:style-name="ce1">
            <text:p>3.774159998</text:p>
          </table:table-cell>
          <table:table-cell office:value-type="float" office:value="7125000" table:style-name="ce1">
            <text:p>7125000</text:p>
          </table:table-cell>
          <table:table-cell office:value-type="float" office:value="3.7103642677292701" table:style-name="ce1">
            <text:p>3.71036426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18354000" table:style-name="ce1">
            <text:p>18354000</text:p>
          </table:table-cell>
          <table:table-cell office:value-type="float" office:value="3.6229702850000001" table:style-name="ce1">
            <text:p>3.622970285</text:p>
          </table:table-cell>
          <table:table-cell office:value-type="float" office:value="9918000" table:style-name="ce1">
            <text:p>9918000</text:p>
          </table:table-cell>
          <table:table-cell office:value-type="float" office:value="3.613881728" table:style-name="ce1">
            <text:p>3.613881728</text:p>
          </table:table-cell>
          <table:table-cell office:value-type="float" office:value="12597000" table:style-name="ce1">
            <text:p>12597000</text:p>
          </table:table-cell>
          <table:table-cell office:value-type="float" office:value="3.7741914090000002" table:style-name="ce1">
            <text:p>3.774191409</text:p>
          </table:table-cell>
          <table:table-cell office:value-type="float" office:value="7500000" table:style-name="ce1">
            <text:p>7500000</text:p>
          </table:table-cell>
          <table:table-cell office:value-type="float" office:value="3.6935153669241201" table:style-name="ce1">
            <text:p>3.693515367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19320000" table:style-name="ce1">
            <text:p>19320000</text:p>
          </table:table-cell>
          <table:table-cell office:value-type="float" office:value="3.623646881" table:style-name="ce1">
            <text:p>3.623646881</text:p>
          </table:table-cell>
          <table:table-cell office:value-type="float" office:value="10440000" table:style-name="ce1">
            <text:p>10440000</text:p>
          </table:table-cell>
          <table:table-cell office:value-type="float" office:value="3.6136964310000002" table:style-name="ce1">
            <text:p>3.613696431</text:p>
          </table:table-cell>
          <table:table-cell office:value-type="float" office:value="13260000" table:style-name="ce1">
            <text:p>13260000</text:p>
          </table:table-cell>
          <table:table-cell office:value-type="float" office:value="3.7620895609999998" table:style-name="ce1">
            <text:p>3.762089561</text:p>
          </table:table-cell>
          <table:table-cell office:value-type="float" office:value="7875000" table:style-name="ce1">
            <text:p>7875000</text:p>
          </table:table-cell>
          <table:table-cell office:value-type="float" office:value="3.68528999663519" table:style-name="ce1">
            <text:p>3.685289997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20286000" table:style-name="ce1">
            <text:p>20286000</text:p>
          </table:table-cell>
          <table:table-cell office:value-type="float" office:value="3.6199867609999998" table:style-name="ce1">
            <text:p>3.619986761</text:p>
          </table:table-cell>
          <table:table-cell office:value-type="float" office:value="10962000" table:style-name="ce1">
            <text:p>10962000</text:p>
          </table:table-cell>
          <table:table-cell office:value-type="float" office:value="3.6125590430000001" table:style-name="ce1">
            <text:p>3.612559043</text:p>
          </table:table-cell>
          <table:table-cell office:value-type="float" office:value="13923000" table:style-name="ce1">
            <text:p>13923000</text:p>
          </table:table-cell>
          <table:table-cell office:value-type="float" office:value="3.7576631850000002" table:style-name="ce1">
            <text:p>3.757663185</text:p>
          </table:table-cell>
          <table:table-cell office:value-type="float" office:value="8250000" table:style-name="ce1">
            <text:p>8250000</text:p>
          </table:table-cell>
          <table:table-cell office:value-type="float" office:value="3.6968555327161301" table:style-name="ce1">
            <text:p>3.696855533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21252000" table:style-name="ce1">
            <text:p>21252000</text:p>
          </table:table-cell>
          <table:table-cell office:value-type="float" office:value="3.6192040130000001" table:style-name="ce1">
            <text:p>3.619204013</text:p>
          </table:table-cell>
          <table:table-cell office:value-type="float" office:value="11484000" table:style-name="ce1">
            <text:p>11484000</text:p>
          </table:table-cell>
          <table:table-cell office:value-type="float" office:value="3.6139393289999999" table:style-name="ce1">
            <text:p>3.613939329</text:p>
          </table:table-cell>
          <table:table-cell office:value-type="float" office:value="14586000" table:style-name="ce1">
            <text:p>14586000</text:p>
          </table:table-cell>
          <table:table-cell office:value-type="float" office:value="3.7631615960000002" table:style-name="ce1">
            <text:p>3.763161596</text:p>
          </table:table-cell>
          <table:table-cell office:value-type="float" office:value="8625000" table:style-name="ce1">
            <text:p>8625000</text:p>
          </table:table-cell>
          <table:table-cell office:value-type="float" office:value="3.70004556449102" table:style-name="ce1">
            <text:p>3.700045564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22218000" table:style-name="ce1">
            <text:p>22218000</text:p>
          </table:table-cell>
          <table:table-cell office:value-type="float" office:value="3.6218151230000002" table:style-name="ce1">
            <text:p>3.621815123</text:p>
          </table:table-cell>
          <table:table-cell office:value-type="float" office:value="12006000" table:style-name="ce1">
            <text:p>12006000</text:p>
          </table:table-cell>
          <table:table-cell office:value-type="float" office:value="3.6131855229999998" table:style-name="ce1">
            <text:p>3.613185523</text:p>
          </table:table-cell>
          <table:table-cell office:value-type="float" office:value="15249000" table:style-name="ce1">
            <text:p>15249000</text:p>
          </table:table-cell>
          <table:table-cell office:value-type="float" office:value="3.7645293579999999" table:style-name="ce1">
            <text:p>3.764529358</text:p>
          </table:table-cell>
          <table:table-cell office:value-type="float" office:value="9000000" table:style-name="ce1">
            <text:p>9000000</text:p>
          </table:table-cell>
          <table:table-cell office:value-type="float" office:value="3.6934187742923998" table:style-name="ce1">
            <text:p>3.693418774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23184000" table:style-name="ce1">
            <text:p>23184000</text:p>
          </table:table-cell>
          <table:table-cell office:value-type="float" office:value="3.621672572" table:style-name="ce1">
            <text:p>3.621672572</text:p>
          </table:table-cell>
          <table:table-cell office:value-type="float" office:value="12528000" table:style-name="ce1">
            <text:p>12528000</text:p>
          </table:table-cell>
          <table:table-cell office:value-type="float" office:value="3.612472168" table:style-name="ce1">
            <text:p>3.612472168</text:p>
          </table:table-cell>
          <table:table-cell office:value-type="float" office:value="15912000" table:style-name="ce1">
            <text:p>15912000</text:p>
          </table:table-cell>
          <table:table-cell office:value-type="float" office:value="3.7674172590000001" table:style-name="ce1">
            <text:p>3.767417259</text:p>
          </table:table-cell>
          <table:table-cell office:value-type="float" office:value="9375000" table:style-name="ce1">
            <text:p>9375000</text:p>
          </table:table-cell>
          <table:table-cell office:value-type="float" office:value="3.6954795776935101" table:style-name="ce1">
            <text:p>3.69547957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24150000" table:style-name="ce1">
            <text:p>24150000</text:p>
          </table:table-cell>
          <table:table-cell office:value-type="float" office:value="3.624522953" table:style-name="ce1">
            <text:p>3.624522953</text:p>
          </table:table-cell>
          <table:table-cell office:value-type="float" office:value="13050000" table:style-name="ce1">
            <text:p>13050000</text:p>
          </table:table-cell>
          <table:table-cell office:value-type="float" office:value="3.6126087099999999" table:style-name="ce1">
            <text:p>3.61260871</text:p>
          </table:table-cell>
          <table:table-cell office:value-type="float" office:value="16575000" table:style-name="ce1">
            <text:p>16575000</text:p>
          </table:table-cell>
          <table:table-cell office:value-type="float" office:value="3.762566482" table:style-name="ce1">
            <text:p>3.762566482</text:p>
          </table:table-cell>
          <table:table-cell office:value-type="float" office:value="9750000" table:style-name="ce1">
            <text:p>9750000</text:p>
          </table:table-cell>
          <table:table-cell office:value-type="float" office:value="3.6971476511020702" table:style-name="ce1">
            <text:p>3.69714765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25116000" table:style-name="ce1">
            <text:p>25116000</text:p>
          </table:table-cell>
          <table:table-cell office:value-type="float" office:value="3.6255006789999999" table:style-name="ce1">
            <text:p>3.625500679</text:p>
          </table:table-cell>
          <table:table-cell office:value-type="float" office:value="13572000" table:style-name="ce1">
            <text:p>13572000</text:p>
          </table:table-cell>
          <table:table-cell office:value-type="float" office:value="3.612473381" table:style-name="ce1">
            <text:p>3.612473381</text:p>
          </table:table-cell>
          <table:table-cell office:value-type="float" office:value="17238000" table:style-name="ce1">
            <text:p>17238000</text:p>
          </table:table-cell>
          <table:table-cell office:value-type="float" office:value="3.761999109" table:style-name="ce1">
            <text:p>3.761999109</text:p>
          </table:table-cell>
          <table:table-cell office:value-type="float" office:value="10125000" table:style-name="ce1">
            <text:p>10125000</text:p>
          </table:table-cell>
          <table:table-cell office:value-type="float" office:value="3.69505176342303" table:style-name="ce1">
            <text:p>3.695051763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26082000" table:style-name="ce1">
            <text:p>26082000</text:p>
          </table:table-cell>
          <table:table-cell office:value-type="float" office:value="3.6265379270000002" table:style-name="ce1">
            <text:p>3.626537927</text:p>
          </table:table-cell>
          <table:table-cell office:value-type="float" office:value="14094000" table:style-name="ce1">
            <text:p>14094000</text:p>
          </table:table-cell>
          <table:table-cell office:value-type="float" office:value="3.6146472200000002" table:style-name="ce1">
            <text:p>3.61464722</text:p>
          </table:table-cell>
          <table:table-cell office:value-type="float" office:value="17901000" table:style-name="ce1">
            <text:p>17901000</text:p>
          </table:table-cell>
          <table:table-cell office:value-type="float" office:value="3.7682984930000001" table:style-name="ce1">
            <text:p>3.768298493</text:p>
          </table:table-cell>
          <table:table-cell office:value-type="float" office:value="10500000" table:style-name="ce1">
            <text:p>10500000</text:p>
          </table:table-cell>
          <table:table-cell office:value-type="float" office:value="3.6990971003131898" table:style-name="ce1">
            <text:p>3.699097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27048000" table:style-name="ce1">
            <text:p>27048000</text:p>
          </table:table-cell>
          <table:table-cell office:value-type="float" office:value="3.627070024" table:style-name="ce1">
            <text:p>3.627070024</text:p>
          </table:table-cell>
          <table:table-cell office:value-type="float" office:value="14616000" table:style-name="ce1">
            <text:p>14616000</text:p>
          </table:table-cell>
          <table:table-cell office:value-type="float" office:value="3.616852819" table:style-name="ce1">
            <text:p>3.616852819</text:p>
          </table:table-cell>
          <table:table-cell office:value-type="float" office:value="18564000" table:style-name="ce1">
            <text:p>18564000</text:p>
          </table:table-cell>
          <table:table-cell office:value-type="float" office:value="3.769296915" table:style-name="ce1">
            <text:p>3.769296915</text:p>
          </table:table-cell>
          <table:table-cell office:value-type="float" office:value="10875000" table:style-name="ce1">
            <text:p>10875000</text:p>
          </table:table-cell>
          <table:table-cell office:value-type="float" office:value="3.6909211898025598" table:style-name="ce1">
            <text:p>3.69092119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28014000" table:style-name="ce1">
            <text:p>28014000</text:p>
          </table:table-cell>
          <table:table-cell office:value-type="float" office:value="3.6277858080000001" table:style-name="ce1">
            <text:p>3.627785808</text:p>
          </table:table-cell>
          <table:table-cell office:value-type="float" office:value="15138000" table:style-name="ce1">
            <text:p>15138000</text:p>
          </table:table-cell>
          <table:table-cell office:value-type="float" office:value="3.6166460050000002" table:style-name="ce1">
            <text:p>3.616646005</text:p>
          </table:table-cell>
          <table:table-cell office:value-type="float" office:value="19227000" table:style-name="ce1">
            <text:p>19227000</text:p>
          </table:table-cell>
          <table:table-cell office:value-type="float" office:value="3.762037238" table:style-name="ce1">
            <text:p>3.762037238</text:p>
          </table:table-cell>
          <table:table-cell office:value-type="float" office:value="11250000" table:style-name="ce1">
            <text:p>11250000</text:p>
          </table:table-cell>
          <table:table-cell office:value-type="float" office:value="3.6945436707167398" table:style-name="ce1">
            <text:p>3.69454367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28980000" table:style-name="ce1">
            <text:p>28980000</text:p>
          </table:table-cell>
          <table:table-cell office:value-type="float" office:value="3.6263897869999999" table:style-name="ce1">
            <text:p>3.626389787</text:p>
          </table:table-cell>
          <table:table-cell office:value-type="float" office:value="15660000" table:style-name="ce1">
            <text:p>15660000</text:p>
          </table:table-cell>
          <table:table-cell office:value-type="float" office:value="3.609092264" table:style-name="ce1">
            <text:p>3.609092264</text:p>
          </table:table-cell>
          <table:table-cell office:value-type="float" office:value="19890000" table:style-name="ce1">
            <text:p>19890000</text:p>
          </table:table-cell>
          <table:table-cell office:value-type="float" office:value="3.7662990330000001" table:style-name="ce1">
            <text:p>3.766299033</text:p>
          </table:table-cell>
          <table:table-cell office:value-type="float" office:value="11625000" table:style-name="ce1">
            <text:p>11625000</text:p>
          </table:table-cell>
          <table:table-cell office:value-type="float" office:value="3.6985206188535402" table:style-name="ce1">
            <text:p>3.698520619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29946000" table:style-name="ce1">
            <text:p>29946000</text:p>
          </table:table-cell>
          <table:table-cell office:value-type="float" office:value="3.6270690029999999" table:style-name="ce1">
            <text:p>3.627069003</text:p>
          </table:table-cell>
          <table:table-cell office:value-type="float" office:value="16182000" table:style-name="ce1">
            <text:p>16182000</text:p>
          </table:table-cell>
          <table:table-cell office:value-type="float" office:value="3.6124542759999998" table:style-name="ce1">
            <text:p>3.612454276</text:p>
          </table:table-cell>
          <table:table-cell office:value-type="float" office:value="20553000" table:style-name="ce1">
            <text:p>20553000</text:p>
          </table:table-cell>
          <table:table-cell office:value-type="float" office:value="3.7722717769999998" table:style-name="ce1">
            <text:p>3.772271777</text:p>
          </table:table-cell>
          <table:table-cell office:value-type="float" office:value="12000000" table:style-name="ce1">
            <text:p>12000000</text:p>
          </table:table-cell>
          <table:table-cell office:value-type="float" office:value="3.7014473210471199" table:style-name="ce1">
            <text:p>3.70144732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30912000" table:style-name="ce1">
            <text:p>30912000</text:p>
          </table:table-cell>
          <table:table-cell office:value-type="float" office:value="3.6280895219999998" table:style-name="ce1">
            <text:p>3.628089522</text:p>
          </table:table-cell>
          <table:table-cell office:value-type="float" office:value="16704000" table:style-name="ce1">
            <text:p>16704000</text:p>
          </table:table-cell>
          <table:table-cell office:value-type="float" office:value="3.61362111" table:style-name="ce1">
            <text:p>3.61362111</text:p>
          </table:table-cell>
          <table:table-cell office:value-type="float" office:value="21216000" table:style-name="ce1">
            <text:p>21216000</text:p>
          </table:table-cell>
          <table:table-cell office:value-type="float" office:value="3.7775498220000001" table:style-name="ce1">
            <text:p>3.777549822</text:p>
          </table:table-cell>
          <table:table-cell office:value-type="float" office:value="12375000" table:style-name="ce1">
            <text:p>12375000</text:p>
          </table:table-cell>
          <table:table-cell office:value-type="float" office:value="3.70101990758541" table:style-name="ce1">
            <text:p>3.70101990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31878000" table:style-name="ce1">
            <text:p>31878000</text:p>
          </table:table-cell>
          <table:table-cell office:value-type="float" office:value="3.627187057" table:style-name="ce1">
            <text:p>3.627187057</text:p>
          </table:table-cell>
          <table:table-cell office:value-type="float" office:value="17226000" table:style-name="ce1">
            <text:p>17226000</text:p>
          </table:table-cell>
          <table:table-cell office:value-type="float" office:value="3.6150097969999999" table:style-name="ce1">
            <text:p>3.615009797</text:p>
          </table:table-cell>
          <table:table-cell office:value-type="float" office:value="21879000" table:style-name="ce1">
            <text:p>21879000</text:p>
          </table:table-cell>
          <table:table-cell office:value-type="float" office:value="3.783638426" table:style-name="ce1">
            <text:p>3.783638426</text:p>
          </table:table-cell>
          <table:table-cell office:value-type="float" office:value="12750000" table:style-name="ce1">
            <text:p>12750000</text:p>
          </table:table-cell>
          <table:table-cell office:value-type="float" office:value="3.7030276058101599" table:style-name="ce1">
            <text:p>3.703027606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32844000" table:style-name="ce1">
            <text:p>32844000</text:p>
          </table:table-cell>
          <table:table-cell office:value-type="float" office:value="3.6298474810000001" table:style-name="ce1">
            <text:p>3.629847481</text:p>
          </table:table-cell>
          <table:table-cell office:value-type="float" office:value="17748000" table:style-name="ce1">
            <text:p>17748000</text:p>
          </table:table-cell>
          <table:table-cell office:value-type="float" office:value="3.6161953269999998" table:style-name="ce1">
            <text:p>3.616195327</text:p>
          </table:table-cell>
          <table:table-cell office:value-type="float" office:value="22542000" table:style-name="ce1">
            <text:p>22542000</text:p>
          </table:table-cell>
          <table:table-cell office:value-type="float" office:value="3.7839877639999999" table:style-name="ce1">
            <text:p>3.783987764</text:p>
          </table:table-cell>
          <table:table-cell office:value-type="float" office:value="13125000" table:style-name="ce1">
            <text:p>13125000</text:p>
          </table:table-cell>
          <table:table-cell office:value-type="float" office:value="3.7011860580745601" table:style-name="ce1">
            <text:p>3.70118605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33810000" table:style-name="ce1">
            <text:p>33810000</text:p>
          </table:table-cell>
          <table:table-cell office:value-type="float" office:value="3.6306881039999999" table:style-name="ce1">
            <text:p>3.630688104</text:p>
          </table:table-cell>
          <table:table-cell office:value-type="float" office:value="18270000" table:style-name="ce1">
            <text:p>18270000</text:p>
          </table:table-cell>
          <table:table-cell office:value-type="float" office:value="3.6183815159999999" table:style-name="ce1">
            <text:p>3.618381516</text:p>
          </table:table-cell>
          <table:table-cell office:value-type="float" office:value="23205000" table:style-name="ce1">
            <text:p>23205000</text:p>
          </table:table-cell>
          <table:table-cell office:value-type="float" office:value="3.791713406" table:style-name="ce1">
            <text:p>3.791713406</text:p>
          </table:table-cell>
          <table:table-cell office:value-type="float" office:value="13500000" table:style-name="ce1">
            <text:p>13500000</text:p>
          </table:table-cell>
          <table:table-cell office:value-type="float" office:value="3.7036321376864598" table:style-name="ce1">
            <text:p>3.70363213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34776000" table:style-name="ce1">
            <text:p>34776000</text:p>
          </table:table-cell>
          <table:table-cell office:value-type="float" office:value="3.6352978669999998" table:style-name="ce1">
            <text:p>3.635297867</text:p>
          </table:table-cell>
          <table:table-cell office:value-type="float" office:value="18792000" table:style-name="ce1">
            <text:p>18792000</text:p>
          </table:table-cell>
          <table:table-cell office:value-type="float" office:value="3.6179502710000002" table:style-name="ce1">
            <text:p>3.617950271</text:p>
          </table:table-cell>
          <table:table-cell office:value-type="float" office:value="23868000" table:style-name="ce1">
            <text:p>23868000</text:p>
          </table:table-cell>
          <table:table-cell office:value-type="float" office:value="3.7936975500000001" table:style-name="ce1">
            <text:p>3.79369755</text:p>
          </table:table-cell>
          <table:table-cell office:value-type="float" office:value="13875000" table:style-name="ce1">
            <text:p>13875000</text:p>
          </table:table-cell>
          <table:table-cell office:value-type="float" office:value="3.7064226953906299" table:style-name="ce1">
            <text:p>3.706422695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35742000" table:style-name="ce1">
            <text:p>35742000</text:p>
          </table:table-cell>
          <table:table-cell office:value-type="float" office:value="3.6358678630000001" table:style-name="ce1">
            <text:p>3.635867863</text:p>
          </table:table-cell>
          <table:table-cell office:value-type="float" office:value="19314000" table:style-name="ce1">
            <text:p>19314000</text:p>
          </table:table-cell>
          <table:table-cell office:value-type="float" office:value="3.6204921200000002" table:style-name="ce1">
            <text:p>3.62049212</text:p>
          </table:table-cell>
          <table:table-cell office:value-type="float" office:value="24531000" table:style-name="ce1">
            <text:p>24531000</text:p>
          </table:table-cell>
          <table:table-cell office:value-type="float" office:value="3.7965485409999999" table:style-name="ce1">
            <text:p>3.796548541</text:p>
          </table:table-cell>
          <table:table-cell office:value-type="float" office:value="14250000" table:style-name="ce1">
            <text:p>14250000</text:p>
          </table:table-cell>
          <table:table-cell office:value-type="float" office:value="3.70191562101712" table:style-name="ce1">
            <text:p>3.70191562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36708000" table:style-name="ce1">
            <text:p>36708000</text:p>
          </table:table-cell>
          <table:table-cell office:value-type="float" office:value="3.6374390399999998" table:style-name="ce1">
            <text:p>3.63743904</text:p>
          </table:table-cell>
          <table:table-cell office:value-type="float" office:value="19836000" table:style-name="ce1">
            <text:p>19836000</text:p>
          </table:table-cell>
          <table:table-cell office:value-type="float" office:value="3.6221567399999999" table:style-name="ce1">
            <text:p>3.62215674</text:p>
          </table:table-cell>
          <table:table-cell office:value-type="float" office:value="25194000" table:style-name="ce1">
            <text:p>25194000</text:p>
          </table:table-cell>
          <table:table-cell office:value-type="float" office:value="3.7960893950000001" table:style-name="ce1">
            <text:p>3.796089395</text:p>
          </table:table-cell>
          <table:table-cell office:value-type="float" office:value="14625000" table:style-name="ce1">
            <text:p>14625000</text:p>
          </table:table-cell>
          <table:table-cell office:value-type="float" office:value="3.7132060992645899" table:style-name="ce1">
            <text:p>3.713206099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37674000" table:style-name="ce1">
            <text:p>37674000</text:p>
          </table:table-cell>
          <table:table-cell office:value-type="float" office:value="3.632785143" table:style-name="ce1">
            <text:p>3.632785143</text:p>
          </table:table-cell>
          <table:table-cell office:value-type="float" office:value="20358000" table:style-name="ce1">
            <text:p>20358000</text:p>
          </table:table-cell>
          <table:table-cell office:value-type="float" office:value="3.6244101620000002" table:style-name="ce1">
            <text:p>3.624410162</text:p>
          </table:table-cell>
          <table:table-cell office:value-type="float" office:value="25857000" table:style-name="ce1">
            <text:p>25857000</text:p>
          </table:table-cell>
          <table:table-cell office:value-type="float" office:value="3.7926443750000001" table:style-name="ce1">
            <text:p>3.792644375</text:p>
          </table:table-cell>
          <table:table-cell office:value-type="float" office:value="15000000" table:style-name="ce1">
            <text:p>15000000</text:p>
          </table:table-cell>
          <table:table-cell office:value-type="float" office:value="3.7104696106375998" table:style-name="ce1">
            <text:p>3.71046961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38640000" table:style-name="ce1">
            <text:p>38640000</text:p>
          </table:table-cell>
          <table:table-cell office:value-type="float" office:value="3.6355990720000002" table:style-name="ce1">
            <text:p>3.635599072</text:p>
          </table:table-cell>
          <table:table-cell office:value-type="float" office:value="20880000" table:style-name="ce1">
            <text:p>20880000</text:p>
          </table:table-cell>
          <table:table-cell office:value-type="float" office:value="3.6260917799999999" table:style-name="ce1">
            <text:p>3.62609178</text:p>
          </table:table-cell>
          <table:table-cell office:value-type="float" office:value="26520000" table:style-name="ce1">
            <text:p>26520000</text:p>
          </table:table-cell>
          <table:table-cell office:value-type="float" office:value="3.7914618099999999" table:style-name="ce1">
            <text:p>3.79146181</text:p>
          </table:table-cell>
          <table:table-cell office:value-type="float" office:value="15375000" table:style-name="ce1">
            <text:p>15375000</text:p>
          </table:table-cell>
          <table:table-cell office:value-type="float" office:value="3.7053798600090002" table:style-name="ce1">
            <text:p>3.70537986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39606000" table:style-name="ce1">
            <text:p>39606000</text:p>
          </table:table-cell>
          <table:table-cell office:value-type="float" office:value="3.632910598" table:style-name="ce1">
            <text:p>3.632910598</text:p>
          </table:table-cell>
          <table:table-cell office:value-type="float" office:value="21402000" table:style-name="ce1">
            <text:p>21402000</text:p>
          </table:table-cell>
          <table:table-cell office:value-type="float" office:value="3.6262693769999998" table:style-name="ce1">
            <text:p>3.626269377</text:p>
          </table:table-cell>
          <table:table-cell office:value-type="float" office:value="27183000" table:style-name="ce1">
            <text:p>27183000</text:p>
          </table:table-cell>
          <table:table-cell office:value-type="float" office:value="3.794162252" table:style-name="ce1">
            <text:p>3.794162252</text:p>
          </table:table-cell>
          <table:table-cell office:value-type="float" office:value="15750000" table:style-name="ce1">
            <text:p>15750000</text:p>
          </table:table-cell>
          <table:table-cell office:value-type="float" office:value="3.70501543363453" table:style-name="ce1">
            <text:p>3.705015434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40572000" table:style-name="ce1">
            <text:p>40572000</text:p>
          </table:table-cell>
          <table:table-cell office:value-type="float" office:value="3.6195006379999999" table:style-name="ce1">
            <text:p>3.619500638</text:p>
          </table:table-cell>
          <table:table-cell office:value-type="float" office:value="21924000" table:style-name="ce1">
            <text:p>21924000</text:p>
          </table:table-cell>
          <table:table-cell office:value-type="float" office:value="3.6257512159999998" table:style-name="ce1">
            <text:p>3.625751216</text:p>
          </table:table-cell>
          <table:table-cell office:value-type="float" office:value="27846000" table:style-name="ce1">
            <text:p>27846000</text:p>
          </table:table-cell>
          <table:table-cell office:value-type="float" office:value="3.7972265969999999" table:style-name="ce1">
            <text:p>3.797226597</text:p>
          </table:table-cell>
          <table:table-cell office:value-type="float" office:value="16125000" table:style-name="ce1">
            <text:p>16125000</text:p>
          </table:table-cell>
          <table:table-cell office:value-type="float" office:value="3.7058094823563499" table:style-name="ce1">
            <text:p>3.705809482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41538000" table:style-name="ce1">
            <text:p>41538000</text:p>
          </table:table-cell>
          <table:table-cell office:value-type="float" office:value="3.5998710219999999" table:style-name="ce1">
            <text:p>3.599871022</text:p>
          </table:table-cell>
          <table:table-cell office:value-type="float" office:value="22446000" table:style-name="ce1">
            <text:p>22446000</text:p>
          </table:table-cell>
          <table:table-cell office:value-type="float" office:value="3.6198863879999998" table:style-name="ce1">
            <text:p>3.619886388</text:p>
          </table:table-cell>
          <table:table-cell office:value-type="float" office:value="28509000" table:style-name="ce1">
            <text:p>28509000</text:p>
          </table:table-cell>
          <table:table-cell office:value-type="float" office:value="3.7971436230000002" table:style-name="ce1">
            <text:p>3.797143623</text:p>
          </table:table-cell>
          <table:table-cell office:value-type="float" office:value="16500000" table:style-name="ce1">
            <text:p>16500000</text:p>
          </table:table-cell>
          <table:table-cell office:value-type="float" office:value="3.7038524199653899" table:style-name="ce1">
            <text:p>3.70385242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42504000" table:style-name="ce1">
            <text:p>42504000</text:p>
          </table:table-cell>
          <table:table-cell office:value-type="float" office:value="3.582713386" table:style-name="ce1">
            <text:p>3.582713386</text:p>
          </table:table-cell>
          <table:table-cell office:value-type="float" office:value="22968000" table:style-name="ce1">
            <text:p>22968000</text:p>
          </table:table-cell>
          <table:table-cell office:value-type="float" office:value="3.6216581730000001" table:style-name="ce1">
            <text:p>3.621658173</text:p>
          </table:table-cell>
          <table:table-cell office:value-type="float" office:value="29172000" table:style-name="ce1">
            <text:p>29172000</text:p>
          </table:table-cell>
          <table:table-cell office:value-type="float" office:value="3.7954606389999999" table:style-name="ce1">
            <text:p>3.795460639</text:p>
          </table:table-cell>
          <table:table-cell office:value-type="float" office:value="16875000" table:style-name="ce1">
            <text:p>16875000</text:p>
          </table:table-cell>
          <table:table-cell office:value-type="float" office:value="3.70259234959215" table:style-name="ce1">
            <text:p>3.70259235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43470000" table:style-name="ce1">
            <text:p>43470000</text:p>
          </table:table-cell>
          <table:table-cell office:value-type="float" office:value="3.581887343" table:style-name="ce1">
            <text:p>3.581887343</text:p>
          </table:table-cell>
          <table:table-cell office:value-type="float" office:value="23490000" table:style-name="ce1">
            <text:p>23490000</text:p>
          </table:table-cell>
          <table:table-cell office:value-type="float" office:value="3.6219300560000001" table:style-name="ce1">
            <text:p>3.621930056</text:p>
          </table:table-cell>
          <table:table-cell office:value-type="float" office:value="29835000" table:style-name="ce1">
            <text:p>29835000</text:p>
          </table:table-cell>
          <table:table-cell office:value-type="float" office:value="3.794364372" table:style-name="ce1">
            <text:p>3.794364372</text:p>
          </table:table-cell>
          <table:table-cell office:value-type="float" office:value="17250000" table:style-name="ce1">
            <text:p>17250000</text:p>
          </table:table-cell>
          <table:table-cell office:value-type="float" office:value="3.7071821794512299" table:style-name="ce1">
            <text:p>3.707182179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44436000" table:style-name="ce1">
            <text:p>44436000</text:p>
          </table:table-cell>
          <table:table-cell office:value-type="float" office:value="3.5837699970000001" table:style-name="ce1">
            <text:p>3.583769997</text:p>
          </table:table-cell>
          <table:table-cell office:value-type="float" office:value="24012000" table:style-name="ce1">
            <text:p>24012000</text:p>
          </table:table-cell>
          <table:table-cell office:value-type="float" office:value="3.6218581580000002" table:style-name="ce1">
            <text:p>3.621858158</text:p>
          </table:table-cell>
          <table:table-cell office:value-type="float" office:value="30498000" table:style-name="ce1">
            <text:p>30498000</text:p>
          </table:table-cell>
          <table:table-cell office:value-type="float" office:value="3.7970155239999999" table:style-name="ce1">
            <text:p>3.797015524</text:p>
          </table:table-cell>
          <table:table-cell office:value-type="float" office:value="17625000" table:style-name="ce1">
            <text:p>17625000</text:p>
          </table:table-cell>
          <table:table-cell office:value-type="float" office:value="3.7062959172953698" table:style-name="ce1">
            <text:p>3.706295917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45402000" table:style-name="ce1">
            <text:p>45402000</text:p>
          </table:table-cell>
          <table:table-cell office:value-type="float" office:value="3.5830978290000002" table:style-name="ce1">
            <text:p>3.583097829</text:p>
          </table:table-cell>
          <table:table-cell office:value-type="float" office:value="24534000" table:style-name="ce1">
            <text:p>24534000</text:p>
          </table:table-cell>
          <table:table-cell office:value-type="float" office:value="3.6224842119999998" table:style-name="ce1">
            <text:p>3.622484212</text:p>
          </table:table-cell>
          <table:table-cell office:value-type="float" office:value="31161000" table:style-name="ce1">
            <text:p>31161000</text:p>
          </table:table-cell>
          <table:table-cell office:value-type="float" office:value="3.7990213289999999" table:style-name="ce1">
            <text:p>3.799021329</text:p>
          </table:table-cell>
          <table:table-cell office:value-type="float" office:value="18000000" table:style-name="ce1">
            <text:p>18000000</text:p>
          </table:table-cell>
          <table:table-cell office:value-type="float" office:value="3.70493691386263" table:style-name="ce1">
            <text:p>3.704936914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46368000" table:style-name="ce1">
            <text:p>46368000</text:p>
          </table:table-cell>
          <table:table-cell office:value-type="float" office:value="3.584256984" table:style-name="ce1">
            <text:p>3.584256984</text:p>
          </table:table-cell>
          <table:table-cell office:value-type="float" office:value="25056000" table:style-name="ce1">
            <text:p>25056000</text:p>
          </table:table-cell>
          <table:table-cell office:value-type="float" office:value="3.623478773" table:style-name="ce1">
            <text:p>3.623478773</text:p>
          </table:table-cell>
          <table:table-cell office:value-type="float" office:value="31824000" table:style-name="ce1">
            <text:p>31824000</text:p>
          </table:table-cell>
          <table:table-cell office:value-type="float" office:value="3.7990051070000002" table:style-name="ce1">
            <text:p>3.799005107</text:p>
          </table:table-cell>
          <table:table-cell office:value-type="float" office:value="18375000" table:style-name="ce1">
            <text:p>18375000</text:p>
          </table:table-cell>
          <table:table-cell office:value-type="float" office:value="3.7033455442561198" table:style-name="ce1">
            <text:p>3.703345544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47334000" table:style-name="ce1">
            <text:p>47334000</text:p>
          </table:table-cell>
          <table:table-cell office:value-type="float" office:value="3.585063076" table:style-name="ce1">
            <text:p>3.585063076</text:p>
          </table:table-cell>
          <table:table-cell office:value-type="float" office:value="25578000" table:style-name="ce1">
            <text:p>25578000</text:p>
          </table:table-cell>
          <table:table-cell office:value-type="float" office:value="3.6235709589999998" table:style-name="ce1">
            <text:p>3.623570959</text:p>
          </table:table-cell>
          <table:table-cell office:value-type="float" office:value="32487000" table:style-name="ce1">
            <text:p>32487000</text:p>
          </table:table-cell>
          <table:table-cell office:value-type="float" office:value="3.801891211" table:style-name="ce1">
            <text:p>3.801891211</text:p>
          </table:table-cell>
          <table:table-cell office:value-type="float" office:value="18750000" table:style-name="ce1">
            <text:p>18750000</text:p>
          </table:table-cell>
          <table:table-cell office:value-type="float" office:value="3.7062241979542101" table:style-name="ce1">
            <text:p>3.70622419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48300000" table:style-name="ce1">
            <text:p>48300000</text:p>
          </table:table-cell>
          <table:table-cell office:value-type="float" office:value="3.5834456690000001" table:style-name="ce1">
            <text:p>3.583445669</text:p>
          </table:table-cell>
          <table:table-cell office:value-type="float" office:value="26100000" table:style-name="ce1">
            <text:p>26100000</text:p>
          </table:table-cell>
          <table:table-cell office:value-type="float" office:value="3.623709673" table:style-name="ce1">
            <text:p>3.623709673</text:p>
          </table:table-cell>
          <table:table-cell office:value-type="float" office:value="33150000" table:style-name="ce1">
            <text:p>33150000</text:p>
          </table:table-cell>
          <table:table-cell office:value-type="float" office:value="3.802731085" table:style-name="ce1">
            <text:p>3.802731085</text:p>
          </table:table-cell>
          <table:table-cell office:value-type="float" office:value="19125000" table:style-name="ce1">
            <text:p>19125000</text:p>
          </table:table-cell>
          <table:table-cell office:value-type="float" office:value="3.7053686654820899" table:style-name="ce1">
            <text:p>3.705368665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49266000" table:style-name="ce1">
            <text:p>49266000</text:p>
          </table:table-cell>
          <table:table-cell office:value-type="float" office:value="3.5845061980000001" table:style-name="ce1">
            <text:p>3.584506198</text:p>
          </table:table-cell>
          <table:table-cell office:value-type="float" office:value="26622000" table:style-name="ce1">
            <text:p>26622000</text:p>
          </table:table-cell>
          <table:table-cell office:value-type="float" office:value="3.6249918710000002" table:style-name="ce1">
            <text:p>3.624991871</text:p>
          </table:table-cell>
          <table:table-cell office:value-type="float" office:value="33813000" table:style-name="ce1">
            <text:p>33813000</text:p>
          </table:table-cell>
          <table:table-cell office:value-type="float" office:value="3.8037214559999999" table:style-name="ce1">
            <text:p>3.803721456</text:p>
          </table:table-cell>
          <table:table-cell office:value-type="float" office:value="19500000" table:style-name="ce1">
            <text:p>19500000</text:p>
          </table:table-cell>
          <table:table-cell office:value-type="float" office:value="3.7032008575845201" table:style-name="ce1">
            <text:p>3.70320085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50232000" table:style-name="ce1">
            <text:p>50232000</text:p>
          </table:table-cell>
          <table:table-cell office:value-type="float" office:value="3.5837067789999999" table:style-name="ce1">
            <text:p>3.583706779</text:p>
          </table:table-cell>
          <table:table-cell office:value-type="float" office:value="27144000" table:style-name="ce1">
            <text:p>27144000</text:p>
          </table:table-cell>
          <table:table-cell office:value-type="float" office:value="3.6253857580000002" table:style-name="ce1">
            <text:p>3.625385758</text:p>
          </table:table-cell>
          <table:table-cell office:value-type="float" office:value="34476000" table:style-name="ce1">
            <text:p>34476000</text:p>
          </table:table-cell>
          <table:table-cell office:value-type="float" office:value="3.8042690189999999" table:style-name="ce1">
            <text:p>3.804269019</text:p>
          </table:table-cell>
          <table:table-cell office:value-type="float" office:value="19875000" table:style-name="ce1">
            <text:p>19875000</text:p>
          </table:table-cell>
          <table:table-cell office:value-type="float" office:value="3.7084713163803298" table:style-name="ce1">
            <text:p>3.708471316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51198000" table:style-name="ce1">
            <text:p>51198000</text:p>
          </table:table-cell>
          <table:table-cell office:value-type="float" office:value="3.585359559" table:style-name="ce1">
            <text:p>3.585359559</text:p>
          </table:table-cell>
          <table:table-cell office:value-type="float" office:value="27666000" table:style-name="ce1">
            <text:p>27666000</text:p>
          </table:table-cell>
          <table:table-cell office:value-type="float" office:value="3.6275737920000002" table:style-name="ce1">
            <text:p>3.627573792</text:p>
          </table:table-cell>
          <table:table-cell office:value-type="float" office:value="35139000" table:style-name="ce1">
            <text:p>35139000</text:p>
          </table:table-cell>
          <table:table-cell office:value-type="float" office:value="3.8063095069999999" table:style-name="ce1">
            <text:p>3.806309507</text:p>
          </table:table-cell>
          <table:table-cell office:value-type="float" office:value="20250000" table:style-name="ce1">
            <text:p>20250000</text:p>
          </table:table-cell>
          <table:table-cell office:value-type="float" office:value="3.7070002481153299" table:style-name="ce1">
            <text:p>3.70700024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52164000" table:style-name="ce1">
            <text:p>52164000</text:p>
          </table:table-cell>
          <table:table-cell office:value-type="float" office:value="3.5844606090000002" table:style-name="ce1">
            <text:p>3.584460609</text:p>
          </table:table-cell>
          <table:table-cell office:value-type="float" office:value="28188000" table:style-name="ce1">
            <text:p>28188000</text:p>
          </table:table-cell>
          <table:table-cell office:value-type="float" office:value="3.6291549079999998" table:style-name="ce1">
            <text:p>3.629154908</text:p>
          </table:table-cell>
          <table:table-cell office:value-type="float" office:value="35802000" table:style-name="ce1">
            <text:p>35802000</text:p>
          </table:table-cell>
          <table:table-cell office:value-type="float" office:value="3.8043502669999998" table:style-name="ce1">
            <text:p>3.804350267</text:p>
          </table:table-cell>
          <table:table-cell office:value-type="float" office:value="20625000" table:style-name="ce1">
            <text:p>20625000</text:p>
          </table:table-cell>
          <table:table-cell office:value-type="float" office:value="3.70474769245024" table:style-name="ce1">
            <text:p>3.704747692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53130000" table:style-name="ce1">
            <text:p>53130000</text:p>
          </table:table-cell>
          <table:table-cell office:value-type="float" office:value="3.5874845309999999" table:style-name="ce1">
            <text:p>3.587484531</text:p>
          </table:table-cell>
          <table:table-cell office:value-type="float" office:value="28710000" table:style-name="ce1">
            <text:p>28710000</text:p>
          </table:table-cell>
          <table:table-cell office:value-type="float" office:value="3.6293418800000001" table:style-name="ce1">
            <text:p>3.62934188</text:p>
          </table:table-cell>
          <table:table-cell office:value-type="float" office:value="36465000" table:style-name="ce1">
            <text:p>36465000</text:p>
          </table:table-cell>
          <table:table-cell office:value-type="float" office:value="3.804078482" table:style-name="ce1">
            <text:p>3.804078482</text:p>
          </table:table-cell>
          <table:table-cell office:value-type="float" office:value="21000000" table:style-name="ce1">
            <text:p>21000000</text:p>
          </table:table-cell>
          <table:table-cell office:value-type="float" office:value="3.7033908286611901" table:style-name="ce1">
            <text:p>3.703390829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54096000" table:style-name="ce1">
            <text:p>54096000</text:p>
          </table:table-cell>
          <table:table-cell office:value-type="float" office:value="3.5872848830000001" table:style-name="ce1">
            <text:p>3.587284883</text:p>
          </table:table-cell>
          <table:table-cell office:value-type="float" office:value="29232000" table:style-name="ce1">
            <text:p>29232000</text:p>
          </table:table-cell>
          <table:table-cell office:value-type="float" office:value="3.6303022569999999" table:style-name="ce1">
            <text:p>3.630302257</text:p>
          </table:table-cell>
          <table:table-cell office:value-type="float" office:value="37128000" table:style-name="ce1">
            <text:p>37128000</text:p>
          </table:table-cell>
          <table:table-cell office:value-type="float" office:value="3.8017126619999999" table:style-name="ce1">
            <text:p>3.801712662</text:p>
          </table:table-cell>
          <table:table-cell office:value-type="float" office:value="21375000" table:style-name="ce1">
            <text:p>21375000</text:p>
          </table:table-cell>
          <table:table-cell office:value-type="float" office:value="3.7054102866766598" table:style-name="ce1">
            <text:p>3.705410287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55062000" table:style-name="ce1">
            <text:p>55062000</text:p>
          </table:table-cell>
          <table:table-cell office:value-type="float" office:value="3.5898837210000001" table:style-name="ce1">
            <text:p>3.589883721</text:p>
          </table:table-cell>
          <table:table-cell office:value-type="float" office:value="29754000" table:style-name="ce1">
            <text:p>29754000</text:p>
          </table:table-cell>
          <table:table-cell office:value-type="float" office:value="3.628115062" table:style-name="ce1">
            <text:p>3.628115062</text:p>
          </table:table-cell>
          <table:table-cell office:value-type="float" office:value="37791000" table:style-name="ce1">
            <text:p>37791000</text:p>
          </table:table-cell>
          <table:table-cell office:value-type="float" office:value="3.8014158569999998" table:style-name="ce1">
            <text:p>3.801415857</text:p>
          </table:table-cell>
          <table:table-cell office:value-type="float" office:value="21750000" table:style-name="ce1">
            <text:p>21750000</text:p>
          </table:table-cell>
          <table:table-cell office:value-type="float" office:value="3.70149686062509" table:style-name="ce1">
            <text:p>3.70149686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56028000" table:style-name="ce1">
            <text:p>56028000</text:p>
          </table:table-cell>
          <table:table-cell office:value-type="float" office:value="3.5898096759999998" table:style-name="ce1">
            <text:p>3.589809676</text:p>
          </table:table-cell>
          <table:table-cell office:value-type="float" office:value="30276000" table:style-name="ce1">
            <text:p>30276000</text:p>
          </table:table-cell>
          <table:table-cell office:value-type="float" office:value="3.6290014359999998" table:style-name="ce1">
            <text:p>3.629001436</text:p>
          </table:table-cell>
          <table:table-cell office:value-type="float" office:value="38454000" table:style-name="ce1">
            <text:p>38454000</text:p>
          </table:table-cell>
          <table:table-cell office:value-type="float" office:value="3.8023901379999998" table:style-name="ce1">
            <text:p>3.802390138</text:p>
          </table:table-cell>
          <table:table-cell office:value-type="float" office:value="22125000" table:style-name="ce1">
            <text:p>22125000</text:p>
          </table:table-cell>
          <table:table-cell office:value-type="float" office:value="3.69385979592125" table:style-name="ce1">
            <text:p>3.693859796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56994000" table:style-name="ce1">
            <text:p>56994000</text:p>
          </table:table-cell>
          <table:table-cell office:value-type="float" office:value="3.5890433989999999" table:style-name="ce1">
            <text:p>3.589043399</text:p>
          </table:table-cell>
          <table:table-cell office:value-type="float" office:value="30798000" table:style-name="ce1">
            <text:p>30798000</text:p>
          </table:table-cell>
          <table:table-cell office:value-type="float" office:value="3.6286522749999999" table:style-name="ce1">
            <text:p>3.628652275</text:p>
          </table:table-cell>
          <table:table-cell office:value-type="float" office:value="39117000" table:style-name="ce1">
            <text:p>39117000</text:p>
          </table:table-cell>
          <table:table-cell office:value-type="float" office:value="3.8026106409999998" table:style-name="ce1">
            <text:p>3.802610641</text:p>
          </table:table-cell>
          <table:table-cell office:value-type="float" office:value="22500000" table:style-name="ce1">
            <text:p>22500000</text:p>
          </table:table-cell>
          <table:table-cell office:value-type="float" office:value="3.69351391128472" table:style-name="ce1">
            <text:p>3.69351391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57960000" table:style-name="ce1">
            <text:p>57960000</text:p>
          </table:table-cell>
          <table:table-cell office:value-type="float" office:value="3.5910477940000001" table:style-name="ce1">
            <text:p>3.591047794</text:p>
          </table:table-cell>
          <table:table-cell office:value-type="float" office:value="31320000" table:style-name="ce1">
            <text:p>31320000</text:p>
          </table:table-cell>
          <table:table-cell office:value-type="float" office:value="3.6304097230000001" table:style-name="ce1">
            <text:p>3.630409723</text:p>
          </table:table-cell>
          <table:table-cell office:value-type="float" office:value="39780000" table:style-name="ce1">
            <text:p>39780000</text:p>
          </table:table-cell>
          <table:table-cell office:value-type="float" office:value="3.7985111279999999" table:style-name="ce1">
            <text:p>3.798511128</text:p>
          </table:table-cell>
          <table:table-cell office:value-type="float" office:value="22875000" table:style-name="ce1">
            <text:p>22875000</text:p>
          </table:table-cell>
          <table:table-cell office:value-type="float" office:value="3.68842602408556" table:style-name="ce1">
            <text:p>3.688426024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58926000" table:style-name="ce1">
            <text:p>58926000</text:p>
          </table:table-cell>
          <table:table-cell office:value-type="float" office:value="3.5912851730000002" table:style-name="ce1">
            <text:p>3.591285173</text:p>
          </table:table-cell>
          <table:table-cell office:value-type="float" office:value="31842000" table:style-name="ce1">
            <text:p>31842000</text:p>
          </table:table-cell>
          <table:table-cell office:value-type="float" office:value="3.6305463570000001" table:style-name="ce1">
            <text:p>3.630546357</text:p>
          </table:table-cell>
          <table:table-cell office:value-type="float" office:value="40443000" table:style-name="ce1">
            <text:p>40443000</text:p>
          </table:table-cell>
          <table:table-cell office:value-type="float" office:value="3.7966502740000001" table:style-name="ce1">
            <text:p>3.796650274</text:p>
          </table:table-cell>
          <table:table-cell office:value-type="float" office:value="23250000" table:style-name="ce1">
            <text:p>23250000</text:p>
          </table:table-cell>
          <table:table-cell office:value-type="float" office:value="3.6856138815125501" table:style-name="ce1">
            <text:p>3.685613882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59892000" table:style-name="ce1">
            <text:p>59892000</text:p>
          </table:table-cell>
          <table:table-cell office:value-type="float" office:value="3.5912259569999998" table:style-name="ce1">
            <text:p>3.591225957</text:p>
          </table:table-cell>
          <table:table-cell office:value-type="float" office:value="32364000" table:style-name="ce1">
            <text:p>32364000</text:p>
          </table:table-cell>
          <table:table-cell office:value-type="float" office:value="3.63189457" table:style-name="ce1">
            <text:p>3.63189457</text:p>
          </table:table-cell>
          <table:table-cell office:value-type="float" office:value="41106000" table:style-name="ce1">
            <text:p>41106000</text:p>
          </table:table-cell>
          <table:table-cell office:value-type="float" office:value="3.7937880769999999" table:style-name="ce1">
            <text:p>3.793788077</text:p>
          </table:table-cell>
          <table:table-cell office:value-type="float" office:value="23625000" table:style-name="ce1">
            <text:p>23625000</text:p>
          </table:table-cell>
          <table:table-cell office:value-type="float" office:value="3.6858031047259798" table:style-name="ce1">
            <text:p>3.685803105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60858000" table:style-name="ce1">
            <text:p>60858000</text:p>
          </table:table-cell>
          <table:table-cell office:value-type="float" office:value="3.5877285589999999" table:style-name="ce1">
            <text:p>3.587728559</text:p>
          </table:table-cell>
          <table:table-cell office:value-type="float" office:value="32886000" table:style-name="ce1">
            <text:p>32886000</text:p>
          </table:table-cell>
          <table:table-cell office:value-type="float" office:value="3.6300490660000002" table:style-name="ce1">
            <text:p>3.630049066</text:p>
          </table:table-cell>
          <table:table-cell office:value-type="float" office:value="41769000" table:style-name="ce1">
            <text:p>41769000</text:p>
          </table:table-cell>
          <table:table-cell office:value-type="float" office:value="3.7937974209999998" table:style-name="ce1">
            <text:p>3.793797421</text:p>
          </table:table-cell>
          <table:table-cell office:value-type="float" office:value="24000000" table:style-name="ce1">
            <text:p>24000000</text:p>
          </table:table-cell>
          <table:table-cell office:value-type="float" office:value="3.6854529251830099" table:style-name="ce1">
            <text:p>3.685452925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61824000" table:style-name="ce1">
            <text:p>61824000</text:p>
          </table:table-cell>
          <table:table-cell office:value-type="float" office:value="3.5865520289999999" table:style-name="ce1">
            <text:p>3.586552029</text:p>
          </table:table-cell>
          <table:table-cell office:value-type="float" office:value="33408000" table:style-name="ce1">
            <text:p>33408000</text:p>
          </table:table-cell>
          <table:table-cell office:value-type="float" office:value="3.6316355439999999" table:style-name="ce1">
            <text:p>3.631635544</text:p>
          </table:table-cell>
          <table:table-cell office:value-type="float" office:value="42432000" table:style-name="ce1">
            <text:p>42432000</text:p>
          </table:table-cell>
          <table:table-cell office:value-type="float" office:value="3.7963653179999999" table:style-name="ce1">
            <text:p>3.796365318</text:p>
          </table:table-cell>
          <table:table-cell office:value-type="float" office:value="24375000" table:style-name="ce1">
            <text:p>24375000</text:p>
          </table:table-cell>
          <table:table-cell office:value-type="float" office:value="3.68943433853241" table:style-name="ce1">
            <text:p>3.689434339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62790000" table:style-name="ce1">
            <text:p>62790000</text:p>
          </table:table-cell>
          <table:table-cell office:value-type="float" office:value="3.5863710169999998" table:style-name="ce1">
            <text:p>3.586371017</text:p>
          </table:table-cell>
          <table:table-cell office:value-type="float" office:value="33930000" table:style-name="ce1">
            <text:p>33930000</text:p>
          </table:table-cell>
          <table:table-cell office:value-type="float" office:value="3.6297661560000001" table:style-name="ce1">
            <text:p>3.629766156</text:p>
          </table:table-cell>
          <table:table-cell office:value-type="float" office:value="43095000" table:style-name="ce1">
            <text:p>43095000</text:p>
          </table:table-cell>
          <table:table-cell office:value-type="float" office:value="3.7970057310000001" table:style-name="ce1">
            <text:p>3.797005731</text:p>
          </table:table-cell>
          <table:table-cell office:value-type="float" office:value="24750000" table:style-name="ce1">
            <text:p>24750000</text:p>
          </table:table-cell>
          <table:table-cell office:value-type="float" office:value="3.68865292100734" table:style-name="ce1">
            <text:p>3.68865292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63756000" table:style-name="ce1">
            <text:p>63756000</text:p>
          </table:table-cell>
          <table:table-cell office:value-type="float" office:value="3.585748997" table:style-name="ce1">
            <text:p>3.585748997</text:p>
          </table:table-cell>
          <table:table-cell office:value-type="float" office:value="34452000" table:style-name="ce1">
            <text:p>34452000</text:p>
          </table:table-cell>
          <table:table-cell office:value-type="float" office:value="3.6291130300000001" table:style-name="ce1">
            <text:p>3.62911303</text:p>
          </table:table-cell>
          <table:table-cell office:value-type="float" office:value="43758000" table:style-name="ce1">
            <text:p>43758000</text:p>
          </table:table-cell>
          <table:table-cell office:value-type="float" office:value="3.799145437" table:style-name="ce1">
            <text:p>3.799145437</text:p>
          </table:table-cell>
          <table:table-cell office:value-type="float" office:value="25125000" table:style-name="ce1">
            <text:p>25125000</text:p>
          </table:table-cell>
          <table:table-cell office:value-type="float" office:value="3.6769376531420699" table:style-name="ce1">
            <text:p>3.676937653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64722000" table:style-name="ce1">
            <text:p>64722000</text:p>
          </table:table-cell>
          <table:table-cell office:value-type="float" office:value="3.5862509579999999" table:style-name="ce1">
            <text:p>3.586250958</text:p>
          </table:table-cell>
          <table:table-cell office:value-type="float" office:value="34974000" table:style-name="ce1">
            <text:p>34974000</text:p>
          </table:table-cell>
          <table:table-cell office:value-type="float" office:value="3.6288545230000002" table:style-name="ce1">
            <text:p>3.628854523</text:p>
          </table:table-cell>
          <table:table-cell office:value-type="float" office:value="44421000" table:style-name="ce1">
            <text:p>44421000</text:p>
          </table:table-cell>
          <table:table-cell office:value-type="float" office:value="3.7982694380000002" table:style-name="ce1">
            <text:p>3.798269438</text:p>
          </table:table-cell>
          <table:table-cell office:value-type="float" office:value="25500000" table:style-name="ce1">
            <text:p>25500000</text:p>
          </table:table-cell>
          <table:table-cell office:value-type="float" office:value="3.67474996040146" table:style-name="ce1">
            <text:p>3.67474996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65688000" table:style-name="ce1">
            <text:p>65688000</text:p>
          </table:table-cell>
          <table:table-cell office:value-type="float" office:value="3.5859895380000002" table:style-name="ce1">
            <text:p>3.585989538</text:p>
          </table:table-cell>
          <table:table-cell office:value-type="float" office:value="35496000" table:style-name="ce1">
            <text:p>35496000</text:p>
          </table:table-cell>
          <table:table-cell office:value-type="float" office:value="3.629511226" table:style-name="ce1">
            <text:p>3.629511226</text:p>
          </table:table-cell>
          <table:table-cell office:value-type="float" office:value="45084000" table:style-name="ce1">
            <text:p>45084000</text:p>
          </table:table-cell>
          <table:table-cell office:value-type="float" office:value="3.799705323" table:style-name="ce1">
            <text:p>3.799705323</text:p>
          </table:table-cell>
          <table:table-cell office:value-type="float" office:value="25875000" table:style-name="ce1">
            <text:p>25875000</text:p>
          </table:table-cell>
          <table:table-cell office:value-type="float" office:value="3.6666719612861298" table:style-name="ce1">
            <text:p>3.66667196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66654000" table:style-name="ce1">
            <text:p>66654000</text:p>
          </table:table-cell>
          <table:table-cell office:value-type="float" office:value="3.5868888769999998" table:style-name="ce1">
            <text:p>3.586888877</text:p>
          </table:table-cell>
          <table:table-cell office:value-type="float" office:value="36018000" table:style-name="ce1">
            <text:p>36018000</text:p>
          </table:table-cell>
          <table:table-cell office:value-type="float" office:value="3.6307289200000001" table:style-name="ce1">
            <text:p>3.63072892</text:p>
          </table:table-cell>
          <table:table-cell office:value-type="float" office:value="45747000" table:style-name="ce1">
            <text:p>45747000</text:p>
          </table:table-cell>
          <table:table-cell office:value-type="float" office:value="3.798325153" table:style-name="ce1">
            <text:p>3.798325153</text:p>
          </table:table-cell>
          <table:table-cell office:value-type="float" office:value="26250000" table:style-name="ce1">
            <text:p>26250000</text:p>
          </table:table-cell>
          <table:table-cell office:value-type="float" office:value="3.6616581609879302" table:style-name="ce1">
            <text:p>3.66165816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67620000" table:style-name="ce1">
            <text:p>67620000</text:p>
          </table:table-cell>
          <table:table-cell office:value-type="float" office:value="3.588327101" table:style-name="ce1">
            <text:p>3.588327101</text:p>
          </table:table-cell>
          <table:table-cell office:value-type="float" office:value="36540000" table:style-name="ce1">
            <text:p>36540000</text:p>
          </table:table-cell>
          <table:table-cell office:value-type="float" office:value="3.6325270860000001" table:style-name="ce1">
            <text:p>3.632527086</text:p>
          </table:table-cell>
          <table:table-cell office:value-type="float" office:value="46410000" table:style-name="ce1">
            <text:p>46410000</text:p>
          </table:table-cell>
          <table:table-cell office:value-type="float" office:value="3.7948746240000002" table:style-name="ce1">
            <text:p>3.794874624</text:p>
          </table:table-cell>
          <table:table-cell office:value-type="float" office:value="26625000" table:style-name="ce1">
            <text:p>26625000</text:p>
          </table:table-cell>
          <table:table-cell office:value-type="float" office:value="3.6569284204369898" table:style-name="ce1">
            <text:p>3.65692842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68586000" table:style-name="ce1">
            <text:p>68586000</text:p>
          </table:table-cell>
          <table:table-cell office:value-type="float" office:value="3.5897681110000002" table:style-name="ce1">
            <text:p>3.589768111</text:p>
          </table:table-cell>
          <table:table-cell office:value-type="float" office:value="37062000" table:style-name="ce1">
            <text:p>37062000</text:p>
          </table:table-cell>
          <table:table-cell office:value-type="float" office:value="3.6328658570000001" table:style-name="ce1">
            <text:p>3.632865857</text:p>
          </table:table-cell>
          <table:table-cell office:value-type="float" office:value="47073000" table:style-name="ce1">
            <text:p>47073000</text:p>
          </table:table-cell>
          <table:table-cell office:value-type="float" office:value="3.7893016780000002" table:style-name="ce1">
            <text:p>3.789301678</text:p>
          </table:table-cell>
          <table:table-cell office:value-type="float" office:value="27000000" table:style-name="ce1">
            <text:p>27000000</text:p>
          </table:table-cell>
          <table:table-cell office:value-type="float" office:value="3.6529457841471098" table:style-name="ce1">
            <text:p>3.652945784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69552000" table:style-name="ce1">
            <text:p>69552000</text:p>
          </table:table-cell>
          <table:table-cell office:value-type="float" office:value="3.5896390440000001" table:style-name="ce1">
            <text:p>3.589639044</text:p>
          </table:table-cell>
          <table:table-cell office:value-type="float" office:value="37584000" table:style-name="ce1">
            <text:p>37584000</text:p>
          </table:table-cell>
          <table:table-cell office:value-type="float" office:value="3.6295527139999999" table:style-name="ce1">
            <text:p>3.629552714</text:p>
          </table:table-cell>
          <table:table-cell office:value-type="float" office:value="47736000" table:style-name="ce1">
            <text:p>47736000</text:p>
          </table:table-cell>
          <table:table-cell office:value-type="float" office:value="3.7851369849999998" table:style-name="ce1">
            <text:p>3.785136985</text:p>
          </table:table-cell>
          <table:table-cell office:value-type="float" office:value="27375000" table:style-name="ce1">
            <text:p>27375000</text:p>
          </table:table-cell>
          <table:table-cell office:value-type="float" office:value="3.6538697379312501" table:style-name="ce1">
            <text:p>3.65386973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70518000" table:style-name="ce1">
            <text:p>70518000</text:p>
          </table:table-cell>
          <table:table-cell office:value-type="float" office:value="3.5881952180000001" table:style-name="ce1">
            <text:p>3.588195218</text:p>
          </table:table-cell>
          <table:table-cell office:value-type="float" office:value="38106000" table:style-name="ce1">
            <text:p>38106000</text:p>
          </table:table-cell>
          <table:table-cell office:value-type="float" office:value="3.629433261" table:style-name="ce1">
            <text:p>3.629433261</text:p>
          </table:table-cell>
          <table:table-cell office:value-type="float" office:value="48399000" table:style-name="ce1">
            <text:p>48399000</text:p>
          </table:table-cell>
          <table:table-cell office:value-type="float" office:value="3.782203059" table:style-name="ce1">
            <text:p>3.782203059</text:p>
          </table:table-cell>
          <table:table-cell office:value-type="float" office:value="27750000" table:style-name="ce1">
            <text:p>27750000</text:p>
          </table:table-cell>
          <table:table-cell office:value-type="float" office:value="3.65394295090341" table:style-name="ce1">
            <text:p>3.65394295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71484000" table:style-name="ce1">
            <text:p>71484000</text:p>
          </table:table-cell>
          <table:table-cell office:value-type="float" office:value="3.5866329000000001" table:style-name="ce1">
            <text:p>3.5866329</text:p>
          </table:table-cell>
          <table:table-cell office:value-type="float" office:value="38628000" table:style-name="ce1">
            <text:p>38628000</text:p>
          </table:table-cell>
          <table:table-cell office:value-type="float" office:value="3.6302931150000002" table:style-name="ce1">
            <text:p>3.630293115</text:p>
          </table:table-cell>
          <table:table-cell office:value-type="float" office:value="49062000" table:style-name="ce1">
            <text:p>49062000</text:p>
          </table:table-cell>
          <table:table-cell office:value-type="float" office:value="3.7810660739999999" table:style-name="ce1">
            <text:p>3.781066074</text:p>
          </table:table-cell>
          <table:table-cell office:value-type="float" office:value="28125000" table:style-name="ce1">
            <text:p>28125000</text:p>
          </table:table-cell>
          <table:table-cell office:value-type="float" office:value="3.6518984793718898" table:style-name="ce1">
            <text:p>3.651898479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72450000" table:style-name="ce1">
            <text:p>72450000</text:p>
          </table:table-cell>
          <table:table-cell office:value-type="float" office:value="3.586665086" table:style-name="ce1">
            <text:p>3.586665086</text:p>
          </table:table-cell>
          <table:table-cell office:value-type="float" office:value="39150000" table:style-name="ce1">
            <text:p>39150000</text:p>
          </table:table-cell>
          <table:table-cell office:value-type="float" office:value="3.630194345" table:style-name="ce1">
            <text:p>3.630194345</text:p>
          </table:table-cell>
          <table:table-cell office:value-type="float" office:value="49725000" table:style-name="ce1">
            <text:p>49725000</text:p>
          </table:table-cell>
          <table:table-cell office:value-type="float" office:value="3.78123604" table:style-name="ce1">
            <text:p>3.78123604</text:p>
          </table:table-cell>
          <table:table-cell office:value-type="float" office:value="28500000" table:style-name="ce1">
            <text:p>28500000</text:p>
          </table:table-cell>
          <table:table-cell office:value-type="float" office:value="3.6480938900387501" table:style-name="ce1">
            <text:p>3.64809389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73416000" table:style-name="ce1">
            <text:p>73416000</text:p>
          </table:table-cell>
          <table:table-cell office:value-type="float" office:value="3.5869396089999999" table:style-name="ce1">
            <text:p>3.586939609</text:p>
          </table:table-cell>
          <table:table-cell office:value-type="float" office:value="39672000" table:style-name="ce1">
            <text:p>39672000</text:p>
          </table:table-cell>
          <table:table-cell office:value-type="float" office:value="3.6296694500000002" table:style-name="ce1">
            <text:p>3.62966945</text:p>
          </table:table-cell>
          <table:table-cell office:value-type="float" office:value="50388000" table:style-name="ce1">
            <text:p>50388000</text:p>
          </table:table-cell>
          <table:table-cell office:value-type="float" office:value="3.7817089450000001" table:style-name="ce1">
            <text:p>3.781708945</text:p>
          </table:table-cell>
          <table:table-cell office:value-type="float" office:value="28875000" table:style-name="ce1">
            <text:p>28875000</text:p>
          </table:table-cell>
          <table:table-cell office:value-type="float" office:value="3.6469839332771601" table:style-name="ce1">
            <text:p>3.646983933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74382000" table:style-name="ce1">
            <text:p>74382000</text:p>
          </table:table-cell>
          <table:table-cell office:value-type="float" office:value="3.5872639020000001" table:style-name="ce1">
            <text:p>3.587263902</text:p>
          </table:table-cell>
          <table:table-cell office:value-type="float" office:value="40194000" table:style-name="ce1">
            <text:p>40194000</text:p>
          </table:table-cell>
          <table:table-cell office:value-type="float" office:value="3.629984967" table:style-name="ce1">
            <text:p>3.629984967</text:p>
          </table:table-cell>
          <table:table-cell office:value-type="float" office:value="51051000" table:style-name="ce1">
            <text:p>51051000</text:p>
          </table:table-cell>
          <table:table-cell office:value-type="float" office:value="3.7795669410000001" table:style-name="ce1">
            <text:p>3.779566941</text:p>
          </table:table-cell>
          <table:table-cell office:value-type="float" office:value="29250000" table:style-name="ce1">
            <text:p>29250000</text:p>
          </table:table-cell>
          <table:table-cell office:value-type="float" office:value="3.6466892438268901" table:style-name="ce1">
            <text:p>3.646689244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75348000" table:style-name="ce1">
            <text:p>75348000</text:p>
          </table:table-cell>
          <table:table-cell office:value-type="float" office:value="3.5884512829999999" table:style-name="ce1">
            <text:p>3.588451283</text:p>
          </table:table-cell>
          <table:table-cell office:value-type="float" office:value="40716000" table:style-name="ce1">
            <text:p>40716000</text:p>
          </table:table-cell>
          <table:table-cell office:value-type="float" office:value="3.6288239569999998" table:style-name="ce1">
            <text:p>3.628823957</text:p>
          </table:table-cell>
          <table:table-cell office:value-type="float" office:value="51714000" table:style-name="ce1">
            <text:p>51714000</text:p>
          </table:table-cell>
          <table:table-cell office:value-type="float" office:value="3.780746197" table:style-name="ce1">
            <text:p>3.780746197</text:p>
          </table:table-cell>
          <table:table-cell office:value-type="float" office:value="29625000" table:style-name="ce1">
            <text:p>29625000</text:p>
          </table:table-cell>
          <table:table-cell office:value-type="float" office:value="3.6434892218667398" table:style-name="ce1">
            <text:p>3.643489222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76314000" table:style-name="ce1">
            <text:p>76314000</text:p>
          </table:table-cell>
          <table:table-cell office:value-type="float" office:value="3.589178516" table:style-name="ce1">
            <text:p>3.589178516</text:p>
          </table:table-cell>
          <table:table-cell office:value-type="float" office:value="41238000" table:style-name="ce1">
            <text:p>41238000</text:p>
          </table:table-cell>
          <table:table-cell office:value-type="float" office:value="3.6281235980000002" table:style-name="ce1">
            <text:p>3.628123598</text:p>
          </table:table-cell>
          <table:table-cell office:value-type="float" office:value="52377000" table:style-name="ce1">
            <text:p>52377000</text:p>
          </table:table-cell>
          <table:table-cell office:value-type="float" office:value="3.7806561319999998" table:style-name="ce1">
            <text:p>3.780656132</text:p>
          </table:table-cell>
          <table:table-cell office:value-type="float" office:value="30000000" table:style-name="ce1">
            <text:p>30000000</text:p>
          </table:table-cell>
          <table:table-cell office:value-type="float" office:value="3.6393508505390901" table:style-name="ce1">
            <text:p>3.63935085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77280000" table:style-name="ce1">
            <text:p>77280000</text:p>
          </table:table-cell>
          <table:table-cell office:value-type="float" office:value="3.589716787" table:style-name="ce1">
            <text:p>3.589716787</text:p>
          </table:table-cell>
          <table:table-cell office:value-type="float" office:value="41760000" table:style-name="ce1">
            <text:p>41760000</text:p>
          </table:table-cell>
          <table:table-cell office:value-type="float" office:value="3.6291454330000001" table:style-name="ce1">
            <text:p>3.629145433</text:p>
          </table:table-cell>
          <table:table-cell office:value-type="float" office:value="53040000" table:style-name="ce1">
            <text:p>53040000</text:p>
          </table:table-cell>
          <table:table-cell office:value-type="float" office:value="3.777988396" table:style-name="ce1">
            <text:p>3.777988396</text:p>
          </table:table-cell>
          <table:table-cell office:value-type="float" office:value="30375000" table:style-name="ce1">
            <text:p>30375000</text:p>
          </table:table-cell>
          <table:table-cell office:value-type="float" office:value="3.63789847779042" table:style-name="ce1">
            <text:p>3.63789847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78246000" table:style-name="ce1">
            <text:p>78246000</text:p>
          </table:table-cell>
          <table:table-cell office:value-type="float" office:value="3.5890930929999998" table:style-name="ce1">
            <text:p>3.589093093</text:p>
          </table:table-cell>
          <table:table-cell office:value-type="float" office:value="42282000" table:style-name="ce1">
            <text:p>42282000</text:p>
          </table:table-cell>
          <table:table-cell office:value-type="float" office:value="3.63044521" table:style-name="ce1">
            <text:p>3.63044521</text:p>
          </table:table-cell>
          <table:table-cell office:value-type="float" office:value="53703000" table:style-name="ce1">
            <text:p>53703000</text:p>
          </table:table-cell>
          <table:table-cell office:value-type="float" office:value="3.776273438" table:style-name="ce1">
            <text:p>3.776273438</text:p>
          </table:table-cell>
          <table:table-cell office:value-type="float" office:value="30750000" table:style-name="ce1">
            <text:p>30750000</text:p>
          </table:table-cell>
          <table:table-cell office:value-type="float" office:value="3.6406712030886701" table:style-name="ce1">
            <text:p>3.640671203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79212000" table:style-name="ce1">
            <text:p>79212000</text:p>
          </table:table-cell>
          <table:table-cell office:value-type="float" office:value="3.5883839869999998" table:style-name="ce1">
            <text:p>3.588383987</text:p>
          </table:table-cell>
          <table:table-cell office:value-type="float" office:value="42804000" table:style-name="ce1">
            <text:p>42804000</text:p>
          </table:table-cell>
          <table:table-cell office:value-type="float" office:value="3.630745911" table:style-name="ce1">
            <text:p>3.630745911</text:p>
          </table:table-cell>
          <table:table-cell office:value-type="float" office:value="54366000" table:style-name="ce1">
            <text:p>54366000</text:p>
          </table:table-cell>
          <table:table-cell office:value-type="float" office:value="3.7763346900000001" table:style-name="ce1">
            <text:p>3.77633469</text:p>
          </table:table-cell>
          <table:table-cell office:value-type="float" office:value="31125000" table:style-name="ce1">
            <text:p>31125000</text:p>
          </table:table-cell>
          <table:table-cell office:value-type="float" office:value="3.6417433523531701" table:style-name="ce1">
            <text:p>3.641743352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80178000" table:style-name="ce1">
            <text:p>80178000</text:p>
          </table:table-cell>
          <table:table-cell office:value-type="float" office:value="3.58825444" table:style-name="ce1">
            <text:p>3.58825444</text:p>
          </table:table-cell>
          <table:table-cell office:value-type="float" office:value="43326000" table:style-name="ce1">
            <text:p>43326000</text:p>
          </table:table-cell>
          <table:table-cell office:value-type="float" office:value="3.6323417170000001" table:style-name="ce1">
            <text:p>3.632341717</text:p>
          </table:table-cell>
          <table:table-cell office:value-type="float" office:value="55029000" table:style-name="ce1">
            <text:p>55029000</text:p>
          </table:table-cell>
          <table:table-cell office:value-type="float" office:value="3.774987801" table:style-name="ce1">
            <text:p>3.774987801</text:p>
          </table:table-cell>
          <table:table-cell office:value-type="float" office:value="31500000" table:style-name="ce1">
            <text:p>31500000</text:p>
          </table:table-cell>
          <table:table-cell office:value-type="float" office:value="3.6436964580737898" table:style-name="ce1">
            <text:p>3.64369645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81144000" table:style-name="ce1">
            <text:p>81144000</text:p>
          </table:table-cell>
          <table:table-cell office:value-type="float" office:value="3.5889634049999999" table:style-name="ce1">
            <text:p>3.588963405</text:p>
          </table:table-cell>
          <table:table-cell office:value-type="float" office:value="43848000" table:style-name="ce1">
            <text:p>43848000</text:p>
          </table:table-cell>
          <table:table-cell office:value-type="float" office:value="3.6330773490000001" table:style-name="ce1">
            <text:p>3.633077349</text:p>
          </table:table-cell>
          <table:table-cell office:value-type="float" office:value="55692000" table:style-name="ce1">
            <text:p>55692000</text:p>
          </table:table-cell>
          <table:table-cell office:value-type="float" office:value="3.7769105789999999" table:style-name="ce1">
            <text:p>3.776910579</text:p>
          </table:table-cell>
          <table:table-cell office:value-type="float" office:value="31875000" table:style-name="ce1">
            <text:p>31875000</text:p>
          </table:table-cell>
          <table:table-cell office:value-type="float" office:value="3.6426407055537999" table:style-name="ce1">
            <text:p>3.642640706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82110000" table:style-name="ce1">
            <text:p>82110000</text:p>
          </table:table-cell>
          <table:table-cell office:value-type="float" office:value="3.58873072" table:style-name="ce1">
            <text:p>3.58873072</text:p>
          </table:table-cell>
          <table:table-cell office:value-type="float" office:value="44370000" table:style-name="ce1">
            <text:p>44370000</text:p>
          </table:table-cell>
          <table:table-cell office:value-type="float" office:value="3.6328145850000002" table:style-name="ce1">
            <text:p>3.632814585</text:p>
          </table:table-cell>
          <table:table-cell office:value-type="float" office:value="56355000" table:style-name="ce1">
            <text:p>56355000</text:p>
          </table:table-cell>
          <table:table-cell office:value-type="float" office:value="3.7765016" table:style-name="ce1">
            <text:p>3.7765016</text:p>
          </table:table-cell>
          <table:table-cell office:value-type="float" office:value="32250000" table:style-name="ce1">
            <text:p>32250000</text:p>
          </table:table-cell>
          <table:table-cell office:value-type="float" office:value="3.6442212962073799" table:style-name="ce1">
            <text:p>3.644221296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83076000" table:style-name="ce1">
            <text:p>83076000</text:p>
          </table:table-cell>
          <table:table-cell office:value-type="float" office:value="3.5890432329999999" table:style-name="ce1">
            <text:p>3.589043233</text:p>
          </table:table-cell>
          <table:table-cell office:value-type="float" office:value="44892000" table:style-name="ce1">
            <text:p>44892000</text:p>
          </table:table-cell>
          <table:table-cell office:value-type="float" office:value="3.632615312" table:style-name="ce1">
            <text:p>3.632615312</text:p>
          </table:table-cell>
          <table:table-cell office:value-type="float" office:value="57018000" table:style-name="ce1">
            <text:p>57018000</text:p>
          </table:table-cell>
          <table:table-cell office:value-type="float" office:value="3.7785093939999999" table:style-name="ce1">
            <text:p>3.778509394</text:p>
          </table:table-cell>
          <table:table-cell office:value-type="float" office:value="32625000" table:style-name="ce1">
            <text:p>32625000</text:p>
          </table:table-cell>
          <table:table-cell office:value-type="float" office:value="3.6452865936838701" table:style-name="ce1">
            <text:p>3.645286594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84042000" table:style-name="ce1">
            <text:p>84042000</text:p>
          </table:table-cell>
          <table:table-cell office:value-type="float" office:value="3.5904859560000002" table:style-name="ce1">
            <text:p>3.590485956</text:p>
          </table:table-cell>
          <table:table-cell office:value-type="float" office:value="45414000" table:style-name="ce1">
            <text:p>45414000</text:p>
          </table:table-cell>
          <table:table-cell office:value-type="float" office:value="3.6336475890000002" table:style-name="ce1">
            <text:p>3.633647589</text:p>
          </table:table-cell>
          <table:table-cell office:value-type="float" office:value="57681000" table:style-name="ce1">
            <text:p>57681000</text:p>
          </table:table-cell>
          <table:table-cell office:value-type="float" office:value="3.7792131489999998" table:style-name="ce1">
            <text:p>3.779213149</text:p>
          </table:table-cell>
          <table:table-cell office:value-type="float" office:value="33000000" table:style-name="ce1">
            <text:p>33000000</text:p>
          </table:table-cell>
          <table:table-cell office:value-type="float" office:value="3.6471016052419198" table:style-name="ce1">
            <text:p>3.647101605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85008000" table:style-name="ce1">
            <text:p>85008000</text:p>
          </table:table-cell>
          <table:table-cell office:value-type="float" office:value="3.5908676960000001" table:style-name="ce1">
            <text:p>3.590867696</text:p>
          </table:table-cell>
          <table:table-cell office:value-type="float" office:value="45936000" table:style-name="ce1">
            <text:p>45936000</text:p>
          </table:table-cell>
          <table:table-cell office:value-type="float" office:value="3.6338394680000001" table:style-name="ce1">
            <text:p>3.633839468</text:p>
          </table:table-cell>
          <table:table-cell office:value-type="float" office:value="58344000" table:style-name="ce1">
            <text:p>58344000</text:p>
          </table:table-cell>
          <table:table-cell office:value-type="float" office:value="3.778520211" table:style-name="ce1">
            <text:p>3.778520211</text:p>
          </table:table-cell>
          <table:table-cell office:value-type="float" office:value="33375000" table:style-name="ce1">
            <text:p>33375000</text:p>
          </table:table-cell>
          <table:table-cell office:value-type="float" office:value="3.64606671725423" table:style-name="ce1">
            <text:p>3.646066717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85974000" table:style-name="ce1">
            <text:p>85974000</text:p>
          </table:table-cell>
          <table:table-cell office:value-type="float" office:value="3.5918812280000001" table:style-name="ce1">
            <text:p>3.591881228</text:p>
          </table:table-cell>
          <table:table-cell office:value-type="float" office:value="46458000" table:style-name="ce1">
            <text:p>46458000</text:p>
          </table:table-cell>
          <table:table-cell office:value-type="float" office:value="3.6340097619999998" table:style-name="ce1">
            <text:p>3.634009762</text:p>
          </table:table-cell>
          <table:table-cell office:value-type="float" office:value="59007000" table:style-name="ce1">
            <text:p>59007000</text:p>
          </table:table-cell>
          <table:table-cell office:value-type="float" office:value="3.7810780579999999" table:style-name="ce1">
            <text:p>3.781078058</text:p>
          </table:table-cell>
          <table:table-cell office:value-type="float" office:value="33750000" table:style-name="ce1">
            <text:p>33750000</text:p>
          </table:table-cell>
          <table:table-cell office:value-type="float" office:value="3.6457407579686598" table:style-name="ce1">
            <text:p>3.64574075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86940000" table:style-name="ce1">
            <text:p>86940000</text:p>
          </table:table-cell>
          <table:table-cell office:value-type="float" office:value="3.5927878519999998" table:style-name="ce1">
            <text:p>3.592787852</text:p>
          </table:table-cell>
          <table:table-cell office:value-type="float" office:value="46980000" table:style-name="ce1">
            <text:p>46980000</text:p>
          </table:table-cell>
          <table:table-cell office:value-type="float" office:value="3.6345982750000001" table:style-name="ce1">
            <text:p>3.634598275</text:p>
          </table:table-cell>
          <table:table-cell office:value-type="float" office:value="59670000" table:style-name="ce1">
            <text:p>59670000</text:p>
          </table:table-cell>
          <table:table-cell office:value-type="float" office:value="3.7817724770000001" table:style-name="ce1">
            <text:p>3.781772477</text:p>
          </table:table-cell>
          <table:table-cell office:value-type="float" office:value="34125000" table:style-name="ce1">
            <text:p>34125000</text:p>
          </table:table-cell>
          <table:table-cell office:value-type="float" office:value="3.6458467810549098" table:style-name="ce1">
            <text:p>3.64584678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87906000" table:style-name="ce1">
            <text:p>87906000</text:p>
          </table:table-cell>
          <table:table-cell office:value-type="float" office:value="3.594419775" table:style-name="ce1">
            <text:p>3.594419775</text:p>
          </table:table-cell>
          <table:table-cell office:value-type="float" office:value="47502000" table:style-name="ce1">
            <text:p>47502000</text:p>
          </table:table-cell>
          <table:table-cell office:value-type="float" office:value="3.6346389619999999" table:style-name="ce1">
            <text:p>3.634638962</text:p>
          </table:table-cell>
          <table:table-cell office:value-type="float" office:value="60333000" table:style-name="ce1">
            <text:p>60333000</text:p>
          </table:table-cell>
          <table:table-cell office:value-type="float" office:value="3.780346899" table:style-name="ce1">
            <text:p>3.780346899</text:p>
          </table:table-cell>
          <table:table-cell office:value-type="float" office:value="34500000" table:style-name="ce1">
            <text:p>34500000</text:p>
          </table:table-cell>
          <table:table-cell office:value-type="float" office:value="3.6458935428480101" table:style-name="ce1">
            <text:p>3.645893543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88872000" table:style-name="ce1">
            <text:p>88872000</text:p>
          </table:table-cell>
          <table:table-cell office:value-type="float" office:value="3.5941667480000001" table:style-name="ce1">
            <text:p>3.594166748</text:p>
          </table:table-cell>
          <table:table-cell office:value-type="float" office:value="48024000" table:style-name="ce1">
            <text:p>48024000</text:p>
          </table:table-cell>
          <table:table-cell office:value-type="float" office:value="3.634484364" table:style-name="ce1">
            <text:p>3.634484364</text:p>
          </table:table-cell>
          <table:table-cell office:value-type="float" office:value="60996000" table:style-name="ce1">
            <text:p>60996000</text:p>
          </table:table-cell>
          <table:table-cell office:value-type="float" office:value="3.7799315710000001" table:style-name="ce1">
            <text:p>3.779931571</text:p>
          </table:table-cell>
          <table:table-cell office:value-type="float" office:value="34875000" table:style-name="ce1">
            <text:p>34875000</text:p>
          </table:table-cell>
          <table:table-cell office:value-type="float" office:value="3.6459962968023798" table:style-name="ce1">
            <text:p>3.645996297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89838000" table:style-name="ce1">
            <text:p>89838000</text:p>
          </table:table-cell>
          <table:table-cell office:value-type="float" office:value="3.5953153279999999" table:style-name="ce1">
            <text:p>3.595315328</text:p>
          </table:table-cell>
          <table:table-cell office:value-type="float" office:value="48546000" table:style-name="ce1">
            <text:p>48546000</text:p>
          </table:table-cell>
          <table:table-cell office:value-type="float" office:value="3.633935761" table:style-name="ce1">
            <text:p>3.633935761</text:p>
          </table:table-cell>
          <table:table-cell office:value-type="float" office:value="61659000" table:style-name="ce1">
            <text:p>61659000</text:p>
          </table:table-cell>
          <table:table-cell office:value-type="float" office:value="3.7809489219999999" table:style-name="ce1">
            <text:p>3.780948922</text:p>
          </table:table-cell>
          <table:table-cell office:value-type="float" office:value="35250000" table:style-name="ce1">
            <text:p>35250000</text:p>
          </table:table-cell>
          <table:table-cell office:value-type="float" office:value="3.64730420999385" table:style-name="ce1">
            <text:p>3.64730421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90804000" table:style-name="ce1">
            <text:p>90804000</text:p>
          </table:table-cell>
          <table:table-cell office:value-type="float" office:value="3.5947125880000002" table:style-name="ce1">
            <text:p>3.594712588</text:p>
          </table:table-cell>
          <table:table-cell office:value-type="float" office:value="49068000" table:style-name="ce1">
            <text:p>49068000</text:p>
          </table:table-cell>
          <table:table-cell office:value-type="float" office:value="3.6335920260000001" table:style-name="ce1">
            <text:p>3.633592026</text:p>
          </table:table-cell>
          <table:table-cell office:value-type="float" office:value="62322000" table:style-name="ce1">
            <text:p>62322000</text:p>
          </table:table-cell>
          <table:table-cell office:value-type="float" office:value="3.7819068320000002" table:style-name="ce1">
            <text:p>3.781906832</text:p>
          </table:table-cell>
          <table:table-cell office:value-type="float" office:value="35625000" table:style-name="ce1">
            <text:p>35625000</text:p>
          </table:table-cell>
          <table:table-cell office:value-type="float" office:value="3.6474142424055702" table:style-name="ce1">
            <text:p>3.647414242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91770000" table:style-name="ce1">
            <text:p>91770000</text:p>
          </table:table-cell>
          <table:table-cell office:value-type="float" office:value="3.594786161" table:style-name="ce1">
            <text:p>3.594786161</text:p>
          </table:table-cell>
          <table:table-cell office:value-type="float" office:value="49590000" table:style-name="ce1">
            <text:p>49590000</text:p>
          </table:table-cell>
          <table:table-cell office:value-type="float" office:value="3.6340993149999998" table:style-name="ce1">
            <text:p>3.634099315</text:p>
          </table:table-cell>
          <table:table-cell office:value-type="float" office:value="62985000" table:style-name="ce1">
            <text:p>62985000</text:p>
          </table:table-cell>
          <table:table-cell office:value-type="float" office:value="3.7822254809999998" table:style-name="ce1">
            <text:p>3.782225481</text:p>
          </table:table-cell>
          <table:table-cell office:value-type="float" office:value="36000000" table:style-name="ce1">
            <text:p>36000000</text:p>
          </table:table-cell>
          <table:table-cell office:value-type="float" office:value="3.6485588576398502" table:style-name="ce1">
            <text:p>3.648558858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92736000" table:style-name="ce1">
            <text:p>92736000</text:p>
          </table:table-cell>
          <table:table-cell office:value-type="float" office:value="3.595737953" table:style-name="ce1">
            <text:p>3.595737953</text:p>
          </table:table-cell>
          <table:table-cell office:value-type="float" office:value="50112000" table:style-name="ce1">
            <text:p>50112000</text:p>
          </table:table-cell>
          <table:table-cell office:value-type="float" office:value="3.634814838" table:style-name="ce1">
            <text:p>3.634814838</text:p>
          </table:table-cell>
          <table:table-cell office:value-type="float" office:value="63648000" table:style-name="ce1">
            <text:p>63648000</text:p>
          </table:table-cell>
          <table:table-cell office:value-type="float" office:value="3.7828158740000002" table:style-name="ce1">
            <text:p>3.782815874</text:p>
          </table:table-cell>
          <table:table-cell office:value-type="float" office:value="36375000" table:style-name="ce1">
            <text:p>36375000</text:p>
          </table:table-cell>
          <table:table-cell office:value-type="float" office:value="3.6476441226634999" table:style-name="ce1">
            <text:p>3.647644123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93702000" table:style-name="ce1">
            <text:p>93702000</text:p>
          </table:table-cell>
          <table:table-cell office:value-type="float" office:value="3.596534219" table:style-name="ce1">
            <text:p>3.596534219</text:p>
          </table:table-cell>
          <table:table-cell office:value-type="float" office:value="50634000" table:style-name="ce1">
            <text:p>50634000</text:p>
          </table:table-cell>
          <table:table-cell office:value-type="float" office:value="3.6357862089999999" table:style-name="ce1">
            <text:p>3.635786209</text:p>
          </table:table-cell>
          <table:table-cell office:value-type="float" office:value="64311000" table:style-name="ce1">
            <text:p>64311000</text:p>
          </table:table-cell>
          <table:table-cell office:value-type="float" office:value="3.7843484090000001" table:style-name="ce1">
            <text:p>3.784348409</text:p>
          </table:table-cell>
          <table:table-cell office:value-type="float" office:value="36750000" table:style-name="ce1">
            <text:p>36750000</text:p>
          </table:table-cell>
          <table:table-cell office:value-type="float" office:value="3.6484695528203499" table:style-name="ce1">
            <text:p>3.648469553</text:p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94668000" table:style-name="ce1">
            <text:p>94668000</text:p>
          </table:table-cell>
          <table:table-cell office:value-type="float" office:value="3.5975307380000001" table:style-name="ce1">
            <text:p>3.597530738</text:p>
          </table:table-cell>
          <table:table-cell office:value-type="float" office:value="51156000" table:style-name="ce1">
            <text:p>51156000</text:p>
          </table:table-cell>
          <table:table-cell office:value-type="float" office:value="3.636256843" table:style-name="ce1">
            <text:p>3.636256843</text:p>
          </table:table-cell>
          <table:table-cell office:value-type="float" office:value="64974000" table:style-name="ce1">
            <text:p>64974000</text:p>
          </table:table-cell>
          <table:table-cell office:value-type="float" office:value="3.7865326330000002" table:style-name="ce1">
            <text:p>3.786532633</text:p>
          </table:table-cell>
          <table:table-cell office:value-type="float" office:value="37125000" table:style-name="ce1">
            <text:p>37125000</text:p>
          </table:table-cell>
          <table:table-cell office:value-type="float" office:value="3.6496612790757901" table:style-name="ce1">
            <text:p>3.649661279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">
            <draw:frame draw:z-index="1" draw:id="id2" draw:style-name="a2" draw:name="Chart 1" svg:x="0.38194in" svg:y="0.12847in" svg:width="9.39583in" svg:height="3.663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4"/>
          <table:table-cell office:value-type="float" office:value="95634000" table:style-name="ce1">
            <text:p>95634000</text:p>
          </table:table-cell>
          <table:table-cell office:value-type="float" office:value="3.5957980979999999" table:style-name="ce1">
            <text:p>3.595798098</text:p>
          </table:table-cell>
          <table:table-cell office:value-type="float" office:value="51678000" table:style-name="ce1">
            <text:p>51678000</text:p>
          </table:table-cell>
          <table:table-cell office:value-type="float" office:value="3.6362061890000001" table:style-name="ce1">
            <text:p>3.636206189</text:p>
          </table:table-cell>
          <table:table-cell office:value-type="float" office:value="65637000" table:style-name="ce1">
            <text:p>65637000</text:p>
          </table:table-cell>
          <table:table-cell office:value-type="float" office:value="3.7884708319999998" table:style-name="ce1">
            <text:p>3.788470832</text:p>
          </table:table-cell>
          <table:table-cell table:number-columns-repeated="16371" table:style-name="ce1"/>
        </table:table-row>
        <table:table-row table:style-name="ro1">
          <table:table-cell table:number-columns-repeated="7"/>
          <table:table-cell office:value-type="float" office:value="96600000" table:style-name="ce1">
            <text:p>96600000</text:p>
          </table:table-cell>
          <table:table-cell office:value-type="float" office:value="3.5956690579999999" table:style-name="ce1">
            <text:p>3.595669058</text:p>
          </table:table-cell>
          <table:table-cell office:value-type="float" office:value="52200000" table:style-name="ce1">
            <text:p>52200000</text:p>
          </table:table-cell>
          <table:table-cell office:value-type="float" office:value="3.635938377" table:style-name="ce1">
            <text:p>3.635938377</text:p>
          </table:table-cell>
          <table:table-cell office:value-type="float" office:value="66300000" table:style-name="ce1">
            <text:p>66300000</text:p>
          </table:table-cell>
          <table:table-cell office:value-type="float" office:value="3.7886850129999998" table:style-name="ce1">
            <text:p>3.788685013</text:p>
          </table:table-cell>
          <table:table-cell table:number-columns-repeated="16371" table:style-name="ce1"/>
        </table:table-row>
        <table:table-row table:number-rows-repeated="10484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aimona adam</meta:initial-creator>
    <dc:creator>maimona adam</dc:creator>
    <dc:date>2021-09-09T19:36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78.2261417322835pt" svg:width="732.2579527559055pt" chart:style-name="Crt0">
        <chart:title chart:style-name="CT00">
          <text:p text:style-name="a0" text:class-names="" text:cond-style-name="">Entrop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entropy_output_fortran.$B$2" chart:values-cell-range-address="entropy_output_fortran.$B$3:.$B$102" chart:class="chart:scatter" chart:attached-axis="primary-y" chart:style-name="G0S0">
            <chart:domain table:cell-range-address="entropy_output_fortran.$A$3:.$A$102"/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78.2261417322835pt" svg:width="732.2579527559055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entropy_output_fortran.$K$3:.$K$102" chart:class="chart:scatter" chart:attached-axis="primary-y" chart:style-name="G0S0">
            <chart:domain table:cell-range-address="entropy_output_fortran.$G$3:.$G$102"/>
            <chart:data-point chart:repeated="1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63.7503937007874pt" svg:width="676.49968503937pt" chart:style-name="Crt0">
        <chart:title chart:style-name="CT00">
          <text:p text:style-name="a0" text:class-names="" text:cond-style-name="">Chart Title</text:p>
        </chart:title>
        <chart:legend chart:legend-position="end" chart:legend-align="center" chart:style-name="Lgnd"/>
        <chart:plot-area svg:x="41.47338582677165pt" svg:y="14.04448818897638pt" svg:width="611.7107086614173pt" svg:height="245.6829921259842pt" chart:style-name="Plt0">
          <chart:axis chart:dimension="y" chart:name="primary-y" chart:style-name="Axs0">
            <chart:title chart:style-name="AT00">
              <text:p text:style-name="a1" text:class-names="" text:cond-style-name="">Axis Titl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xis Title</text:p>
            </chart:title>
            <chart:grid chart:class="major" chart:style-name="GMa1"/>
          </chart:axis>
          <chart:series chart:values-cell-range-address="Sheet1.$I$9:.$I$108" chart:class="chart:scatter" chart:attached-axis="primary-y" chart:style-name="G0S0">
            <chart:domain table:cell-range-address="Sheet1.$H$9:.$H$108"/>
            <chart:data-point chart:repeated="100"/>
          </chart:series>
          <chart:series chart:values-cell-range-address="Sheet1.$K$9:.$K$108" chart:class="chart:scatter" chart:attached-axis="primary-y" chart:style-name="G0S1">
            <chart:domain table:cell-range-address="Sheet1.$J$9:.$J$108"/>
            <chart:data-point chart:repeated="100"/>
          </chart:series>
          <chart:series chart:values-cell-range-address="Sheet1.$M$9:.$M$108" chart:class="chart:scatter" chart:attached-axis="primary-y" chart:style-name="G0S2">
            <chart:domain table:cell-range-address="Sheet1.$L$9:.$L$108"/>
            <chart:data-point chart:repeated="100"/>
          </chart:series>
          <chart:series chart:values-cell-range-address="Sheet1.$O$9:.$O$106" chart:class="chart:scatter" chart:attached-axis="primary-y" chart:style-name="G0S3">
            <chart:domain table:cell-range-address="Sheet1.$N$9:.$N$106"/>
            <chart:data-point chart:repeated="9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